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0.463cm" svg:y="0.744cm">
            <draw:object draw:notify-on-update-of-ranges="Sheet1.A2:Sheet1.A33 Sheet1.B2:Sheet1.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20.404cm" svg:y="0.823cm">
            <draw:object draw:notify-on-update-of-ranges="Sheet1.A2:Sheet1.A33 Sheet1.C2:Sheet1.C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12.087cm" svg:y="10.094cm">
            <draw:object draw:notify-on-update-of-ranges="Sheet1.A2:Sheet1.A33 Sheet1.B2:Sheet1.B33 Sheet1.A2:Sheet1.A33 Sheet1.C2:Sheet1.C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real</text:p>
          </table:table-cell>
          <table:table-cell table:style-name="Default" office:value-type="string" calcext:value-type="string">
            <text:p>imaginar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48" calcext:value-type="float">
            <text:p>-0.00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9997564952" calcext:value-type="float">
            <text:p>15.9997564952</text:p>
          </table:table-cell>
          <table:table-cell office:value-type="float" office:value="0.0000098033" calcext:value-type="float">
            <text:p>9.8033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00356892" calcext:value-type="float">
            <text:p>-3.56892E-05</text:p>
          </table:table-cell>
          <table:table-cell office:value-type="float" office:value="-0.0000053071" calcext:value-type="float">
            <text:p>-5.3071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000558793" calcext:value-type="float">
            <text:p>-5.58793E-05</text:p>
          </table:table-cell>
          <table:table-cell office:value-type="float" office:value="0.000022039" calcext:value-type="float">
            <text:p>2.2039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000274239" calcext:value-type="float">
            <text:p>-2.74239E-05</text:p>
          </table:table-cell>
          <table:table-cell office:value-type="float" office:value="-0.0000106145" calcext:value-type="float">
            <text:p>-1.06145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01539133" calcext:value-type="float">
            <text:p>-0.0001539133</text:p>
          </table:table-cell>
          <table:table-cell office:value-type="float" office:value="-0.0000432696" calcext:value-type="float">
            <text:p>-4.32696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000245922" calcext:value-type="float">
            <text:p>-2.45922E-05</text:p>
          </table:table-cell>
          <table:table-cell office:value-type="float" office:value="-0.0000159212" calcext:value-type="float">
            <text:p>-1.59212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000717304" calcext:value-type="float">
            <text:p>-7.17304E-05</text:p>
          </table:table-cell>
          <table:table-cell office:value-type="float" office:value="0.0000114241" calcext:value-type="float">
            <text:p>1.14241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000216424" calcext:value-type="float">
            <text:p>-2.16424E-05</text:p>
          </table:table-cell>
          <table:table-cell office:value-type="float" office:value="-0.0000212289" calcext:value-type="float">
            <text:p>-2.12289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78664" calcext:value-type="float">
            <text:p>1.78664E-05</text:p>
          </table:table-cell>
          <table:table-cell office:value-type="float" office:value="-0.0000538812" calcext:value-type="float">
            <text:p>-5.38812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000179787" calcext:value-type="float">
            <text:p>-1.79787E-05</text:p>
          </table:table-cell>
          <table:table-cell office:value-type="float" office:value="-0.0000265352" calcext:value-type="float">
            <text:p>-2.65352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138024" calcext:value-type="float">
            <text:p>1.38024E-05</text:p>
          </table:table-cell>
          <table:table-cell office:value-type="float" office:value="0.0000008118" calcext:value-type="float">
            <text:p>8.118E-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000133379" calcext:value-type="float">
            <text:p>-1.33379E-05</text:p>
          </table:table-cell>
          <table:table-cell office:value-type="float" office:value="-0.000031843" calcext:value-type="float">
            <text:p>-3.1843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142112" calcext:value-type="float">
            <text:p>1.42112E-05</text:p>
          </table:table-cell>
          <table:table-cell office:value-type="float" office:value="-0.0000644951" calcext:value-type="float">
            <text:p>-6.44951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000074612" calcext:value-type="float">
            <text:p>-7.4612E-06</text:p>
          </table:table-cell>
          <table:table-cell office:value-type="float" office:value="-0.0000371489" calcext:value-type="float">
            <text:p>-3.71489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034861" calcext:value-type="float">
            <text:p>0.0001034861</text:p>
          </table:table-cell>
          <table:table-cell office:value-type="float" office:value="-0.0000097985" calcext:value-type="float">
            <text:p>-9.7985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0017" calcext:value-type="float">
            <text:p>1.7E-09</text:p>
          </table:table-cell>
          <table:table-cell office:value-type="float" office:value="-0.0000424568" calcext:value-type="float">
            <text:p>-4.24568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19328" calcext:value-type="float">
            <text:p>0.0001119328</text:p>
          </table:table-cell>
          <table:table-cell office:value-type="float" office:value="-0.0000751046" calcext:value-type="float">
            <text:p>-7.51046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95969" calcext:value-type="float">
            <text:p>9.5969E-06</text:p>
          </table:table-cell>
          <table:table-cell office:value-type="float" office:value="-0.000047762" calcext:value-type="float">
            <text:p>-4.7762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402388" calcext:value-type="float">
            <text:p>4.02388E-05</text:p>
          </table:table-cell>
          <table:table-cell office:value-type="float" office:value="-0.0000204147" calcext:value-type="float">
            <text:p>-2.04147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222342" calcext:value-type="float">
            <text:p>2.22342E-05</text:p>
          </table:table-cell>
          <table:table-cell office:value-type="float" office:value="-0.0000530698" calcext:value-type="float">
            <text:p>-5.30698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597594" calcext:value-type="float">
            <text:p>5.97594E-05</text:p>
          </table:table-cell>
          <table:table-cell office:value-type="float" office:value="-0.0000857204" calcext:value-type="float">
            <text:p>-8.57204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395579" calcext:value-type="float">
            <text:p>3.95579E-05</text:p>
          </table:table-cell>
          <table:table-cell office:value-type="float" office:value="-0.000058374" calcext:value-type="float">
            <text:p>-5.8374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886883" calcext:value-type="float">
            <text:p>8.86883E-05</text:p>
          </table:table-cell>
          <table:table-cell office:value-type="float" office:value="-0.0000310253" calcext:value-type="float">
            <text:p>-3.10253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649321" calcext:value-type="float">
            <text:p>6.49321E-05</text:p>
          </table:table-cell>
          <table:table-cell office:value-type="float" office:value="-0.0000636811" calcext:value-type="float">
            <text:p>-6.36811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342688" calcext:value-type="float">
            <text:p>3.42688E-05</text:p>
          </table:table-cell>
          <table:table-cell office:value-type="float" office:value="-0.0000963355" calcext:value-type="float">
            <text:p>-9.63355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1065712" calcext:value-type="float">
            <text:p>0.0001065712</text:p>
          </table:table-cell>
          <table:table-cell office:value-type="float" office:value="-0.0000689829" calcext:value-type="float">
            <text:p>-6.89829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121261" calcext:value-type="float">
            <text:p>1.21261E-05</text:p>
          </table:table-cell>
          <table:table-cell office:value-type="float" office:value="-0.0000416439" calcext:value-type="float">
            <text:p>-4.16439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1919717" calcext:value-type="float">
            <text:p>0.0001919717</text:p>
          </table:table-cell>
          <table:table-cell office:value-type="float" office:value="-0.0000742851" calcext:value-type="float">
            <text:p>-7.42851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2600676" calcext:value-type="float">
            <text:p>0.0002600676</text:p>
          </table:table-cell>
          <table:table-cell office:value-type="float" office:value="-0.0001069318" calcext:value-type="float">
            <text:p>-0.00010693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535333" calcext:value-type="float">
            <text:p>0.000535333</text:p>
          </table:table-cell>
          <table:table-cell office:value-type="float" office:value="-0.0000795615" calcext:value-type="float">
            <text:p>-7.95615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9999698568" calcext:value-type="float">
            <text:p>15.9999698568</text:p>
          </table:table-cell>
          <table:table-cell office:value-type="float" office:value="0.0012639192" calcext:value-type="float">
            <text:p>0.0012639192</text:p>
          </table:table-cell>
        </table:table-row>
        <table:table-row table:style-name="ro1">
          <table:table-cell/>
          <table:table-cell table:style-name="ce2" table:number-columns-repeated="2"/>
        </table:table-row>
      </table:table>
      <table:table table:name="Sheet2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Obteniendo los dataset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k/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2*PI()*[.$B$2]*62.5*([.$A3]/2000))" office:value-type="float" office:value="1" calcext:value-type="float">
            <text:p>1</text:p>
          </table:table-cell>
          <table:table-cell table:formula="of:=COS(2*PI()*[.$C$2]*62.5*([.$A3]/2000))" office:value-type="float" office:value="1" calcext:value-type="float">
            <text:p>1</text:p>
          </table:table-cell>
          <table:table-cell table:formula="of:=COS(2*PI()*[.$D$2]*62.5*([.$A3]/2000))" office:value-type="float" office:value="1" calcext:value-type="float">
            <text:p>1</text:p>
          </table:table-cell>
          <table:table-cell table:formula="of:=COS(2*PI()*[.$E$2]*62.5*([.$A3]/2000))" office:value-type="float" office:value="1" calcext:value-type="float">
            <text:p>1</text:p>
          </table:table-cell>
          <table:table-cell table:formula="of:=COS(2*PI()*[.$F$2]*62.5*([.$A3]/2000))" office:value-type="float" office:value="1" calcext:value-type="float">
            <text:p>1</text:p>
          </table:table-cell>
          <table:table-cell table:formula="of:=COS(2*PI()*[.$G$2]*62.5*([.$A3]/2000))" office:value-type="float" office:value="1" calcext:value-type="float">
            <text:p>1</text:p>
          </table:table-cell>
          <table:table-cell table:formula="of:=COS(2*PI()*[.$H$2]*62.5*([.$A3]/2000))" office:value-type="float" office:value="1" calcext:value-type="float">
            <text:p>1</text:p>
          </table:table-cell>
          <table:table-cell table:formula="of:=COS(2*PI()*[.$I$2]*62.5*([.$A3]/2000))" office:value-type="float" office:value="1" calcext:value-type="float">
            <text:p>1</text:p>
          </table:table-cell>
          <table:table-cell table:formula="of:=COS(2*PI()*[.$J$2]*62.5*([.$A3]/2000))" office:value-type="float" office:value="1" calcext:value-type="float">
            <text:p>1</text:p>
          </table:table-cell>
          <table:table-cell table:formula="of:=COS(2*PI()*[.$K$2]*62.5*([.$A3]/2000))" office:value-type="float" office:value="1" calcext:value-type="float">
            <text:p>1</text:p>
          </table:table-cell>
          <table:table-cell table:formula="of:=COS(2*PI()*[.$L$2]*62.5*([.$A3]/2000))" office:value-type="float" office:value="1" calcext:value-type="float">
            <text:p>1</text:p>
          </table:table-cell>
          <table:table-cell table:formula="of:=COS(2*PI()*[.$M$2]*62.5*([.$A3]/2000))" office:value-type="float" office:value="1" calcext:value-type="float">
            <text:p>1</text:p>
          </table:table-cell>
          <table:table-cell table:formula="of:=COS(2*PI()*[.$N$2]*62.5*([.$A3]/2000))" office:value-type="float" office:value="1" calcext:value-type="float">
            <text:p>1</text:p>
          </table:table-cell>
          <table:table-cell table:formula="of:=COS(2*PI()*[.$O$2]*62.5*([.$A3]/2000))" office:value-type="float" office:value="1" calcext:value-type="float">
            <text:p>1</text:p>
          </table:table-cell>
          <table:table-cell table:formula="of:=COS(2*PI()*[.$P$2]*62.5*([.$A3]/2000))" office:value-type="float" office:value="1" calcext:value-type="float">
            <text:p>1</text:p>
          </table:table-cell>
          <table:table-cell table:formula="of:=COS(2*PI()*[.$Q$2]*62.5*([.$A3]/2000))" office:value-type="float" office:value="1" calcext:value-type="float">
            <text:p>1</text:p>
          </table:table-cell>
          <table:table-cell table:formula="of:=COS(2*PI()*[.$R$2]*62.5*([.$A3]/2000))" office:value-type="float" office:value="1" calcext:value-type="float">
            <text:p>1</text:p>
          </table:table-cell>
          <table:table-cell table:formula="of:=COS(2*PI()*[.$S$2]*62.5*([.$A3]/2000))" office:value-type="float" office:value="1" calcext:value-type="float">
            <text:p>1</text:p>
          </table:table-cell>
          <table:table-cell table:formula="of:=COS(2*PI()*[.$T$2]*62.5*([.$A3]/2000))" office:value-type="float" office:value="1" calcext:value-type="float">
            <text:p>1</text:p>
          </table:table-cell>
          <table:table-cell table:formula="of:=COS(2*PI()*[.$U$2]*62.5*([.$A3]/2000))" office:value-type="float" office:value="1" calcext:value-type="float">
            <text:p>1</text:p>
          </table:table-cell>
          <table:table-cell table:formula="of:=COS(2*PI()*[.$V$2]*62.5*([.$A3]/2000))" office:value-type="float" office:value="1" calcext:value-type="float">
            <text:p>1</text:p>
          </table:table-cell>
          <table:table-cell table:formula="of:=COS(2*PI()*[.$W$2]*62.5*([.$A3]/2000))" office:value-type="float" office:value="1" calcext:value-type="float">
            <text:p>1</text:p>
          </table:table-cell>
          <table:table-cell table:formula="of:=COS(2*PI()*[.$X$2]*62.5*([.$A3]/2000))" office:value-type="float" office:value="1" calcext:value-type="float">
            <text:p>1</text:p>
          </table:table-cell>
          <table:table-cell table:formula="of:=COS(2*PI()*[.$Y$2]*62.5*([.$A3]/2000))" office:value-type="float" office:value="1" calcext:value-type="float">
            <text:p>1</text:p>
          </table:table-cell>
          <table:table-cell table:formula="of:=COS(2*PI()*[.$Z$2]*62.5*([.$A3]/2000))" office:value-type="float" office:value="1" calcext:value-type="float">
            <text:p>1</text:p>
          </table:table-cell>
          <table:table-cell table:formula="of:=COS(2*PI()*[.$AA$2]*62.5*([.$A3]/2000))" office:value-type="float" office:value="1" calcext:value-type="float">
            <text:p>1</text:p>
          </table:table-cell>
          <table:table-cell table:formula="of:=COS(2*PI()*[.$AB$2]*62.5*([.$A3]/2000))" office:value-type="float" office:value="1" calcext:value-type="float">
            <text:p>1</text:p>
          </table:table-cell>
          <table:table-cell table:formula="of:=COS(2*PI()*[.$AC$2]*62.5*([.$A3]/2000))" office:value-type="float" office:value="1" calcext:value-type="float">
            <text:p>1</text:p>
          </table:table-cell>
          <table:table-cell table:formula="of:=COS(2*PI()*[.$AD$2]*62.5*([.$A3]/2000))" office:value-type="float" office:value="1" calcext:value-type="float">
            <text:p>1</text:p>
          </table:table-cell>
          <table:table-cell table:formula="of:=COS(2*PI()*[.$AE$2]*62.5*([.$A3]/2000))" office:value-type="float" office:value="1" calcext:value-type="float">
            <text:p>1</text:p>
          </table:table-cell>
          <table:table-cell table:formula="of:=COS(2*PI()*[.$AF$2]*62.5*([.$A3]/2000))" office:value-type="float" office:value="1" calcext:value-type="float">
            <text:p>1</text:p>
          </table:table-cell>
          <table:table-cell table:formula="of:=COS(2*PI()*[.$AG$2]*62.5*([.$A3]/2000))" office:value-type="float" office:value="1" calcext:value-type="float">
            <text:p>1</text:p>
          </table:table-cell>
          <table:table-cell table:formula="of:=COS(2*PI()*[.$AH$2]*62.5*([.$A3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2*PI()*[.$B$2]*62.5*([.$A4]/2000))" office:value-type="float" office:value="1" calcext:value-type="float">
            <text:p>1</text:p>
          </table:table-cell>
          <table:table-cell table:formula="of:=COS(2*PI()*[.$C$2]*62.5*([.$A4]/2000))" office:value-type="float" office:value="0.98078528040323" calcext:value-type="float">
            <text:p>0.98078528040323</text:p>
          </table:table-cell>
          <table:table-cell table:formula="of:=COS(2*PI()*[.$D$2]*62.5*([.$A4]/2000))" office:value-type="float" office:value="0.923879532511287" calcext:value-type="float">
            <text:p>0.923879532511287</text:p>
          </table:table-cell>
          <table:table-cell table:formula="of:=COS(2*PI()*[.$E$2]*62.5*([.$A4]/2000))" office:value-type="float" office:value="0.831469612302545" calcext:value-type="float">
            <text:p>0.831469612302545</text:p>
          </table:table-cell>
          <table:table-cell table:formula="of:=COS(2*PI()*[.$F$2]*62.5*([.$A4]/2000))" office:value-type="float" office:value="0.707106781186548" calcext:value-type="float">
            <text:p>0.707106781186548</text:p>
          </table:table-cell>
          <table:table-cell table:formula="of:=COS(2*PI()*[.$G$2]*62.5*([.$A4]/2000))" office:value-type="float" office:value="0.555570233019602" calcext:value-type="float">
            <text:p>0.555570233019602</text:p>
          </table:table-cell>
          <table:table-cell table:formula="of:=COS(2*PI()*[.$H$2]*62.5*([.$A4]/2000))" office:value-type="float" office:value="0.38268343236509" calcext:value-type="float">
            <text:p>0.38268343236509</text:p>
          </table:table-cell>
          <table:table-cell table:formula="of:=COS(2*PI()*[.$I$2]*62.5*([.$A4]/2000))" office:value-type="float" office:value="0.195090322016128" calcext:value-type="float">
            <text:p>0.195090322016128</text:p>
          </table:table-cell>
          <table:table-cell table:formula="of:=COS(2*PI()*[.$J$2]*62.5*([.$A4]/2000))" office:value-type="float" office:value="6.12323399573677E-017" calcext:value-type="float">
            <text:p>6.12323399573677E-17</text:p>
          </table:table-cell>
          <table:table-cell table:formula="of:=COS(2*PI()*[.$K$2]*62.5*([.$A4]/2000))" office:value-type="float" office:value="-0.195090322016128" calcext:value-type="float">
            <text:p>-0.195090322016128</text:p>
          </table:table-cell>
          <table:table-cell table:formula="of:=COS(2*PI()*[.$L$2]*62.5*([.$A4]/2000))" office:value-type="float" office:value="-0.38268343236509" calcext:value-type="float">
            <text:p>-0.38268343236509</text:p>
          </table:table-cell>
          <table:table-cell table:formula="of:=COS(2*PI()*[.$M$2]*62.5*([.$A4]/2000))" office:value-type="float" office:value="-0.555570233019602" calcext:value-type="float">
            <text:p>-0.555570233019602</text:p>
          </table:table-cell>
          <table:table-cell table:formula="of:=COS(2*PI()*[.$N$2]*62.5*([.$A4]/2000))" office:value-type="float" office:value="-0.707106781186547" calcext:value-type="float">
            <text:p>-0.707106781186547</text:p>
          </table:table-cell>
          <table:table-cell table:formula="of:=COS(2*PI()*[.$O$2]*62.5*([.$A4]/2000))" office:value-type="float" office:value="-0.831469612302545" calcext:value-type="float">
            <text:p>-0.831469612302545</text:p>
          </table:table-cell>
          <table:table-cell table:formula="of:=COS(2*PI()*[.$P$2]*62.5*([.$A4]/2000))" office:value-type="float" office:value="-0.923879532511287" calcext:value-type="float">
            <text:p>-0.923879532511287</text:p>
          </table:table-cell>
          <table:table-cell table:formula="of:=COS(2*PI()*[.$Q$2]*62.5*([.$A4]/2000))" office:value-type="float" office:value="-0.98078528040323" calcext:value-type="float">
            <text:p>-0.98078528040323</text:p>
          </table:table-cell>
          <table:table-cell table:formula="of:=COS(2*PI()*[.$R$2]*62.5*([.$A4]/2000))" office:value-type="float" office:value="-1" calcext:value-type="float">
            <text:p>-1</text:p>
          </table:table-cell>
          <table:table-cell table:formula="of:=COS(2*PI()*[.$S$2]*62.5*([.$A4]/2000))" office:value-type="float" office:value="-0.98078528040323" calcext:value-type="float">
            <text:p>-0.98078528040323</text:p>
          </table:table-cell>
          <table:table-cell table:formula="of:=COS(2*PI()*[.$T$2]*62.5*([.$A4]/2000))" office:value-type="float" office:value="-0.923879532511287" calcext:value-type="float">
            <text:p>-0.923879532511287</text:p>
          </table:table-cell>
          <table:table-cell table:formula="of:=COS(2*PI()*[.$U$2]*62.5*([.$A4]/2000))" office:value-type="float" office:value="-0.831469612302545" calcext:value-type="float">
            <text:p>-0.831469612302545</text:p>
          </table:table-cell>
          <table:table-cell table:formula="of:=COS(2*PI()*[.$V$2]*62.5*([.$A4]/2000))" office:value-type="float" office:value="-0.707106781186548" calcext:value-type="float">
            <text:p>-0.707106781186548</text:p>
          </table:table-cell>
          <table:table-cell table:formula="of:=COS(2*PI()*[.$W$2]*62.5*([.$A4]/2000))" office:value-type="float" office:value="-0.555570233019602" calcext:value-type="float">
            <text:p>-0.555570233019602</text:p>
          </table:table-cell>
          <table:table-cell table:formula="of:=COS(2*PI()*[.$X$2]*62.5*([.$A4]/2000))" office:value-type="float" office:value="-0.38268343236509" calcext:value-type="float">
            <text:p>-0.38268343236509</text:p>
          </table:table-cell>
          <table:table-cell table:formula="of:=COS(2*PI()*[.$Y$2]*62.5*([.$A4]/2000))" office:value-type="float" office:value="-0.195090322016128" calcext:value-type="float">
            <text:p>-0.195090322016128</text:p>
          </table:table-cell>
          <table:table-cell table:formula="of:=COS(2*PI()*[.$Z$2]*62.5*([.$A4]/2000))" office:value-type="float" office:value="-1.83697019872103E-016" calcext:value-type="float">
            <text:p>-1.83697019872103E-16</text:p>
          </table:table-cell>
          <table:table-cell table:formula="of:=COS(2*PI()*[.$AA$2]*62.5*([.$A4]/2000))" office:value-type="float" office:value="0.195090322016129" calcext:value-type="float">
            <text:p>0.195090322016129</text:p>
          </table:table-cell>
          <table:table-cell table:formula="of:=COS(2*PI()*[.$AB$2]*62.5*([.$A4]/2000))" office:value-type="float" office:value="0.38268343236509" calcext:value-type="float">
            <text:p>0.38268343236509</text:p>
          </table:table-cell>
          <table:table-cell table:formula="of:=COS(2*PI()*[.$AC$2]*62.5*([.$A4]/2000))" office:value-type="float" office:value="0.555570233019602" calcext:value-type="float">
            <text:p>0.555570233019602</text:p>
          </table:table-cell>
          <table:table-cell table:formula="of:=COS(2*PI()*[.$AD$2]*62.5*([.$A4]/2000))" office:value-type="float" office:value="0.707106781186547" calcext:value-type="float">
            <text:p>0.707106781186547</text:p>
          </table:table-cell>
          <table:table-cell table:formula="of:=COS(2*PI()*[.$AE$2]*62.5*([.$A4]/2000))" office:value-type="float" office:value="0.831469612302545" calcext:value-type="float">
            <text:p>0.831469612302545</text:p>
          </table:table-cell>
          <table:table-cell table:formula="of:=COS(2*PI()*[.$AF$2]*62.5*([.$A4]/2000))" office:value-type="float" office:value="0.923879532511286" calcext:value-type="float">
            <text:p>0.923879532511286</text:p>
          </table:table-cell>
          <table:table-cell table:formula="of:=COS(2*PI()*[.$AG$2]*62.5*([.$A4]/2000))" office:value-type="float" office:value="0.98078528040323" calcext:value-type="float">
            <text:p>0.98078528040323</text:p>
          </table:table-cell>
          <table:table-cell table:formula="of:=COS(2*PI()*[.$AH$2]*62.5*([.$A4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2*PI()*[.$B$2]*62.5*([.$A5]/2000))" office:value-type="float" office:value="1" calcext:value-type="float">
            <text:p>1</text:p>
          </table:table-cell>
          <table:table-cell table:formula="of:=COS(2*PI()*[.$C$2]*62.5*([.$A5]/2000))" office:value-type="float" office:value="0.923879532511287" calcext:value-type="float">
            <text:p>0.923879532511287</text:p>
          </table:table-cell>
          <table:table-cell table:formula="of:=COS(2*PI()*[.$D$2]*62.5*([.$A5]/2000))" office:value-type="float" office:value="0.707106781186548" calcext:value-type="float">
            <text:p>0.707106781186548</text:p>
          </table:table-cell>
          <table:table-cell table:formula="of:=COS(2*PI()*[.$E$2]*62.5*([.$A5]/2000))" office:value-type="float" office:value="0.38268343236509" calcext:value-type="float">
            <text:p>0.38268343236509</text:p>
          </table:table-cell>
          <table:table-cell table:formula="of:=COS(2*PI()*[.$F$2]*62.5*([.$A5]/2000))" office:value-type="float" office:value="6.12323399573677E-017" calcext:value-type="float">
            <text:p>6.12323399573677E-17</text:p>
          </table:table-cell>
          <table:table-cell table:formula="of:=COS(2*PI()*[.$G$2]*62.5*([.$A5]/2000))" office:value-type="float" office:value="-0.38268343236509" calcext:value-type="float">
            <text:p>-0.38268343236509</text:p>
          </table:table-cell>
          <table:table-cell table:formula="of:=COS(2*PI()*[.$H$2]*62.5*([.$A5]/2000))" office:value-type="float" office:value="-0.707106781186547" calcext:value-type="float">
            <text:p>-0.707106781186547</text:p>
          </table:table-cell>
          <table:table-cell table:formula="of:=COS(2*PI()*[.$I$2]*62.5*([.$A5]/2000))" office:value-type="float" office:value="-0.923879532511287" calcext:value-type="float">
            <text:p>-0.923879532511287</text:p>
          </table:table-cell>
          <table:table-cell table:formula="of:=COS(2*PI()*[.$J$2]*62.5*([.$A5]/2000))" office:value-type="float" office:value="-1" calcext:value-type="float">
            <text:p>-1</text:p>
          </table:table-cell>
          <table:table-cell table:formula="of:=COS(2*PI()*[.$K$2]*62.5*([.$A5]/2000))" office:value-type="float" office:value="-0.923879532511287" calcext:value-type="float">
            <text:p>-0.923879532511287</text:p>
          </table:table-cell>
          <table:table-cell table:formula="of:=COS(2*PI()*[.$L$2]*62.5*([.$A5]/2000))" office:value-type="float" office:value="-0.707106781186548" calcext:value-type="float">
            <text:p>-0.707106781186548</text:p>
          </table:table-cell>
          <table:table-cell table:formula="of:=COS(2*PI()*[.$M$2]*62.5*([.$A5]/2000))" office:value-type="float" office:value="-0.38268343236509" calcext:value-type="float">
            <text:p>-0.38268343236509</text:p>
          </table:table-cell>
          <table:table-cell table:formula="of:=COS(2*PI()*[.$N$2]*62.5*([.$A5]/2000))" office:value-type="float" office:value="-1.83697019872103E-016" calcext:value-type="float">
            <text:p>-1.83697019872103E-16</text:p>
          </table:table-cell>
          <table:table-cell table:formula="of:=COS(2*PI()*[.$O$2]*62.5*([.$A5]/2000))" office:value-type="float" office:value="0.38268343236509" calcext:value-type="float">
            <text:p>0.38268343236509</text:p>
          </table:table-cell>
          <table:table-cell table:formula="of:=COS(2*PI()*[.$P$2]*62.5*([.$A5]/2000))" office:value-type="float" office:value="0.707106781186547" calcext:value-type="float">
            <text:p>0.707106781186547</text:p>
          </table:table-cell>
          <table:table-cell table:formula="of:=COS(2*PI()*[.$Q$2]*62.5*([.$A5]/2000))" office:value-type="float" office:value="0.923879532511286" calcext:value-type="float">
            <text:p>0.923879532511286</text:p>
          </table:table-cell>
          <table:table-cell table:formula="of:=COS(2*PI()*[.$R$2]*62.5*([.$A5]/2000))" office:value-type="float" office:value="1" calcext:value-type="float">
            <text:p>1</text:p>
          </table:table-cell>
          <table:table-cell table:formula="of:=COS(2*PI()*[.$S$2]*62.5*([.$A5]/2000))" office:value-type="float" office:value="0.923879532511286" calcext:value-type="float">
            <text:p>0.923879532511286</text:p>
          </table:table-cell>
          <table:table-cell table:formula="of:=COS(2*PI()*[.$T$2]*62.5*([.$A5]/2000))" office:value-type="float" office:value="0.707106781186547" calcext:value-type="float">
            <text:p>0.707106781186547</text:p>
          </table:table-cell>
          <table:table-cell table:formula="of:=COS(2*PI()*[.$U$2]*62.5*([.$A5]/2000))" office:value-type="float" office:value="0.38268343236509" calcext:value-type="float">
            <text:p>0.38268343236509</text:p>
          </table:table-cell>
          <table:table-cell table:formula="of:=COS(2*PI()*[.$V$2]*62.5*([.$A5]/2000))" office:value-type="float" office:value="3.06161699786838E-016" calcext:value-type="float">
            <text:p>3.06161699786838E-16</text:p>
          </table:table-cell>
          <table:table-cell table:formula="of:=COS(2*PI()*[.$W$2]*62.5*([.$A5]/2000))" office:value-type="float" office:value="-0.38268343236509" calcext:value-type="float">
            <text:p>-0.38268343236509</text:p>
          </table:table-cell>
          <table:table-cell table:formula="of:=COS(2*PI()*[.$X$2]*62.5*([.$A5]/2000))" office:value-type="float" office:value="-0.707106781186547" calcext:value-type="float">
            <text:p>-0.707106781186547</text:p>
          </table:table-cell>
          <table:table-cell table:formula="of:=COS(2*PI()*[.$Y$2]*62.5*([.$A5]/2000))" office:value-type="float" office:value="-0.923879532511287" calcext:value-type="float">
            <text:p>-0.923879532511287</text:p>
          </table:table-cell>
          <table:table-cell table:formula="of:=COS(2*PI()*[.$Z$2]*62.5*([.$A5]/2000))" office:value-type="float" office:value="-1" calcext:value-type="float">
            <text:p>-1</text:p>
          </table:table-cell>
          <table:table-cell table:formula="of:=COS(2*PI()*[.$AA$2]*62.5*([.$A5]/2000))" office:value-type="float" office:value="-0.923879532511286" calcext:value-type="float">
            <text:p>-0.923879532511286</text:p>
          </table:table-cell>
          <table:table-cell table:formula="of:=COS(2*PI()*[.$AB$2]*62.5*([.$A5]/2000))" office:value-type="float" office:value="-0.707106781186547" calcext:value-type="float">
            <text:p>-0.707106781186547</text:p>
          </table:table-cell>
          <table:table-cell table:formula="of:=COS(2*PI()*[.$AC$2]*62.5*([.$A5]/2000))" office:value-type="float" office:value="-0.382683432365091" calcext:value-type="float">
            <text:p>-0.382683432365091</text:p>
          </table:table-cell>
          <table:table-cell table:formula="of:=COS(2*PI()*[.$AD$2]*62.5*([.$A5]/2000))" office:value-type="float" office:value="-4.28626379701574E-016" calcext:value-type="float">
            <text:p>-4.28626379701574E-16</text:p>
          </table:table-cell>
          <table:table-cell table:formula="of:=COS(2*PI()*[.$AE$2]*62.5*([.$A5]/2000))" office:value-type="float" office:value="0.38268343236509" calcext:value-type="float">
            <text:p>0.38268343236509</text:p>
          </table:table-cell>
          <table:table-cell table:formula="of:=COS(2*PI()*[.$AF$2]*62.5*([.$A5]/2000))" office:value-type="float" office:value="0.707106781186547" calcext:value-type="float">
            <text:p>0.707106781186547</text:p>
          </table:table-cell>
          <table:table-cell table:formula="of:=COS(2*PI()*[.$AG$2]*62.5*([.$A5]/2000))" office:value-type="float" office:value="0.923879532511286" calcext:value-type="float">
            <text:p>0.923879532511286</text:p>
          </table:table-cell>
          <table:table-cell table:formula="of:=COS(2*PI()*[.$AH$2]*62.5*([.$A5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2*PI()*[.$B$2]*62.5*([.$A6]/2000))" office:value-type="float" office:value="1" calcext:value-type="float">
            <text:p>1</text:p>
          </table:table-cell>
          <table:table-cell table:formula="of:=COS(2*PI()*[.$C$2]*62.5*([.$A6]/2000))" office:value-type="float" office:value="0.831469612302545" calcext:value-type="float">
            <text:p>0.831469612302545</text:p>
          </table:table-cell>
          <table:table-cell table:formula="of:=COS(2*PI()*[.$D$2]*62.5*([.$A6]/2000))" office:value-type="float" office:value="0.38268343236509" calcext:value-type="float">
            <text:p>0.38268343236509</text:p>
          </table:table-cell>
          <table:table-cell table:formula="of:=COS(2*PI()*[.$E$2]*62.5*([.$A6]/2000))" office:value-type="float" office:value="-0.195090322016128" calcext:value-type="float">
            <text:p>-0.195090322016128</text:p>
          </table:table-cell>
          <table:table-cell table:formula="of:=COS(2*PI()*[.$F$2]*62.5*([.$A6]/2000))" office:value-type="float" office:value="-0.707106781186547" calcext:value-type="float">
            <text:p>-0.707106781186547</text:p>
          </table:table-cell>
          <table:table-cell table:formula="of:=COS(2*PI()*[.$G$2]*62.5*([.$A6]/2000))" office:value-type="float" office:value="-0.98078528040323" calcext:value-type="float">
            <text:p>-0.98078528040323</text:p>
          </table:table-cell>
          <table:table-cell table:formula="of:=COS(2*PI()*[.$H$2]*62.5*([.$A6]/2000))" office:value-type="float" office:value="-0.923879532511287" calcext:value-type="float">
            <text:p>-0.923879532511287</text:p>
          </table:table-cell>
          <table:table-cell table:formula="of:=COS(2*PI()*[.$I$2]*62.5*([.$A6]/2000))" office:value-type="float" office:value="-0.555570233019602" calcext:value-type="float">
            <text:p>-0.555570233019602</text:p>
          </table:table-cell>
          <table:table-cell table:formula="of:=COS(2*PI()*[.$J$2]*62.5*([.$A6]/2000))" office:value-type="float" office:value="-1.83697019872103E-016" calcext:value-type="float">
            <text:p>-1.83697019872103E-16</text:p>
          </table:table-cell>
          <table:table-cell table:formula="of:=COS(2*PI()*[.$K$2]*62.5*([.$A6]/2000))" office:value-type="float" office:value="0.555570233019603" calcext:value-type="float">
            <text:p>0.555570233019603</text:p>
          </table:table-cell>
          <table:table-cell table:formula="of:=COS(2*PI()*[.$L$2]*62.5*([.$A6]/2000))" office:value-type="float" office:value="0.923879532511287" calcext:value-type="float">
            <text:p>0.923879532511287</text:p>
          </table:table-cell>
          <table:table-cell table:formula="of:=COS(2*PI()*[.$M$2]*62.5*([.$A6]/2000))" office:value-type="float" office:value="0.980785280403231" calcext:value-type="float">
            <text:p>0.980785280403231</text:p>
          </table:table-cell>
          <table:table-cell table:formula="of:=COS(2*PI()*[.$N$2]*62.5*([.$A6]/2000))" office:value-type="float" office:value="0.707106781186548" calcext:value-type="float">
            <text:p>0.707106781186548</text:p>
          </table:table-cell>
          <table:table-cell table:formula="of:=COS(2*PI()*[.$O$2]*62.5*([.$A6]/2000))" office:value-type="float" office:value="0.195090322016128" calcext:value-type="float">
            <text:p>0.195090322016128</text:p>
          </table:table-cell>
          <table:table-cell table:formula="of:=COS(2*PI()*[.$P$2]*62.5*([.$A6]/2000))" office:value-type="float" office:value="-0.38268343236509" calcext:value-type="float">
            <text:p>-0.38268343236509</text:p>
          </table:table-cell>
          <table:table-cell table:formula="of:=COS(2*PI()*[.$Q$2]*62.5*([.$A6]/2000))" office:value-type="float" office:value="-0.831469612302544" calcext:value-type="float">
            <text:p>-0.831469612302544</text:p>
          </table:table-cell>
          <table:table-cell table:formula="of:=COS(2*PI()*[.$R$2]*62.5*([.$A6]/2000))" office:value-type="float" office:value="-1" calcext:value-type="float">
            <text:p>-1</text:p>
          </table:table-cell>
          <table:table-cell table:formula="of:=COS(2*PI()*[.$S$2]*62.5*([.$A6]/2000))" office:value-type="float" office:value="-0.831469612302545" calcext:value-type="float">
            <text:p>-0.831469612302545</text:p>
          </table:table-cell>
          <table:table-cell table:formula="of:=COS(2*PI()*[.$T$2]*62.5*([.$A6]/2000))" office:value-type="float" office:value="-0.382683432365089" calcext:value-type="float">
            <text:p>-0.382683432365089</text:p>
          </table:table-cell>
          <table:table-cell table:formula="of:=COS(2*PI()*[.$U$2]*62.5*([.$A6]/2000))" office:value-type="float" office:value="0.195090322016127" calcext:value-type="float">
            <text:p>0.195090322016127</text:p>
          </table:table-cell>
          <table:table-cell table:formula="of:=COS(2*PI()*[.$V$2]*62.5*([.$A6]/2000))" office:value-type="float" office:value="0.707106781186548" calcext:value-type="float">
            <text:p>0.707106781186548</text:p>
          </table:table-cell>
          <table:table-cell table:formula="of:=COS(2*PI()*[.$W$2]*62.5*([.$A6]/2000))" office:value-type="float" office:value="0.98078528040323" calcext:value-type="float">
            <text:p>0.98078528040323</text:p>
          </table:table-cell>
          <table:table-cell table:formula="of:=COS(2*PI()*[.$X$2]*62.5*([.$A6]/2000))" office:value-type="float" office:value="0.923879532511287" calcext:value-type="float">
            <text:p>0.923879532511287</text:p>
          </table:table-cell>
          <table:table-cell table:formula="of:=COS(2*PI()*[.$Y$2]*62.5*([.$A6]/2000))" office:value-type="float" office:value="0.555570233019602" calcext:value-type="float">
            <text:p>0.555570233019602</text:p>
          </table:table-cell>
          <table:table-cell table:formula="of:=COS(2*PI()*[.$Z$2]*62.5*([.$A6]/2000))" office:value-type="float" office:value="5.51091059616309E-016" calcext:value-type="float">
            <text:p>5.51091059616309E-16</text:p>
          </table:table-cell>
          <table:table-cell table:formula="of:=COS(2*PI()*[.$AA$2]*62.5*([.$A6]/2000))" office:value-type="float" office:value="-0.555570233019603" calcext:value-type="float">
            <text:p>-0.555570233019603</text:p>
          </table:table-cell>
          <table:table-cell table:formula="of:=COS(2*PI()*[.$AB$2]*62.5*([.$A6]/2000))" office:value-type="float" office:value="-0.923879532511287" calcext:value-type="float">
            <text:p>-0.923879532511287</text:p>
          </table:table-cell>
          <table:table-cell table:formula="of:=COS(2*PI()*[.$AC$2]*62.5*([.$A6]/2000))" office:value-type="float" office:value="-0.98078528040323" calcext:value-type="float">
            <text:p>-0.98078528040323</text:p>
          </table:table-cell>
          <table:table-cell table:formula="of:=COS(2*PI()*[.$AD$2]*62.5*([.$A6]/2000))" office:value-type="float" office:value="-0.707106781186547" calcext:value-type="float">
            <text:p>-0.707106781186547</text:p>
          </table:table-cell>
          <table:table-cell table:formula="of:=COS(2*PI()*[.$AE$2]*62.5*([.$A6]/2000))" office:value-type="float" office:value="-0.195090322016127" calcext:value-type="float">
            <text:p>-0.195090322016127</text:p>
          </table:table-cell>
          <table:table-cell table:formula="of:=COS(2*PI()*[.$AF$2]*62.5*([.$A6]/2000))" office:value-type="float" office:value="0.382683432365086" calcext:value-type="float">
            <text:p>0.382683432365086</text:p>
          </table:table-cell>
          <table:table-cell table:formula="of:=COS(2*PI()*[.$AG$2]*62.5*([.$A6]/2000))" office:value-type="float" office:value="0.831469612302544" calcext:value-type="float">
            <text:p>0.831469612302544</text:p>
          </table:table-cell>
          <table:table-cell table:formula="of:=COS(2*PI()*[.$AH$2]*62.5*([.$A6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2*PI()*[.$B$2]*62.5*([.$A7]/2000))" office:value-type="float" office:value="1" calcext:value-type="float">
            <text:p>1</text:p>
          </table:table-cell>
          <table:table-cell table:formula="of:=COS(2*PI()*[.$C$2]*62.5*([.$A7]/2000))" office:value-type="float" office:value="0.707106781186548" calcext:value-type="float">
            <text:p>0.707106781186548</text:p>
          </table:table-cell>
          <table:table-cell table:formula="of:=COS(2*PI()*[.$D$2]*62.5*([.$A7]/2000))" office:value-type="float" office:value="6.12323399573677E-017" calcext:value-type="float">
            <text:p>6.12323399573677E-17</text:p>
          </table:table-cell>
          <table:table-cell table:formula="of:=COS(2*PI()*[.$E$2]*62.5*([.$A7]/2000))" office:value-type="float" office:value="-0.707106781186547" calcext:value-type="float">
            <text:p>-0.707106781186547</text:p>
          </table:table-cell>
          <table:table-cell table:formula="of:=COS(2*PI()*[.$F$2]*62.5*([.$A7]/2000))" office:value-type="float" office:value="-1" calcext:value-type="float">
            <text:p>-1</text:p>
          </table:table-cell>
          <table:table-cell table:formula="of:=COS(2*PI()*[.$G$2]*62.5*([.$A7]/2000))" office:value-type="float" office:value="-0.707106781186548" calcext:value-type="float">
            <text:p>-0.707106781186548</text:p>
          </table:table-cell>
          <table:table-cell table:formula="of:=COS(2*PI()*[.$H$2]*62.5*([.$A7]/2000))" office:value-type="float" office:value="-1.83697019872103E-016" calcext:value-type="float">
            <text:p>-1.83697019872103E-16</text:p>
          </table:table-cell>
          <table:table-cell table:formula="of:=COS(2*PI()*[.$I$2]*62.5*([.$A7]/2000))" office:value-type="float" office:value="0.707106781186547" calcext:value-type="float">
            <text:p>0.707106781186547</text:p>
          </table:table-cell>
          <table:table-cell table:formula="of:=COS(2*PI()*[.$J$2]*62.5*([.$A7]/2000))" office:value-type="float" office:value="1" calcext:value-type="float">
            <text:p>1</text:p>
          </table:table-cell>
          <table:table-cell table:formula="of:=COS(2*PI()*[.$K$2]*62.5*([.$A7]/2000))" office:value-type="float" office:value="0.707106781186547" calcext:value-type="float">
            <text:p>0.707106781186547</text:p>
          </table:table-cell>
          <table:table-cell table:formula="of:=COS(2*PI()*[.$L$2]*62.5*([.$A7]/2000))" office:value-type="float" office:value="3.06161699786838E-016" calcext:value-type="float">
            <text:p>3.06161699786838E-16</text:p>
          </table:table-cell>
          <table:table-cell table:formula="of:=COS(2*PI()*[.$M$2]*62.5*([.$A7]/2000))" office:value-type="float" office:value="-0.707106781186547" calcext:value-type="float">
            <text:p>-0.707106781186547</text:p>
          </table:table-cell>
          <table:table-cell table:formula="of:=COS(2*PI()*[.$N$2]*62.5*([.$A7]/2000))" office:value-type="float" office:value="-1" calcext:value-type="float">
            <text:p>-1</text:p>
          </table:table-cell>
          <table:table-cell table:formula="of:=COS(2*PI()*[.$O$2]*62.5*([.$A7]/2000))" office:value-type="float" office:value="-0.707106781186547" calcext:value-type="float">
            <text:p>-0.707106781186547</text:p>
          </table:table-cell>
          <table:table-cell table:formula="of:=COS(2*PI()*[.$P$2]*62.5*([.$A7]/2000))" office:value-type="float" office:value="-4.28626379701574E-016" calcext:value-type="float">
            <text:p>-4.28626379701574E-16</text:p>
          </table:table-cell>
          <table:table-cell table:formula="of:=COS(2*PI()*[.$Q$2]*62.5*([.$A7]/2000))" office:value-type="float" office:value="0.707106781186547" calcext:value-type="float">
            <text:p>0.707106781186547</text:p>
          </table:table-cell>
          <table:table-cell table:formula="of:=COS(2*PI()*[.$R$2]*62.5*([.$A7]/2000))" office:value-type="float" office:value="1" calcext:value-type="float">
            <text:p>1</text:p>
          </table:table-cell>
          <table:table-cell table:formula="of:=COS(2*PI()*[.$S$2]*62.5*([.$A7]/2000))" office:value-type="float" office:value="0.707106781186546" calcext:value-type="float">
            <text:p>0.707106781186546</text:p>
          </table:table-cell>
          <table:table-cell table:formula="of:=COS(2*PI()*[.$T$2]*62.5*([.$A7]/2000))" office:value-type="float" office:value="-1.22526577978394E-015" calcext:value-type="float">
            <text:p>-1.22526577978394E-15</text:p>
          </table:table-cell>
          <table:table-cell table:formula="of:=COS(2*PI()*[.$U$2]*62.5*([.$A7]/2000))" office:value-type="float" office:value="-0.707106781186546" calcext:value-type="float">
            <text:p>-0.707106781186546</text:p>
          </table:table-cell>
          <table:table-cell table:formula="of:=COS(2*PI()*[.$V$2]*62.5*([.$A7]/2000))" office:value-type="float" office:value="-1" calcext:value-type="float">
            <text:p>-1</text:p>
          </table:table-cell>
          <table:table-cell table:formula="of:=COS(2*PI()*[.$W$2]*62.5*([.$A7]/2000))" office:value-type="float" office:value="-0.707106781186547" calcext:value-type="float">
            <text:p>-0.707106781186547</text:p>
          </table:table-cell>
          <table:table-cell table:formula="of:=COS(2*PI()*[.$X$2]*62.5*([.$A7]/2000))" office:value-type="float" office:value="-2.44991257893129E-015" calcext:value-type="float">
            <text:p>-2.44991257893129E-15</text:p>
          </table:table-cell>
          <table:table-cell table:formula="of:=COS(2*PI()*[.$Y$2]*62.5*([.$A7]/2000))" office:value-type="float" office:value="0.707106781186549" calcext:value-type="float">
            <text:p>0.707106781186549</text:p>
          </table:table-cell>
          <table:table-cell table:formula="of:=COS(2*PI()*[.$Z$2]*62.5*([.$A7]/2000))" office:value-type="float" office:value="1" calcext:value-type="float">
            <text:p>1</text:p>
          </table:table-cell>
          <table:table-cell table:formula="of:=COS(2*PI()*[.$AA$2]*62.5*([.$A7]/2000))" office:value-type="float" office:value="0.707106781186545" calcext:value-type="float">
            <text:p>0.707106781186545</text:p>
          </table:table-cell>
          <table:table-cell table:formula="of:=COS(2*PI()*[.$AB$2]*62.5*([.$A7]/2000))" office:value-type="float" office:value="-9.80336419954471E-016" calcext:value-type="float">
            <text:p>-9.80336419954471E-16</text:p>
          </table:table-cell>
          <table:table-cell table:formula="of:=COS(2*PI()*[.$AC$2]*62.5*([.$A7]/2000))" office:value-type="float" office:value="-0.707106781186546" calcext:value-type="float">
            <text:p>-0.707106781186546</text:p>
          </table:table-cell>
          <table:table-cell table:formula="of:=COS(2*PI()*[.$AD$2]*62.5*([.$A7]/2000))" office:value-type="float" office:value="-1" calcext:value-type="float">
            <text:p>-1</text:p>
          </table:table-cell>
          <table:table-cell table:formula="of:=COS(2*PI()*[.$AE$2]*62.5*([.$A7]/2000))" office:value-type="float" office:value="-0.707106781186548" calcext:value-type="float">
            <text:p>-0.707106781186548</text:p>
          </table:table-cell>
          <table:table-cell table:formula="of:=COS(2*PI()*[.$AF$2]*62.5*([.$A7]/2000))" office:value-type="float" office:value="-2.69484193876076E-015" calcext:value-type="float">
            <text:p>-2.69484193876076E-15</text:p>
          </table:table-cell>
          <table:table-cell table:formula="of:=COS(2*PI()*[.$AG$2]*62.5*([.$A7]/2000))" office:value-type="float" office:value="0.707106781186546" calcext:value-type="float">
            <text:p>0.707106781186546</text:p>
          </table:table-cell>
          <table:table-cell table:formula="of:=COS(2*PI()*[.$AH$2]*62.5*([.$A7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2*PI()*[.$B$2]*62.5*([.$A8]/2000))" office:value-type="float" office:value="1" calcext:value-type="float">
            <text:p>1</text:p>
          </table:table-cell>
          <table:table-cell table:formula="of:=COS(2*PI()*[.$C$2]*62.5*([.$A8]/2000))" office:value-type="float" office:value="0.555570233019602" calcext:value-type="float">
            <text:p>0.555570233019602</text:p>
          </table:table-cell>
          <table:table-cell table:formula="of:=COS(2*PI()*[.$D$2]*62.5*([.$A8]/2000))" office:value-type="float" office:value="-0.38268343236509" calcext:value-type="float">
            <text:p>-0.38268343236509</text:p>
          </table:table-cell>
          <table:table-cell table:formula="of:=COS(2*PI()*[.$E$2]*62.5*([.$A8]/2000))" office:value-type="float" office:value="-0.98078528040323" calcext:value-type="float">
            <text:p>-0.98078528040323</text:p>
          </table:table-cell>
          <table:table-cell table:formula="of:=COS(2*PI()*[.$F$2]*62.5*([.$A8]/2000))" office:value-type="float" office:value="-0.707106781186548" calcext:value-type="float">
            <text:p>-0.707106781186548</text:p>
          </table:table-cell>
          <table:table-cell table:formula="of:=COS(2*PI()*[.$G$2]*62.5*([.$A8]/2000))" office:value-type="float" office:value="0.195090322016128" calcext:value-type="float">
            <text:p>0.195090322016128</text:p>
          </table:table-cell>
          <table:table-cell table:formula="of:=COS(2*PI()*[.$H$2]*62.5*([.$A8]/2000))" office:value-type="float" office:value="0.923879532511287" calcext:value-type="float">
            <text:p>0.923879532511287</text:p>
          </table:table-cell>
          <table:table-cell table:formula="of:=COS(2*PI()*[.$I$2]*62.5*([.$A8]/2000))" office:value-type="float" office:value="0.831469612302545" calcext:value-type="float">
            <text:p>0.831469612302545</text:p>
          </table:table-cell>
          <table:table-cell table:formula="of:=COS(2*PI()*[.$J$2]*62.5*([.$A8]/2000))" office:value-type="float" office:value="3.06161699786838E-016" calcext:value-type="float">
            <text:p>3.06161699786838E-16</text:p>
          </table:table-cell>
          <table:table-cell table:formula="of:=COS(2*PI()*[.$K$2]*62.5*([.$A8]/2000))" office:value-type="float" office:value="-0.831469612302545" calcext:value-type="float">
            <text:p>-0.831469612302545</text:p>
          </table:table-cell>
          <table:table-cell table:formula="of:=COS(2*PI()*[.$L$2]*62.5*([.$A8]/2000))" office:value-type="float" office:value="-0.923879532511287" calcext:value-type="float">
            <text:p>-0.923879532511287</text:p>
          </table:table-cell>
          <table:table-cell table:formula="of:=COS(2*PI()*[.$M$2]*62.5*([.$A8]/2000))" office:value-type="float" office:value="-0.19509032201613" calcext:value-type="float">
            <text:p>-0.19509032201613</text:p>
          </table:table-cell>
          <table:table-cell table:formula="of:=COS(2*PI()*[.$N$2]*62.5*([.$A8]/2000))" office:value-type="float" office:value="0.707106781186548" calcext:value-type="float">
            <text:p>0.707106781186548</text:p>
          </table:table-cell>
          <table:table-cell table:formula="of:=COS(2*PI()*[.$O$2]*62.5*([.$A8]/2000))" office:value-type="float" office:value="0.98078528040323" calcext:value-type="float">
            <text:p>0.98078528040323</text:p>
          </table:table-cell>
          <table:table-cell table:formula="of:=COS(2*PI()*[.$P$2]*62.5*([.$A8]/2000))" office:value-type="float" office:value="0.382683432365091" calcext:value-type="float">
            <text:p>0.382683432365091</text:p>
          </table:table-cell>
          <table:table-cell table:formula="of:=COS(2*PI()*[.$Q$2]*62.5*([.$A8]/2000))" office:value-type="float" office:value="-0.5555702330196" calcext:value-type="float">
            <text:p>-0.5555702330196</text:p>
          </table:table-cell>
          <table:table-cell table:formula="of:=COS(2*PI()*[.$R$2]*62.5*([.$A8]/2000))" office:value-type="float" office:value="-1" calcext:value-type="float">
            <text:p>-1</text:p>
          </table:table-cell>
          <table:table-cell table:formula="of:=COS(2*PI()*[.$S$2]*62.5*([.$A8]/2000))" office:value-type="float" office:value="-0.5555702330196" calcext:value-type="float">
            <text:p>-0.5555702330196</text:p>
          </table:table-cell>
          <table:table-cell table:formula="of:=COS(2*PI()*[.$T$2]*62.5*([.$A8]/2000))" office:value-type="float" office:value="0.38268343236509" calcext:value-type="float">
            <text:p>0.38268343236509</text:p>
          </table:table-cell>
          <table:table-cell table:formula="of:=COS(2*PI()*[.$U$2]*62.5*([.$A8]/2000))" office:value-type="float" office:value="0.98078528040323" calcext:value-type="float">
            <text:p>0.98078528040323</text:p>
          </table:table-cell>
          <table:table-cell table:formula="of:=COS(2*PI()*[.$V$2]*62.5*([.$A8]/2000))" office:value-type="float" office:value="0.707106781186547" calcext:value-type="float">
            <text:p>0.707106781186547</text:p>
          </table:table-cell>
          <table:table-cell table:formula="of:=COS(2*PI()*[.$W$2]*62.5*([.$A8]/2000))" office:value-type="float" office:value="-0.195090322016129" calcext:value-type="float">
            <text:p>-0.195090322016129</text:p>
          </table:table-cell>
          <table:table-cell table:formula="of:=COS(2*PI()*[.$X$2]*62.5*([.$A8]/2000))" office:value-type="float" office:value="-0.923879532511286" calcext:value-type="float">
            <text:p>-0.923879532511286</text:p>
          </table:table-cell>
          <table:table-cell table:formula="of:=COS(2*PI()*[.$Y$2]*62.5*([.$A8]/2000))" office:value-type="float" office:value="-0.831469612302545" calcext:value-type="float">
            <text:p>-0.831469612302545</text:p>
          </table:table-cell>
          <table:table-cell table:formula="of:=COS(2*PI()*[.$Z$2]*62.5*([.$A8]/2000))" office:value-type="float" office:value="8.57871740039736E-016" calcext:value-type="float">
            <text:p>8.57871740039736E-16</text:p>
          </table:table-cell>
          <table:table-cell table:formula="of:=COS(2*PI()*[.$AA$2]*62.5*([.$A8]/2000))" office:value-type="float" office:value="0.831469612302546" calcext:value-type="float">
            <text:p>0.831469612302546</text:p>
          </table:table-cell>
          <table:table-cell table:formula="of:=COS(2*PI()*[.$AB$2]*62.5*([.$A8]/2000))" office:value-type="float" office:value="0.923879532511286" calcext:value-type="float">
            <text:p>0.923879532511286</text:p>
          </table:table-cell>
          <table:table-cell table:formula="of:=COS(2*PI()*[.$AC$2]*62.5*([.$A8]/2000))" office:value-type="float" office:value="0.195090322016127" calcext:value-type="float">
            <text:p>0.195090322016127</text:p>
          </table:table-cell>
          <table:table-cell table:formula="of:=COS(2*PI()*[.$AD$2]*62.5*([.$A8]/2000))" office:value-type="float" office:value="-0.707106781186546" calcext:value-type="float">
            <text:p>-0.707106781186546</text:p>
          </table:table-cell>
          <table:table-cell table:formula="of:=COS(2*PI()*[.$AE$2]*62.5*([.$A8]/2000))" office:value-type="float" office:value="-0.98078528040323" calcext:value-type="float">
            <text:p>-0.98078528040323</text:p>
          </table:table-cell>
          <table:table-cell table:formula="of:=COS(2*PI()*[.$AF$2]*62.5*([.$A8]/2000))" office:value-type="float" office:value="-0.382683432365094" calcext:value-type="float">
            <text:p>-0.382683432365094</text:p>
          </table:table-cell>
          <table:table-cell table:formula="of:=COS(2*PI()*[.$AG$2]*62.5*([.$A8]/2000))" office:value-type="float" office:value="0.555570233019601" calcext:value-type="float">
            <text:p>0.555570233019601</text:p>
          </table:table-cell>
          <table:table-cell table:formula="of:=COS(2*PI()*[.$AH$2]*62.5*([.$A8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2*PI()*[.$B$2]*62.5*([.$A9]/2000))" office:value-type="float" office:value="1" calcext:value-type="float">
            <text:p>1</text:p>
          </table:table-cell>
          <table:table-cell table:formula="of:=COS(2*PI()*[.$C$2]*62.5*([.$A9]/2000))" office:value-type="float" office:value="0.38268343236509" calcext:value-type="float">
            <text:p>0.38268343236509</text:p>
          </table:table-cell>
          <table:table-cell table:formula="of:=COS(2*PI()*[.$D$2]*62.5*([.$A9]/2000))" office:value-type="float" office:value="-0.707106781186547" calcext:value-type="float">
            <text:p>-0.707106781186547</text:p>
          </table:table-cell>
          <table:table-cell table:formula="of:=COS(2*PI()*[.$E$2]*62.5*([.$A9]/2000))" office:value-type="float" office:value="-0.923879532511287" calcext:value-type="float">
            <text:p>-0.923879532511287</text:p>
          </table:table-cell>
          <table:table-cell table:formula="of:=COS(2*PI()*[.$F$2]*62.5*([.$A9]/2000))" office:value-type="float" office:value="-1.83697019872103E-016" calcext:value-type="float">
            <text:p>-1.83697019872103E-16</text:p>
          </table:table-cell>
          <table:table-cell table:formula="of:=COS(2*PI()*[.$G$2]*62.5*([.$A9]/2000))" office:value-type="float" office:value="0.923879532511287" calcext:value-type="float">
            <text:p>0.923879532511287</text:p>
          </table:table-cell>
          <table:table-cell table:formula="of:=COS(2*PI()*[.$H$2]*62.5*([.$A9]/2000))" office:value-type="float" office:value="0.707106781186548" calcext:value-type="float">
            <text:p>0.707106781186548</text:p>
          </table:table-cell>
          <table:table-cell table:formula="of:=COS(2*PI()*[.$I$2]*62.5*([.$A9]/2000))" office:value-type="float" office:value="-0.38268343236509" calcext:value-type="float">
            <text:p>-0.38268343236509</text:p>
          </table:table-cell>
          <table:table-cell table:formula="of:=COS(2*PI()*[.$J$2]*62.5*([.$A9]/2000))" office:value-type="float" office:value="-1" calcext:value-type="float">
            <text:p>-1</text:p>
          </table:table-cell>
          <table:table-cell table:formula="of:=COS(2*PI()*[.$K$2]*62.5*([.$A9]/2000))" office:value-type="float" office:value="-0.382683432365089" calcext:value-type="float">
            <text:p>-0.382683432365089</text:p>
          </table:table-cell>
          <table:table-cell table:formula="of:=COS(2*PI()*[.$L$2]*62.5*([.$A9]/2000))" office:value-type="float" office:value="0.707106781186548" calcext:value-type="float">
            <text:p>0.707106781186548</text:p>
          </table:table-cell>
          <table:table-cell table:formula="of:=COS(2*PI()*[.$M$2]*62.5*([.$A9]/2000))" office:value-type="float" office:value="0.923879532511287" calcext:value-type="float">
            <text:p>0.923879532511287</text:p>
          </table:table-cell>
          <table:table-cell table:formula="of:=COS(2*PI()*[.$N$2]*62.5*([.$A9]/2000))" office:value-type="float" office:value="5.51091059616309E-016" calcext:value-type="float">
            <text:p>5.51091059616309E-16</text:p>
          </table:table-cell>
          <table:table-cell table:formula="of:=COS(2*PI()*[.$O$2]*62.5*([.$A9]/2000))" office:value-type="float" office:value="-0.923879532511287" calcext:value-type="float">
            <text:p>-0.923879532511287</text:p>
          </table:table-cell>
          <table:table-cell table:formula="of:=COS(2*PI()*[.$P$2]*62.5*([.$A9]/2000))" office:value-type="float" office:value="-0.707106781186547" calcext:value-type="float">
            <text:p>-0.707106781186547</text:p>
          </table:table-cell>
          <table:table-cell table:formula="of:=COS(2*PI()*[.$Q$2]*62.5*([.$A9]/2000))" office:value-type="float" office:value="0.382683432365086" calcext:value-type="float">
            <text:p>0.382683432365086</text:p>
          </table:table-cell>
          <table:table-cell table:formula="of:=COS(2*PI()*[.$R$2]*62.5*([.$A9]/2000))" office:value-type="float" office:value="1" calcext:value-type="float">
            <text:p>1</text:p>
          </table:table-cell>
          <table:table-cell table:formula="of:=COS(2*PI()*[.$S$2]*62.5*([.$A9]/2000))" office:value-type="float" office:value="0.382683432365088" calcext:value-type="float">
            <text:p>0.382683432365088</text:p>
          </table:table-cell>
          <table:table-cell table:formula="of:=COS(2*PI()*[.$T$2]*62.5*([.$A9]/2000))" office:value-type="float" office:value="-0.707106781186549" calcext:value-type="float">
            <text:p>-0.707106781186549</text:p>
          </table:table-cell>
          <table:table-cell table:formula="of:=COS(2*PI()*[.$U$2]*62.5*([.$A9]/2000))" office:value-type="float" office:value="-0.923879532511288" calcext:value-type="float">
            <text:p>-0.923879532511288</text:p>
          </table:table-cell>
          <table:table-cell table:formula="of:=COS(2*PI()*[.$V$2]*62.5*([.$A9]/2000))" office:value-type="float" office:value="8.57871740039736E-016" calcext:value-type="float">
            <text:p>8.57871740039736E-16</text:p>
          </table:table-cell>
          <table:table-cell table:formula="of:=COS(2*PI()*[.$W$2]*62.5*([.$A9]/2000))" office:value-type="float" office:value="0.923879532511286" calcext:value-type="float">
            <text:p>0.923879532511286</text:p>
          </table:table-cell>
          <table:table-cell table:formula="of:=COS(2*PI()*[.$X$2]*62.5*([.$A9]/2000))" office:value-type="float" office:value="0.70710678118655" calcext:value-type="float">
            <text:p>0.70710678118655</text:p>
          </table:table-cell>
          <table:table-cell table:formula="of:=COS(2*PI()*[.$Y$2]*62.5*([.$A9]/2000))" office:value-type="float" office:value="-0.382683432365089" calcext:value-type="float">
            <text:p>-0.382683432365089</text:p>
          </table:table-cell>
          <table:table-cell table:formula="of:=COS(2*PI()*[.$Z$2]*62.5*([.$A9]/2000))" office:value-type="float" office:value="-1" calcext:value-type="float">
            <text:p>-1</text:p>
          </table:table-cell>
          <table:table-cell table:formula="of:=COS(2*PI()*[.$AA$2]*62.5*([.$A9]/2000))" office:value-type="float" office:value="-0.382683432365088" calcext:value-type="float">
            <text:p>-0.382683432365088</text:p>
          </table:table-cell>
          <table:table-cell table:formula="of:=COS(2*PI()*[.$AB$2]*62.5*([.$A9]/2000))" office:value-type="float" office:value="0.707106781186549" calcext:value-type="float">
            <text:p>0.707106781186549</text:p>
          </table:table-cell>
          <table:table-cell table:formula="of:=COS(2*PI()*[.$AC$2]*62.5*([.$A9]/2000))" office:value-type="float" office:value="0.923879532511286" calcext:value-type="float">
            <text:p>0.923879532511286</text:p>
          </table:table-cell>
          <table:table-cell table:formula="of:=COS(2*PI()*[.$AD$2]*62.5*([.$A9]/2000))" office:value-type="float" office:value="-4.9047770029553E-016" calcext:value-type="float">
            <text:p>-4.9047770029553E-16</text:p>
          </table:table-cell>
          <table:table-cell table:formula="of:=COS(2*PI()*[.$AE$2]*62.5*([.$A9]/2000))" office:value-type="float" office:value="-0.923879532511288" calcext:value-type="float">
            <text:p>-0.923879532511288</text:p>
          </table:table-cell>
          <table:table-cell table:formula="of:=COS(2*PI()*[.$AF$2]*62.5*([.$A9]/2000))" office:value-type="float" office:value="-0.707106781186553" calcext:value-type="float">
            <text:p>-0.707106781186553</text:p>
          </table:table-cell>
          <table:table-cell table:formula="of:=COS(2*PI()*[.$AG$2]*62.5*([.$A9]/2000))" office:value-type="float" office:value="0.382683432365086" calcext:value-type="float">
            <text:p>0.382683432365086</text:p>
          </table:table-cell>
          <table:table-cell table:formula="of:=COS(2*PI()*[.$AH$2]*62.5*([.$A9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2*PI()*[.$B$2]*62.5*([.$A10]/2000))" office:value-type="float" office:value="1" calcext:value-type="float">
            <text:p>1</text:p>
          </table:table-cell>
          <table:table-cell table:formula="of:=COS(2*PI()*[.$C$2]*62.5*([.$A10]/2000))" office:value-type="float" office:value="0.195090322016128" calcext:value-type="float">
            <text:p>0.195090322016128</text:p>
          </table:table-cell>
          <table:table-cell table:formula="of:=COS(2*PI()*[.$D$2]*62.5*([.$A10]/2000))" office:value-type="float" office:value="-0.923879532511287" calcext:value-type="float">
            <text:p>-0.923879532511287</text:p>
          </table:table-cell>
          <table:table-cell table:formula="of:=COS(2*PI()*[.$E$2]*62.5*([.$A10]/2000))" office:value-type="float" office:value="-0.555570233019602" calcext:value-type="float">
            <text:p>-0.555570233019602</text:p>
          </table:table-cell>
          <table:table-cell table:formula="of:=COS(2*PI()*[.$F$2]*62.5*([.$A10]/2000))" office:value-type="float" office:value="0.707106781186547" calcext:value-type="float">
            <text:p>0.707106781186547</text:p>
          </table:table-cell>
          <table:table-cell table:formula="of:=COS(2*PI()*[.$G$2]*62.5*([.$A10]/2000))" office:value-type="float" office:value="0.831469612302545" calcext:value-type="float">
            <text:p>0.831469612302545</text:p>
          </table:table-cell>
          <table:table-cell table:formula="of:=COS(2*PI()*[.$H$2]*62.5*([.$A10]/2000))" office:value-type="float" office:value="-0.38268343236509" calcext:value-type="float">
            <text:p>-0.38268343236509</text:p>
          </table:table-cell>
          <table:table-cell table:formula="of:=COS(2*PI()*[.$I$2]*62.5*([.$A10]/2000))" office:value-type="float" office:value="-0.980785280403231" calcext:value-type="float">
            <text:p>-0.980785280403231</text:p>
          </table:table-cell>
          <table:table-cell table:formula="of:=COS(2*PI()*[.$J$2]*62.5*([.$A10]/2000))" office:value-type="float" office:value="-4.28626379701574E-016" calcext:value-type="float">
            <text:p>-4.28626379701574E-16</text:p>
          </table:table-cell>
          <table:table-cell table:formula="of:=COS(2*PI()*[.$K$2]*62.5*([.$A10]/2000))" office:value-type="float" office:value="0.98078528040323" calcext:value-type="float">
            <text:p>0.98078528040323</text:p>
          </table:table-cell>
          <table:table-cell table:formula="of:=COS(2*PI()*[.$L$2]*62.5*([.$A10]/2000))" office:value-type="float" office:value="0.382683432365089" calcext:value-type="float">
            <text:p>0.382683432365089</text:p>
          </table:table-cell>
          <table:table-cell table:formula="of:=COS(2*PI()*[.$M$2]*62.5*([.$A10]/2000))" office:value-type="float" office:value="-0.831469612302544" calcext:value-type="float">
            <text:p>-0.831469612302544</text:p>
          </table:table-cell>
          <table:table-cell table:formula="of:=COS(2*PI()*[.$N$2]*62.5*([.$A10]/2000))" office:value-type="float" office:value="-0.707106781186547" calcext:value-type="float">
            <text:p>-0.707106781186547</text:p>
          </table:table-cell>
          <table:table-cell table:formula="of:=COS(2*PI()*[.$O$2]*62.5*([.$A10]/2000))" office:value-type="float" office:value="0.555570233019602" calcext:value-type="float">
            <text:p>0.555570233019602</text:p>
          </table:table-cell>
          <table:table-cell table:formula="of:=COS(2*PI()*[.$P$2]*62.5*([.$A10]/2000))" office:value-type="float" office:value="0.923879532511288" calcext:value-type="float">
            <text:p>0.923879532511288</text:p>
          </table:table-cell>
          <table:table-cell table:formula="of:=COS(2*PI()*[.$Q$2]*62.5*([.$A10]/2000))" office:value-type="float" office:value="-0.195090322016125" calcext:value-type="float">
            <text:p>-0.195090322016125</text:p>
          </table:table-cell>
          <table:table-cell table:formula="of:=COS(2*PI()*[.$R$2]*62.5*([.$A10]/2000))" office:value-type="float" office:value="-1" calcext:value-type="float">
            <text:p>-1</text:p>
          </table:table-cell>
          <table:table-cell table:formula="of:=COS(2*PI()*[.$S$2]*62.5*([.$A10]/2000))" office:value-type="float" office:value="-0.195090322016127" calcext:value-type="float">
            <text:p>-0.195090322016127</text:p>
          </table:table-cell>
          <table:table-cell table:formula="of:=COS(2*PI()*[.$T$2]*62.5*([.$A10]/2000))" office:value-type="float" office:value="0.923879532511287" calcext:value-type="float">
            <text:p>0.923879532511287</text:p>
          </table:table-cell>
          <table:table-cell table:formula="of:=COS(2*PI()*[.$U$2]*62.5*([.$A10]/2000))" office:value-type="float" office:value="0.555570233019603" calcext:value-type="float">
            <text:p>0.555570233019603</text:p>
          </table:table-cell>
          <table:table-cell table:formula="of:=COS(2*PI()*[.$V$2]*62.5*([.$A10]/2000))" office:value-type="float" office:value="-0.707106781186549" calcext:value-type="float">
            <text:p>-0.707106781186549</text:p>
          </table:table-cell>
          <table:table-cell table:formula="of:=COS(2*PI()*[.$W$2]*62.5*([.$A10]/2000))" office:value-type="float" office:value="-0.831469612302547" calcext:value-type="float">
            <text:p>-0.831469612302547</text:p>
          </table:table-cell>
          <table:table-cell table:formula="of:=COS(2*PI()*[.$X$2]*62.5*([.$A10]/2000))" office:value-type="float" office:value="0.382683432365086" calcext:value-type="float">
            <text:p>0.382683432365086</text:p>
          </table:table-cell>
          <table:table-cell table:formula="of:=COS(2*PI()*[.$Y$2]*62.5*([.$A10]/2000))" office:value-type="float" office:value="0.98078528040323" calcext:value-type="float">
            <text:p>0.98078528040323</text:p>
          </table:table-cell>
          <table:table-cell table:formula="of:=COS(2*PI()*[.$Z$2]*62.5*([.$A10]/2000))" office:value-type="float" office:value="-4.9047770029553E-016" calcext:value-type="float">
            <text:p>-4.9047770029553E-16</text:p>
          </table:table-cell>
          <table:table-cell table:formula="of:=COS(2*PI()*[.$AA$2]*62.5*([.$A10]/2000))" office:value-type="float" office:value="-0.980785280403231" calcext:value-type="float">
            <text:p>-0.980785280403231</text:p>
          </table:table-cell>
          <table:table-cell table:formula="of:=COS(2*PI()*[.$AB$2]*62.5*([.$A10]/2000))" office:value-type="float" office:value="-0.382683432365091" calcext:value-type="float">
            <text:p>-0.382683432365091</text:p>
          </table:table-cell>
          <table:table-cell table:formula="of:=COS(2*PI()*[.$AC$2]*62.5*([.$A10]/2000))" office:value-type="float" office:value="0.831469612302545" calcext:value-type="float">
            <text:p>0.831469612302545</text:p>
          </table:table-cell>
          <table:table-cell table:formula="of:=COS(2*PI()*[.$AD$2]*62.5*([.$A10]/2000))" office:value-type="float" office:value="0.70710678118655" calcext:value-type="float">
            <text:p>0.70710678118655</text:p>
          </table:table-cell>
          <table:table-cell table:formula="of:=COS(2*PI()*[.$AE$2]*62.5*([.$A10]/2000))" office:value-type="float" office:value="-0.555570233019607" calcext:value-type="float">
            <text:p>-0.555570233019607</text:p>
          </table:table-cell>
          <table:table-cell table:formula="of:=COS(2*PI()*[.$AF$2]*62.5*([.$A10]/2000))" office:value-type="float" office:value="-0.923879532511289" calcext:value-type="float">
            <text:p>-0.923879532511289</text:p>
          </table:table-cell>
          <table:table-cell table:formula="of:=COS(2*PI()*[.$AG$2]*62.5*([.$A10]/2000))" office:value-type="float" office:value="0.195090322016124" calcext:value-type="float">
            <text:p>0.195090322016124</text:p>
          </table:table-cell>
          <table:table-cell table:formula="of:=COS(2*PI()*[.$AH$2]*62.5*([.$A10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2*PI()*[.$B$2]*62.5*([.$A11]/2000))" office:value-type="float" office:value="1" calcext:value-type="float">
            <text:p>1</text:p>
          </table:table-cell>
          <table:table-cell table:formula="of:=COS(2*PI()*[.$C$2]*62.5*([.$A11]/2000))" office:value-type="float" office:value="6.12323399573677E-017" calcext:value-type="float">
            <text:p>6.12323399573677E-17</text:p>
          </table:table-cell>
          <table:table-cell table:formula="of:=COS(2*PI()*[.$D$2]*62.5*([.$A11]/2000))" office:value-type="float" office:value="-1" calcext:value-type="float">
            <text:p>-1</text:p>
          </table:table-cell>
          <table:table-cell table:formula="of:=COS(2*PI()*[.$E$2]*62.5*([.$A11]/2000))" office:value-type="float" office:value="-1.83697019872103E-016" calcext:value-type="float">
            <text:p>-1.83697019872103E-16</text:p>
          </table:table-cell>
          <table:table-cell table:formula="of:=COS(2*PI()*[.$F$2]*62.5*([.$A11]/2000))" office:value-type="float" office:value="1" calcext:value-type="float">
            <text:p>1</text:p>
          </table:table-cell>
          <table:table-cell table:formula="of:=COS(2*PI()*[.$G$2]*62.5*([.$A11]/2000))" office:value-type="float" office:value="3.06161699786838E-016" calcext:value-type="float">
            <text:p>3.06161699786838E-16</text:p>
          </table:table-cell>
          <table:table-cell table:formula="of:=COS(2*PI()*[.$H$2]*62.5*([.$A11]/2000))" office:value-type="float" office:value="-1" calcext:value-type="float">
            <text:p>-1</text:p>
          </table:table-cell>
          <table:table-cell table:formula="of:=COS(2*PI()*[.$I$2]*62.5*([.$A11]/2000))" office:value-type="float" office:value="-4.28626379701574E-016" calcext:value-type="float">
            <text:p>-4.28626379701574E-16</text:p>
          </table:table-cell>
          <table:table-cell table:formula="of:=COS(2*PI()*[.$J$2]*62.5*([.$A11]/2000))" office:value-type="float" office:value="1" calcext:value-type="float">
            <text:p>1</text:p>
          </table:table-cell>
          <table:table-cell table:formula="of:=COS(2*PI()*[.$K$2]*62.5*([.$A11]/2000))" office:value-type="float" office:value="-1.22526577978394E-015" calcext:value-type="float">
            <text:p>-1.22526577978394E-15</text:p>
          </table:table-cell>
          <table:table-cell table:formula="of:=COS(2*PI()*[.$L$2]*62.5*([.$A11]/2000))" office:value-type="float" office:value="-1" calcext:value-type="float">
            <text:p>-1</text:p>
          </table:table-cell>
          <table:table-cell table:formula="of:=COS(2*PI()*[.$M$2]*62.5*([.$A11]/2000))" office:value-type="float" office:value="-2.44991257893129E-015" calcext:value-type="float">
            <text:p>-2.44991257893129E-15</text:p>
          </table:table-cell>
          <table:table-cell table:formula="of:=COS(2*PI()*[.$N$2]*62.5*([.$A11]/2000))" office:value-type="float" office:value="1" calcext:value-type="float">
            <text:p>1</text:p>
          </table:table-cell>
          <table:table-cell table:formula="of:=COS(2*PI()*[.$O$2]*62.5*([.$A11]/2000))" office:value-type="float" office:value="-9.80336419954471E-016" calcext:value-type="float">
            <text:p>-9.80336419954471E-16</text:p>
          </table:table-cell>
          <table:table-cell table:formula="of:=COS(2*PI()*[.$P$2]*62.5*([.$A11]/2000))" office:value-type="float" office:value="-1" calcext:value-type="float">
            <text:p>-1</text:p>
          </table:table-cell>
          <table:table-cell table:formula="of:=COS(2*PI()*[.$Q$2]*62.5*([.$A11]/2000))" office:value-type="float" office:value="-2.69484193876076E-015" calcext:value-type="float">
            <text:p>-2.69484193876076E-15</text:p>
          </table:table-cell>
          <table:table-cell table:formula="of:=COS(2*PI()*[.$R$2]*62.5*([.$A11]/2000))" office:value-type="float" office:value="1" calcext:value-type="float">
            <text:p>1</text:p>
          </table:table-cell>
          <table:table-cell table:formula="of:=COS(2*PI()*[.$S$2]*62.5*([.$A11]/2000))" office:value-type="float" office:value="-4.2881207389255E-015" calcext:value-type="float">
            <text:p>-4.2881207389255E-15</text:p>
          </table:table-cell>
          <table:table-cell table:formula="of:=COS(2*PI()*[.$T$2]*62.5*([.$A11]/2000))" office:value-type="float" office:value="-1" calcext:value-type="float">
            <text:p>-1</text:p>
          </table:table-cell>
          <table:table-cell table:formula="of:=COS(2*PI()*[.$U$2]*62.5*([.$A11]/2000))" office:value-type="float" office:value="-2.93977129859024E-015" calcext:value-type="float">
            <text:p>-2.93977129859024E-15</text:p>
          </table:table-cell>
          <table:table-cell table:formula="of:=COS(2*PI()*[.$V$2]*62.5*([.$A11]/2000))" office:value-type="float" office:value="1" calcext:value-type="float">
            <text:p>1</text:p>
          </table:table-cell>
          <table:table-cell table:formula="of:=COS(2*PI()*[.$W$2]*62.5*([.$A11]/2000))" office:value-type="float" office:value="-4.9047770029553E-016" calcext:value-type="float">
            <text:p>-4.9047770029553E-16</text:p>
          </table:table-cell>
          <table:table-cell table:formula="of:=COS(2*PI()*[.$X$2]*62.5*([.$A11]/2000))" office:value-type="float" office:value="-1" calcext:value-type="float">
            <text:p>-1</text:p>
          </table:table-cell>
          <table:table-cell table:formula="of:=COS(2*PI()*[.$Y$2]*62.5*([.$A11]/2000))" office:value-type="float" office:value="3.9207266991813E-015" calcext:value-type="float">
            <text:p>3.9207266991813E-15</text:p>
          </table:table-cell>
          <table:table-cell table:formula="of:=COS(2*PI()*[.$Z$2]*62.5*([.$A11]/2000))" office:value-type="float" office:value="1" calcext:value-type="float">
            <text:p>1</text:p>
          </table:table-cell>
          <table:table-cell table:formula="of:=COS(2*PI()*[.$AA$2]*62.5*([.$A11]/2000))" office:value-type="float" office:value="-7.35097569806706E-015" calcext:value-type="float">
            <text:p>-7.35097569806706E-15</text:p>
          </table:table-cell>
          <table:table-cell table:formula="of:=COS(2*PI()*[.$AB$2]*62.5*([.$A11]/2000))" office:value-type="float" office:value="-1" calcext:value-type="float">
            <text:p>-1</text:p>
          </table:table-cell>
          <table:table-cell table:formula="of:=COS(2*PI()*[.$AC$2]*62.5*([.$A11]/2000))" office:value-type="float" office:value="-3.42963001824918E-015" calcext:value-type="float">
            <text:p>-3.42963001824918E-15</text:p>
          </table:table-cell>
          <table:table-cell table:formula="of:=COS(2*PI()*[.$AD$2]*62.5*([.$A11]/2000))" office:value-type="float" office:value="1" calcext:value-type="float">
            <text:p>1</text:p>
          </table:table-cell>
          <table:table-cell table:formula="of:=COS(2*PI()*[.$AE$2]*62.5*([.$A11]/2000))" office:value-type="float" office:value="-6.18980636588358E-019" calcext:value-type="float">
            <text:p>-6.18980636588358E-19</text:p>
          </table:table-cell>
          <table:table-cell table:formula="of:=COS(2*PI()*[.$AF$2]*62.5*([.$A11]/2000))" office:value-type="float" office:value="-1" calcext:value-type="float">
            <text:p>-1</text:p>
          </table:table-cell>
          <table:table-cell table:formula="of:=COS(2*PI()*[.$AG$2]*62.5*([.$A11]/2000))" office:value-type="float" office:value="-3.67455937807865E-015" calcext:value-type="float">
            <text:p>-3.67455937807865E-15</text:p>
          </table:table-cell>
          <table:table-cell table:formula="of:=COS(2*PI()*[.$AH$2]*62.5*([.$A11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2*PI()*[.$B$2]*62.5*([.$A12]/2000))" office:value-type="float" office:value="1" calcext:value-type="float">
            <text:p>1</text:p>
          </table:table-cell>
          <table:table-cell table:formula="of:=COS(2*PI()*[.$C$2]*62.5*([.$A12]/2000))" office:value-type="float" office:value="-0.195090322016128" calcext:value-type="float">
            <text:p>-0.195090322016128</text:p>
          </table:table-cell>
          <table:table-cell table:formula="of:=COS(2*PI()*[.$D$2]*62.5*([.$A12]/2000))" office:value-type="float" office:value="-0.923879532511287" calcext:value-type="float">
            <text:p>-0.923879532511287</text:p>
          </table:table-cell>
          <table:table-cell table:formula="of:=COS(2*PI()*[.$E$2]*62.5*([.$A12]/2000))" office:value-type="float" office:value="0.555570233019602" calcext:value-type="float">
            <text:p>0.555570233019602</text:p>
          </table:table-cell>
          <table:table-cell table:formula="of:=COS(2*PI()*[.$F$2]*62.5*([.$A12]/2000))" office:value-type="float" office:value="0.707106781186548" calcext:value-type="float">
            <text:p>0.707106781186548</text:p>
          </table:table-cell>
          <table:table-cell table:formula="of:=COS(2*PI()*[.$G$2]*62.5*([.$A12]/2000))" office:value-type="float" office:value="-0.831469612302545" calcext:value-type="float">
            <text:p>-0.831469612302545</text:p>
          </table:table-cell>
          <table:table-cell table:formula="of:=COS(2*PI()*[.$H$2]*62.5*([.$A12]/2000))" office:value-type="float" office:value="-0.382683432365091" calcext:value-type="float">
            <text:p>-0.382683432365091</text:p>
          </table:table-cell>
          <table:table-cell table:formula="of:=COS(2*PI()*[.$I$2]*62.5*([.$A12]/2000))" office:value-type="float" office:value="0.98078528040323" calcext:value-type="float">
            <text:p>0.98078528040323</text:p>
          </table:table-cell>
          <table:table-cell table:formula="of:=COS(2*PI()*[.$J$2]*62.5*([.$A12]/2000))" office:value-type="float" office:value="2.32744789901656E-015" calcext:value-type="float">
            <text:p>2.32744789901656E-15</text:p>
          </table:table-cell>
          <table:table-cell table:formula="of:=COS(2*PI()*[.$K$2]*62.5*([.$A12]/2000))" office:value-type="float" office:value="-0.980785280403231" calcext:value-type="float">
            <text:p>-0.980785280403231</text:p>
          </table:table-cell>
          <table:table-cell table:formula="of:=COS(2*PI()*[.$L$2]*62.5*([.$A12]/2000))" office:value-type="float" office:value="0.38268343236509" calcext:value-type="float">
            <text:p>0.38268343236509</text:p>
          </table:table-cell>
          <table:table-cell table:formula="of:=COS(2*PI()*[.$M$2]*62.5*([.$A12]/2000))" office:value-type="float" office:value="0.831469612302547" calcext:value-type="float">
            <text:p>0.831469612302547</text:p>
          </table:table-cell>
          <table:table-cell table:formula="of:=COS(2*PI()*[.$N$2]*62.5*([.$A12]/2000))" office:value-type="float" office:value="-0.707106781186546" calcext:value-type="float">
            <text:p>-0.707106781186546</text:p>
          </table:table-cell>
          <table:table-cell table:formula="of:=COS(2*PI()*[.$O$2]*62.5*([.$A12]/2000))" office:value-type="float" office:value="-0.555570233019603" calcext:value-type="float">
            <text:p>-0.555570233019603</text:p>
          </table:table-cell>
          <table:table-cell table:formula="of:=COS(2*PI()*[.$P$2]*62.5*([.$A12]/2000))" office:value-type="float" office:value="0.923879532511286" calcext:value-type="float">
            <text:p>0.923879532511286</text:p>
          </table:table-cell>
          <table:table-cell table:formula="of:=COS(2*PI()*[.$Q$2]*62.5*([.$A12]/2000))" office:value-type="float" office:value="0.195090322016134" calcext:value-type="float">
            <text:p>0.195090322016134</text:p>
          </table:table-cell>
          <table:table-cell table:formula="of:=COS(2*PI()*[.$R$2]*62.5*([.$A12]/2000))" office:value-type="float" office:value="-1" calcext:value-type="float">
            <text:p>-1</text:p>
          </table:table-cell>
          <table:table-cell table:formula="of:=COS(2*PI()*[.$S$2]*62.5*([.$A12]/2000))" office:value-type="float" office:value="0.195090322016128" calcext:value-type="float">
            <text:p>0.195090322016128</text:p>
          </table:table-cell>
          <table:table-cell table:formula="of:=COS(2*PI()*[.$T$2]*62.5*([.$A12]/2000))" office:value-type="float" office:value="0.923879532511288" calcext:value-type="float">
            <text:p>0.923879532511288</text:p>
          </table:table-cell>
          <table:table-cell table:formula="of:=COS(2*PI()*[.$U$2]*62.5*([.$A12]/2000))" office:value-type="float" office:value="-0.555570233019601" calcext:value-type="float">
            <text:p>-0.555570233019601</text:p>
          </table:table-cell>
          <table:table-cell table:formula="of:=COS(2*PI()*[.$V$2]*62.5*([.$A12]/2000))" office:value-type="float" office:value="-0.707106781186548" calcext:value-type="float">
            <text:p>-0.707106781186548</text:p>
          </table:table-cell>
          <table:table-cell table:formula="of:=COS(2*PI()*[.$W$2]*62.5*([.$A12]/2000))" office:value-type="float" office:value="0.831469612302542" calcext:value-type="float">
            <text:p>0.831469612302542</text:p>
          </table:table-cell>
          <table:table-cell table:formula="of:=COS(2*PI()*[.$X$2]*62.5*([.$A12]/2000))" office:value-type="float" office:value="0.382683432365095" calcext:value-type="float">
            <text:p>0.382683432365095</text:p>
          </table:table-cell>
          <table:table-cell table:formula="of:=COS(2*PI()*[.$Y$2]*62.5*([.$A12]/2000))" office:value-type="float" office:value="-0.98078528040323" calcext:value-type="float">
            <text:p>-0.98078528040323</text:p>
          </table:table-cell>
          <table:table-cell table:formula="of:=COS(2*PI()*[.$Z$2]*62.5*([.$A12]/2000))" office:value-type="float" office:value="-3.42963001824918E-015" calcext:value-type="float">
            <text:p>-3.42963001824918E-15</text:p>
          </table:table-cell>
          <table:table-cell table:formula="of:=COS(2*PI()*[.$AA$2]*62.5*([.$A12]/2000))" office:value-type="float" office:value="0.980785280403231" calcext:value-type="float">
            <text:p>0.980785280403231</text:p>
          </table:table-cell>
          <table:table-cell table:formula="of:=COS(2*PI()*[.$AB$2]*62.5*([.$A12]/2000))" office:value-type="float" office:value="-0.382683432365088" calcext:value-type="float">
            <text:p>-0.382683432365088</text:p>
          </table:table-cell>
          <table:table-cell table:formula="of:=COS(2*PI()*[.$AC$2]*62.5*([.$A12]/2000))" office:value-type="float" office:value="-0.831469612302549" calcext:value-type="float">
            <text:p>-0.831469612302549</text:p>
          </table:table-cell>
          <table:table-cell table:formula="of:=COS(2*PI()*[.$AD$2]*62.5*([.$A12]/2000))" office:value-type="float" office:value="0.707106781186543" calcext:value-type="float">
            <text:p>0.707106781186543</text:p>
          </table:table-cell>
          <table:table-cell table:formula="of:=COS(2*PI()*[.$AE$2]*62.5*([.$A12]/2000))" office:value-type="float" office:value="0.555570233019607" calcext:value-type="float">
            <text:p>0.555570233019607</text:p>
          </table:table-cell>
          <table:table-cell table:formula="of:=COS(2*PI()*[.$AF$2]*62.5*([.$A12]/2000))" office:value-type="float" office:value="-0.923879532511282" calcext:value-type="float">
            <text:p>-0.923879532511282</text:p>
          </table:table-cell>
          <table:table-cell table:formula="of:=COS(2*PI()*[.$AG$2]*62.5*([.$A12]/2000))" office:value-type="float" office:value="-0.195090322016138" calcext:value-type="float">
            <text:p>-0.195090322016138</text:p>
          </table:table-cell>
          <table:table-cell table:formula="of:=COS(2*PI()*[.$AH$2]*62.5*([.$A12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2*PI()*[.$B$2]*62.5*([.$A13]/2000))" office:value-type="float" office:value="1" calcext:value-type="float">
            <text:p>1</text:p>
          </table:table-cell>
          <table:table-cell table:formula="of:=COS(2*PI()*[.$C$2]*62.5*([.$A13]/2000))" office:value-type="float" office:value="-0.38268343236509" calcext:value-type="float">
            <text:p>-0.38268343236509</text:p>
          </table:table-cell>
          <table:table-cell table:formula="of:=COS(2*PI()*[.$D$2]*62.5*([.$A13]/2000))" office:value-type="float" office:value="-0.707106781186548" calcext:value-type="float">
            <text:p>-0.707106781186548</text:p>
          </table:table-cell>
          <table:table-cell table:formula="of:=COS(2*PI()*[.$E$2]*62.5*([.$A13]/2000))" office:value-type="float" office:value="0.923879532511287" calcext:value-type="float">
            <text:p>0.923879532511287</text:p>
          </table:table-cell>
          <table:table-cell table:formula="of:=COS(2*PI()*[.$F$2]*62.5*([.$A13]/2000))" office:value-type="float" office:value="3.06161699786838E-016" calcext:value-type="float">
            <text:p>3.06161699786838E-16</text:p>
          </table:table-cell>
          <table:table-cell table:formula="of:=COS(2*PI()*[.$G$2]*62.5*([.$A13]/2000))" office:value-type="float" office:value="-0.923879532511287" calcext:value-type="float">
            <text:p>-0.923879532511287</text:p>
          </table:table-cell>
          <table:table-cell table:formula="of:=COS(2*PI()*[.$H$2]*62.5*([.$A13]/2000))" office:value-type="float" office:value="0.707106781186548" calcext:value-type="float">
            <text:p>0.707106781186548</text:p>
          </table:table-cell>
          <table:table-cell table:formula="of:=COS(2*PI()*[.$I$2]*62.5*([.$A13]/2000))" office:value-type="float" office:value="0.382683432365091" calcext:value-type="float">
            <text:p>0.382683432365091</text:p>
          </table:table-cell>
          <table:table-cell table:formula="of:=COS(2*PI()*[.$J$2]*62.5*([.$A13]/2000))" office:value-type="float" office:value="-1" calcext:value-type="float">
            <text:p>-1</text:p>
          </table:table-cell>
          <table:table-cell table:formula="of:=COS(2*PI()*[.$K$2]*62.5*([.$A13]/2000))" office:value-type="float" office:value="0.38268343236509" calcext:value-type="float">
            <text:p>0.38268343236509</text:p>
          </table:table-cell>
          <table:table-cell table:formula="of:=COS(2*PI()*[.$L$2]*62.5*([.$A13]/2000))" office:value-type="float" office:value="0.707106781186547" calcext:value-type="float">
            <text:p>0.707106781186547</text:p>
          </table:table-cell>
          <table:table-cell table:formula="of:=COS(2*PI()*[.$M$2]*62.5*([.$A13]/2000))" office:value-type="float" office:value="-0.923879532511286" calcext:value-type="float">
            <text:p>-0.923879532511286</text:p>
          </table:table-cell>
          <table:table-cell table:formula="of:=COS(2*PI()*[.$N$2]*62.5*([.$A13]/2000))" office:value-type="float" office:value="8.57871740039736E-016" calcext:value-type="float">
            <text:p>8.57871740039736E-16</text:p>
          </table:table-cell>
          <table:table-cell table:formula="of:=COS(2*PI()*[.$O$2]*62.5*([.$A13]/2000))" office:value-type="float" office:value="0.923879532511286" calcext:value-type="float">
            <text:p>0.923879532511286</text:p>
          </table:table-cell>
          <table:table-cell table:formula="of:=COS(2*PI()*[.$P$2]*62.5*([.$A13]/2000))" office:value-type="float" office:value="-0.707106781186546" calcext:value-type="float">
            <text:p>-0.707106781186546</text:p>
          </table:table-cell>
          <table:table-cell table:formula="of:=COS(2*PI()*[.$Q$2]*62.5*([.$A13]/2000))" office:value-type="float" office:value="-0.382683432365094" calcext:value-type="float">
            <text:p>-0.382683432365094</text:p>
          </table:table-cell>
          <table:table-cell table:formula="of:=COS(2*PI()*[.$R$2]*62.5*([.$A13]/2000))" office:value-type="float" office:value="1" calcext:value-type="float">
            <text:p>1</text:p>
          </table:table-cell>
          <table:table-cell table:formula="of:=COS(2*PI()*[.$S$2]*62.5*([.$A13]/2000))" office:value-type="float" office:value="-0.382683432365096" calcext:value-type="float">
            <text:p>-0.382683432365096</text:p>
          </table:table-cell>
          <table:table-cell table:formula="of:=COS(2*PI()*[.$T$2]*62.5*([.$A13]/2000))" office:value-type="float" office:value="-0.707106781186548" calcext:value-type="float">
            <text:p>-0.707106781186548</text:p>
          </table:table-cell>
          <table:table-cell table:formula="of:=COS(2*PI()*[.$U$2]*62.5*([.$A13]/2000))" office:value-type="float" office:value="0.923879532511287" calcext:value-type="float">
            <text:p>0.923879532511287</text:p>
          </table:table-cell>
          <table:table-cell table:formula="of:=COS(2*PI()*[.$V$2]*62.5*([.$A13]/2000))" office:value-type="float" office:value="-2.45548340466059E-016" calcext:value-type="float">
            <text:p>-2.45548340466059E-16</text:p>
          </table:table-cell>
          <table:table-cell table:formula="of:=COS(2*PI()*[.$W$2]*62.5*([.$A13]/2000))" office:value-type="float" office:value="-0.923879532511286" calcext:value-type="float">
            <text:p>-0.923879532511286</text:p>
          </table:table-cell>
          <table:table-cell table:formula="of:=COS(2*PI()*[.$X$2]*62.5*([.$A13]/2000))" office:value-type="float" office:value="0.707106781186543" calcext:value-type="float">
            <text:p>0.707106781186543</text:p>
          </table:table-cell>
          <table:table-cell table:formula="of:=COS(2*PI()*[.$Y$2]*62.5*([.$A13]/2000))" office:value-type="float" office:value="0.382683432365088" calcext:value-type="float">
            <text:p>0.382683432365088</text:p>
          </table:table-cell>
          <table:table-cell table:formula="of:=COS(2*PI()*[.$Z$2]*62.5*([.$A13]/2000))" office:value-type="float" office:value="-1" calcext:value-type="float">
            <text:p>-1</text:p>
          </table:table-cell>
          <table:table-cell table:formula="of:=COS(2*PI()*[.$AA$2]*62.5*([.$A13]/2000))" office:value-type="float" office:value="0.382683432365092" calcext:value-type="float">
            <text:p>0.382683432365092</text:p>
          </table:table-cell>
          <table:table-cell table:formula="of:=COS(2*PI()*[.$AB$2]*62.5*([.$A13]/2000))" office:value-type="float" office:value="0.707106781186546" calcext:value-type="float">
            <text:p>0.707106781186546</text:p>
          </table:table-cell>
          <table:table-cell table:formula="of:=COS(2*PI()*[.$AC$2]*62.5*([.$A13]/2000))" office:value-type="float" office:value="-0.923879532511288" calcext:value-type="float">
            <text:p>-0.923879532511288</text:p>
          </table:table-cell>
          <table:table-cell table:formula="of:=COS(2*PI()*[.$AD$2]*62.5*([.$A13]/2000))" office:value-type="float" office:value="-3.91948873790812E-015" calcext:value-type="float">
            <text:p>-3.91948873790812E-15</text:p>
          </table:table-cell>
          <table:table-cell table:formula="of:=COS(2*PI()*[.$AE$2]*62.5*([.$A13]/2000))" office:value-type="float" office:value="0.923879532511285" calcext:value-type="float">
            <text:p>0.923879532511285</text:p>
          </table:table-cell>
          <table:table-cell table:formula="of:=COS(2*PI()*[.$AF$2]*62.5*([.$A13]/2000))" office:value-type="float" office:value="-0.70710678118654" calcext:value-type="float">
            <text:p>-0.70710678118654</text:p>
          </table:table-cell>
          <table:table-cell table:formula="of:=COS(2*PI()*[.$AG$2]*62.5*([.$A13]/2000))" office:value-type="float" office:value="-0.382683432365092" calcext:value-type="float">
            <text:p>-0.382683432365092</text:p>
          </table:table-cell>
          <table:table-cell table:formula="of:=COS(2*PI()*[.$AH$2]*62.5*([.$A13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S(2*PI()*[.$B$2]*62.5*([.$A14]/2000))" office:value-type="float" office:value="1" calcext:value-type="float">
            <text:p>1</text:p>
          </table:table-cell>
          <table:table-cell table:formula="of:=COS(2*PI()*[.$C$2]*62.5*([.$A14]/2000))" office:value-type="float" office:value="-0.555570233019602" calcext:value-type="float">
            <text:p>-0.555570233019602</text:p>
          </table:table-cell>
          <table:table-cell table:formula="of:=COS(2*PI()*[.$D$2]*62.5*([.$A14]/2000))" office:value-type="float" office:value="-0.38268343236509" calcext:value-type="float">
            <text:p>-0.38268343236509</text:p>
          </table:table-cell>
          <table:table-cell table:formula="of:=COS(2*PI()*[.$E$2]*62.5*([.$A14]/2000))" office:value-type="float" office:value="0.980785280403231" calcext:value-type="float">
            <text:p>0.980785280403231</text:p>
          </table:table-cell>
          <table:table-cell table:formula="of:=COS(2*PI()*[.$F$2]*62.5*([.$A14]/2000))" office:value-type="float" office:value="-0.707106781186547" calcext:value-type="float">
            <text:p>-0.707106781186547</text:p>
          </table:table-cell>
          <table:table-cell table:formula="of:=COS(2*PI()*[.$G$2]*62.5*([.$A14]/2000))" office:value-type="float" office:value="-0.19509032201613" calcext:value-type="float">
            <text:p>-0.19509032201613</text:p>
          </table:table-cell>
          <table:table-cell table:formula="of:=COS(2*PI()*[.$H$2]*62.5*([.$A14]/2000))" office:value-type="float" office:value="0.923879532511287" calcext:value-type="float">
            <text:p>0.923879532511287</text:p>
          </table:table-cell>
          <table:table-cell table:formula="of:=COS(2*PI()*[.$I$2]*62.5*([.$A14]/2000))" office:value-type="float" office:value="-0.831469612302544" calcext:value-type="float">
            <text:p>-0.831469612302544</text:p>
          </table:table-cell>
          <table:table-cell table:formula="of:=COS(2*PI()*[.$J$2]*62.5*([.$A14]/2000))" office:value-type="float" office:value="-2.44991257893129E-015" calcext:value-type="float">
            <text:p>-2.44991257893129E-15</text:p>
          </table:table-cell>
          <table:table-cell table:formula="of:=COS(2*PI()*[.$K$2]*62.5*([.$A14]/2000))" office:value-type="float" office:value="0.831469612302545" calcext:value-type="float">
            <text:p>0.831469612302545</text:p>
          </table:table-cell>
          <table:table-cell table:formula="of:=COS(2*PI()*[.$L$2]*62.5*([.$A14]/2000))" office:value-type="float" office:value="-0.923879532511286" calcext:value-type="float">
            <text:p>-0.923879532511286</text:p>
          </table:table-cell>
          <table:table-cell table:formula="of:=COS(2*PI()*[.$M$2]*62.5*([.$A14]/2000))" office:value-type="float" office:value="0.195090322016125" calcext:value-type="float">
            <text:p>0.195090322016125</text:p>
          </table:table-cell>
          <table:table-cell table:formula="of:=COS(2*PI()*[.$N$2]*62.5*([.$A14]/2000))" office:value-type="float" office:value="0.70710678118655" calcext:value-type="float">
            <text:p>0.70710678118655</text:p>
          </table:table-cell>
          <table:table-cell table:formula="of:=COS(2*PI()*[.$O$2]*62.5*([.$A14]/2000))" office:value-type="float" office:value="-0.98078528040323" calcext:value-type="float">
            <text:p>-0.98078528040323</text:p>
          </table:table-cell>
          <table:table-cell table:formula="of:=COS(2*PI()*[.$P$2]*62.5*([.$A14]/2000))" office:value-type="float" office:value="0.382683432365086" calcext:value-type="float">
            <text:p>0.382683432365086</text:p>
          </table:table-cell>
          <table:table-cell table:formula="of:=COS(2*PI()*[.$Q$2]*62.5*([.$A14]/2000))" office:value-type="float" office:value="0.555570233019606" calcext:value-type="float">
            <text:p>0.555570233019606</text:p>
          </table:table-cell>
          <table:table-cell table:formula="of:=COS(2*PI()*[.$R$2]*62.5*([.$A14]/2000))" office:value-type="float" office:value="-1" calcext:value-type="float">
            <text:p>-1</text:p>
          </table:table-cell>
          <table:table-cell table:formula="of:=COS(2*PI()*[.$S$2]*62.5*([.$A14]/2000))" office:value-type="float" office:value="0.555570233019604" calcext:value-type="float">
            <text:p>0.555570233019604</text:p>
          </table:table-cell>
          <table:table-cell table:formula="of:=COS(2*PI()*[.$T$2]*62.5*([.$A14]/2000))" office:value-type="float" office:value="0.382683432365088" calcext:value-type="float">
            <text:p>0.382683432365088</text:p>
          </table:table-cell>
          <table:table-cell table:formula="of:=COS(2*PI()*[.$U$2]*62.5*([.$A14]/2000))" office:value-type="float" office:value="-0.980785280403232" calcext:value-type="float">
            <text:p>-0.980785280403232</text:p>
          </table:table-cell>
          <table:table-cell table:formula="of:=COS(2*PI()*[.$V$2]*62.5*([.$A14]/2000))" office:value-type="float" office:value="0.707106781186543" calcext:value-type="float">
            <text:p>0.707106781186543</text:p>
          </table:table-cell>
          <table:table-cell table:formula="of:=COS(2*PI()*[.$W$2]*62.5*([.$A14]/2000))" office:value-type="float" office:value="0.195090322016135" calcext:value-type="float">
            <text:p>0.195090322016135</text:p>
          </table:table-cell>
          <table:table-cell table:formula="of:=COS(2*PI()*[.$X$2]*62.5*([.$A14]/2000))" office:value-type="float" office:value="-0.923879532511289" calcext:value-type="float">
            <text:p>-0.923879532511289</text:p>
          </table:table-cell>
          <table:table-cell table:formula="of:=COS(2*PI()*[.$Y$2]*62.5*([.$A14]/2000))" office:value-type="float" office:value="0.831469612302545" calcext:value-type="float">
            <text:p>0.831469612302545</text:p>
          </table:table-cell>
          <table:table-cell table:formula="of:=COS(2*PI()*[.$Z$2]*62.5*([.$A14]/2000))" office:value-type="float" office:value="7.34973773679388E-015" calcext:value-type="float">
            <text:p>7.34973773679388E-15</text:p>
          </table:table-cell>
          <table:table-cell table:formula="of:=COS(2*PI()*[.$AA$2]*62.5*([.$A14]/2000))" office:value-type="float" office:value="-0.831469612302545" calcext:value-type="float">
            <text:p>-0.831469612302545</text:p>
          </table:table-cell>
          <table:table-cell table:formula="of:=COS(2*PI()*[.$AB$2]*62.5*([.$A14]/2000))" office:value-type="float" office:value="0.923879532511286" calcext:value-type="float">
            <text:p>0.923879532511286</text:p>
          </table:table-cell>
          <table:table-cell table:formula="of:=COS(2*PI()*[.$AC$2]*62.5*([.$A14]/2000))" office:value-type="float" office:value="-0.19509032201612" calcext:value-type="float">
            <text:p>-0.19509032201612</text:p>
          </table:table-cell>
          <table:table-cell table:formula="of:=COS(2*PI()*[.$AD$2]*62.5*([.$A14]/2000))" office:value-type="float" office:value="-0.707106781186554" calcext:value-type="float">
            <text:p>-0.707106781186554</text:p>
          </table:table-cell>
          <table:table-cell table:formula="of:=COS(2*PI()*[.$AE$2]*62.5*([.$A14]/2000))" office:value-type="float" office:value="0.98078528040323" calcext:value-type="float">
            <text:p>0.98078528040323</text:p>
          </table:table-cell>
          <table:table-cell table:formula="of:=COS(2*PI()*[.$AF$2]*62.5*([.$A14]/2000))" office:value-type="float" office:value="-0.382683432365081" calcext:value-type="float">
            <text:p>-0.382683432365081</text:p>
          </table:table-cell>
          <table:table-cell table:formula="of:=COS(2*PI()*[.$AG$2]*62.5*([.$A14]/2000))" office:value-type="float" office:value="-0.55557023301961" calcext:value-type="float">
            <text:p>-0.55557023301961</text:p>
          </table:table-cell>
          <table:table-cell table:formula="of:=COS(2*PI()*[.$AH$2]*62.5*([.$A14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S(2*PI()*[.$B$2]*62.5*([.$A15]/2000))" office:value-type="float" office:value="1" calcext:value-type="float">
            <text:p>1</text:p>
          </table:table-cell>
          <table:table-cell table:formula="of:=COS(2*PI()*[.$C$2]*62.5*([.$A15]/2000))" office:value-type="float" office:value="-0.707106781186547" calcext:value-type="float">
            <text:p>-0.707106781186547</text:p>
          </table:table-cell>
          <table:table-cell table:formula="of:=COS(2*PI()*[.$D$2]*62.5*([.$A15]/2000))" office:value-type="float" office:value="-1.83697019872103E-016" calcext:value-type="float">
            <text:p>-1.83697019872103E-16</text:p>
          </table:table-cell>
          <table:table-cell table:formula="of:=COS(2*PI()*[.$E$2]*62.5*([.$A15]/2000))" office:value-type="float" office:value="0.707106781186548" calcext:value-type="float">
            <text:p>0.707106781186548</text:p>
          </table:table-cell>
          <table:table-cell table:formula="of:=COS(2*PI()*[.$F$2]*62.5*([.$A15]/2000))" office:value-type="float" office:value="-1" calcext:value-type="float">
            <text:p>-1</text:p>
          </table:table-cell>
          <table:table-cell table:formula="of:=COS(2*PI()*[.$G$2]*62.5*([.$A15]/2000))" office:value-type="float" office:value="0.707106781186548" calcext:value-type="float">
            <text:p>0.707106781186548</text:p>
          </table:table-cell>
          <table:table-cell table:formula="of:=COS(2*PI()*[.$H$2]*62.5*([.$A15]/2000))" office:value-type="float" office:value="5.51091059616309E-016" calcext:value-type="float">
            <text:p>5.51091059616309E-16</text:p>
          </table:table-cell>
          <table:table-cell table:formula="of:=COS(2*PI()*[.$I$2]*62.5*([.$A15]/2000))" office:value-type="float" office:value="-0.707106781186547" calcext:value-type="float">
            <text:p>-0.707106781186547</text:p>
          </table:table-cell>
          <table:table-cell table:formula="of:=COS(2*PI()*[.$J$2]*62.5*([.$A15]/2000))" office:value-type="float" office:value="1" calcext:value-type="float">
            <text:p>1</text:p>
          </table:table-cell>
          <table:table-cell table:formula="of:=COS(2*PI()*[.$K$2]*62.5*([.$A15]/2000))" office:value-type="float" office:value="-0.707106781186549" calcext:value-type="float">
            <text:p>-0.707106781186549</text:p>
          </table:table-cell>
          <table:table-cell table:formula="of:=COS(2*PI()*[.$L$2]*62.5*([.$A15]/2000))" office:value-type="float" office:value="8.57871740039736E-016" calcext:value-type="float">
            <text:p>8.57871740039736E-16</text:p>
          </table:table-cell>
          <table:table-cell table:formula="of:=COS(2*PI()*[.$M$2]*62.5*([.$A15]/2000))" office:value-type="float" office:value="0.70710678118655" calcext:value-type="float">
            <text:p>0.70710678118655</text:p>
          </table:table-cell>
          <table:table-cell table:formula="of:=COS(2*PI()*[.$N$2]*62.5*([.$A15]/2000))" office:value-type="float" office:value="-1" calcext:value-type="float">
            <text:p>-1</text:p>
          </table:table-cell>
          <table:table-cell table:formula="of:=COS(2*PI()*[.$O$2]*62.5*([.$A15]/2000))" office:value-type="float" office:value="0.707106781186549" calcext:value-type="float">
            <text:p>0.707106781186549</text:p>
          </table:table-cell>
          <table:table-cell table:formula="of:=COS(2*PI()*[.$P$2]*62.5*([.$A15]/2000))" office:value-type="float" office:value="-4.9047770029553E-016" calcext:value-type="float">
            <text:p>-4.9047770029553E-16</text:p>
          </table:table-cell>
          <table:table-cell table:formula="of:=COS(2*PI()*[.$Q$2]*62.5*([.$A15]/2000))" office:value-type="float" office:value="-0.707106781186553" calcext:value-type="float">
            <text:p>-0.707106781186553</text:p>
          </table:table-cell>
          <table:table-cell table:formula="of:=COS(2*PI()*[.$R$2]*62.5*([.$A15]/2000))" office:value-type="float" office:value="1" calcext:value-type="float">
            <text:p>1</text:p>
          </table:table-cell>
          <table:table-cell table:formula="of:=COS(2*PI()*[.$S$2]*62.5*([.$A15]/2000))" office:value-type="float" office:value="-0.707106781186551" calcext:value-type="float">
            <text:p>-0.707106781186551</text:p>
          </table:table-cell>
          <table:table-cell table:formula="of:=COS(2*PI()*[.$T$2]*62.5*([.$A15]/2000))" office:value-type="float" office:value="3.67579733935182E-015" calcext:value-type="float">
            <text:p>3.67579733935182E-15</text:p>
          </table:table-cell>
          <table:table-cell table:formula="of:=COS(2*PI()*[.$U$2]*62.5*([.$A15]/2000))" office:value-type="float" office:value="0.707106781186551" calcext:value-type="float">
            <text:p>0.707106781186551</text:p>
          </table:table-cell>
          <table:table-cell table:formula="of:=COS(2*PI()*[.$V$2]*62.5*([.$A15]/2000))" office:value-type="float" office:value="-1" calcext:value-type="float">
            <text:p>-1</text:p>
          </table:table-cell>
          <table:table-cell table:formula="of:=COS(2*PI()*[.$W$2]*62.5*([.$A15]/2000))" office:value-type="float" office:value="0.707106781186543" calcext:value-type="float">
            <text:p>0.707106781186543</text:p>
          </table:table-cell>
          <table:table-cell table:formula="of:=COS(2*PI()*[.$X$2]*62.5*([.$A15]/2000))" office:value-type="float" office:value="7.34973773679388E-015" calcext:value-type="float">
            <text:p>7.34973773679388E-15</text:p>
          </table:table-cell>
          <table:table-cell table:formula="of:=COS(2*PI()*[.$Y$2]*62.5*([.$A15]/2000))" office:value-type="float" office:value="-0.707106781186548" calcext:value-type="float">
            <text:p>-0.707106781186548</text:p>
          </table:table-cell>
          <table:table-cell table:formula="of:=COS(2*PI()*[.$Z$2]*62.5*([.$A15]/2000))" office:value-type="float" office:value="1" calcext:value-type="float">
            <text:p>1</text:p>
          </table:table-cell>
          <table:table-cell table:formula="of:=COS(2*PI()*[.$AA$2]*62.5*([.$A15]/2000))" office:value-type="float" office:value="-0.70710678118655" calcext:value-type="float">
            <text:p>-0.70710678118655</text:p>
          </table:table-cell>
          <table:table-cell table:formula="of:=COS(2*PI()*[.$AB$2]*62.5*([.$A15]/2000))" office:value-type="float" office:value="2.94100925986341E-015" calcext:value-type="float">
            <text:p>2.94100925986341E-15</text:p>
          </table:table-cell>
          <table:table-cell table:formula="of:=COS(2*PI()*[.$AC$2]*62.5*([.$A15]/2000))" office:value-type="float" office:value="0.707106781186546" calcext:value-type="float">
            <text:p>0.707106781186546</text:p>
          </table:table-cell>
          <table:table-cell table:formula="of:=COS(2*PI()*[.$AD$2]*62.5*([.$A15]/2000))" office:value-type="float" office:value="-1" calcext:value-type="float">
            <text:p>-1</text:p>
          </table:table-cell>
          <table:table-cell table:formula="of:=COS(2*PI()*[.$AE$2]*62.5*([.$A15]/2000))" office:value-type="float" office:value="0.707106781186553" calcext:value-type="float">
            <text:p>0.707106781186553</text:p>
          </table:table-cell>
          <table:table-cell table:formula="of:=COS(2*PI()*[.$AF$2]*62.5*([.$A15]/2000))" office:value-type="float" office:value="0.0000000000000151899531738833" calcext:value-type="float">
            <text:p>1.51899531738833E-14</text:p>
          </table:table-cell>
          <table:table-cell table:formula="of:=COS(2*PI()*[.$AG$2]*62.5*([.$A15]/2000))" office:value-type="float" office:value="-0.707106781186554" calcext:value-type="float">
            <text:p>-0.707106781186554</text:p>
          </table:table-cell>
          <table:table-cell table:formula="of:=COS(2*PI()*[.$AH$2]*62.5*([.$A15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S(2*PI()*[.$B$2]*62.5*([.$A16]/2000))" office:value-type="float" office:value="1" calcext:value-type="float">
            <text:p>1</text:p>
          </table:table-cell>
          <table:table-cell table:formula="of:=COS(2*PI()*[.$C$2]*62.5*([.$A16]/2000))" office:value-type="float" office:value="-0.831469612302545" calcext:value-type="float">
            <text:p>-0.831469612302545</text:p>
          </table:table-cell>
          <table:table-cell table:formula="of:=COS(2*PI()*[.$D$2]*62.5*([.$A16]/2000))" office:value-type="float" office:value="0.382683432365089" calcext:value-type="float">
            <text:p>0.382683432365089</text:p>
          </table:table-cell>
          <table:table-cell table:formula="of:=COS(2*PI()*[.$E$2]*62.5*([.$A16]/2000))" office:value-type="float" office:value="0.195090322016129" calcext:value-type="float">
            <text:p>0.195090322016129</text:p>
          </table:table-cell>
          <table:table-cell table:formula="of:=COS(2*PI()*[.$F$2]*62.5*([.$A16]/2000))" office:value-type="float" office:value="-0.707106781186548" calcext:value-type="float">
            <text:p>-0.707106781186548</text:p>
          </table:table-cell>
          <table:table-cell table:formula="of:=COS(2*PI()*[.$G$2]*62.5*([.$A16]/2000))" office:value-type="float" office:value="0.980785280403231" calcext:value-type="float">
            <text:p>0.980785280403231</text:p>
          </table:table-cell>
          <table:table-cell table:formula="of:=COS(2*PI()*[.$H$2]*62.5*([.$A16]/2000))" office:value-type="float" office:value="-0.923879532511286" calcext:value-type="float">
            <text:p>-0.923879532511286</text:p>
          </table:table-cell>
          <table:table-cell table:formula="of:=COS(2*PI()*[.$I$2]*62.5*([.$A16]/2000))" office:value-type="float" office:value="0.555570233019602" calcext:value-type="float">
            <text:p>0.555570233019602</text:p>
          </table:table-cell>
          <table:table-cell table:formula="of:=COS(2*PI()*[.$J$2]*62.5*([.$A16]/2000))" office:value-type="float" office:value="2.57237725884603E-015" calcext:value-type="float">
            <text:p>2.57237725884603E-15</text:p>
          </table:table-cell>
          <table:table-cell table:formula="of:=COS(2*PI()*[.$K$2]*62.5*([.$A16]/2000))" office:value-type="float" office:value="-0.555570233019603" calcext:value-type="float">
            <text:p>-0.555570233019603</text:p>
          </table:table-cell>
          <table:table-cell table:formula="of:=COS(2*PI()*[.$L$2]*62.5*([.$A16]/2000))" office:value-type="float" office:value="0.923879532511288" calcext:value-type="float">
            <text:p>0.923879532511288</text:p>
          </table:table-cell>
          <table:table-cell table:formula="of:=COS(2*PI()*[.$M$2]*62.5*([.$A16]/2000))" office:value-type="float" office:value="-0.98078528040323" calcext:value-type="float">
            <text:p>-0.98078528040323</text:p>
          </table:table-cell>
          <table:table-cell table:formula="of:=COS(2*PI()*[.$N$2]*62.5*([.$A16]/2000))" office:value-type="float" office:value="0.707106781186546" calcext:value-type="float">
            <text:p>0.707106781186546</text:p>
          </table:table-cell>
          <table:table-cell table:formula="of:=COS(2*PI()*[.$O$2]*62.5*([.$A16]/2000))" office:value-type="float" office:value="-0.195090322016128" calcext:value-type="float">
            <text:p>-0.195090322016128</text:p>
          </table:table-cell>
          <table:table-cell table:formula="of:=COS(2*PI()*[.$P$2]*62.5*([.$A16]/2000))" office:value-type="float" office:value="-0.382683432365091" calcext:value-type="float">
            <text:p>-0.382683432365091</text:p>
          </table:table-cell>
          <table:table-cell table:formula="of:=COS(2*PI()*[.$Q$2]*62.5*([.$A16]/2000))" office:value-type="float" office:value="0.831469612302551" calcext:value-type="float">
            <text:p>0.831469612302551</text:p>
          </table:table-cell>
          <table:table-cell table:formula="of:=COS(2*PI()*[.$R$2]*62.5*([.$A16]/2000))" office:value-type="float" office:value="-1" calcext:value-type="float">
            <text:p>-1</text:p>
          </table:table-cell>
          <table:table-cell table:formula="of:=COS(2*PI()*[.$S$2]*62.5*([.$A16]/2000))" office:value-type="float" office:value="0.831469612302545" calcext:value-type="float">
            <text:p>0.831469612302545</text:p>
          </table:table-cell>
          <table:table-cell table:formula="of:=COS(2*PI()*[.$T$2]*62.5*([.$A16]/2000))" office:value-type="float" office:value="-0.382683432365088" calcext:value-type="float">
            <text:p>-0.382683432365088</text:p>
          </table:table-cell>
          <table:table-cell table:formula="of:=COS(2*PI()*[.$U$2]*62.5*([.$A16]/2000))" office:value-type="float" office:value="-0.195090322016131" calcext:value-type="float">
            <text:p>-0.195090322016131</text:p>
          </table:table-cell>
          <table:table-cell table:formula="of:=COS(2*PI()*[.$V$2]*62.5*([.$A16]/2000))" office:value-type="float" office:value="0.707106781186551" calcext:value-type="float">
            <text:p>0.707106781186551</text:p>
          </table:table-cell>
          <table:table-cell table:formula="of:=COS(2*PI()*[.$W$2]*62.5*([.$A16]/2000))" office:value-type="float" office:value="-0.980785280403232" calcext:value-type="float">
            <text:p>-0.980785280403232</text:p>
          </table:table-cell>
          <table:table-cell table:formula="of:=COS(2*PI()*[.$X$2]*62.5*([.$A16]/2000))" office:value-type="float" office:value="0.923879532511284" calcext:value-type="float">
            <text:p>0.923879532511284</text:p>
          </table:table-cell>
          <table:table-cell table:formula="of:=COS(2*PI()*[.$Y$2]*62.5*([.$A16]/2000))" office:value-type="float" office:value="-0.5555702330196" calcext:value-type="float">
            <text:p>-0.5555702330196</text:p>
          </table:table-cell>
          <table:table-cell table:formula="of:=COS(2*PI()*[.$Z$2]*62.5*([.$A16]/2000))" office:value-type="float" office:value="-4.16441809773759E-015" calcext:value-type="float">
            <text:p>-4.16441809773759E-15</text:p>
          </table:table-cell>
          <table:table-cell table:formula="of:=COS(2*PI()*[.$AA$2]*62.5*([.$A16]/2000))" office:value-type="float" office:value="0.555570233019601" calcext:value-type="float">
            <text:p>0.555570233019601</text:p>
          </table:table-cell>
          <table:table-cell table:formula="of:=COS(2*PI()*[.$AB$2]*62.5*([.$A16]/2000))" office:value-type="float" office:value="-0.923879532511287" calcext:value-type="float">
            <text:p>-0.923879532511287</text:p>
          </table:table-cell>
          <table:table-cell table:formula="of:=COS(2*PI()*[.$AC$2]*62.5*([.$A16]/2000))" office:value-type="float" office:value="0.98078528040323" calcext:value-type="float">
            <text:p>0.98078528040323</text:p>
          </table:table-cell>
          <table:table-cell table:formula="of:=COS(2*PI()*[.$AD$2]*62.5*([.$A16]/2000))" office:value-type="float" office:value="-0.707106781186545" calcext:value-type="float">
            <text:p>-0.707106781186545</text:p>
          </table:table-cell>
          <table:table-cell table:formula="of:=COS(2*PI()*[.$AE$2]*62.5*([.$A16]/2000))" office:value-type="float" office:value="0.195090322016123" calcext:value-type="float">
            <text:p>0.195090322016123</text:p>
          </table:table-cell>
          <table:table-cell table:formula="of:=COS(2*PI()*[.$AF$2]*62.5*([.$A16]/2000))" office:value-type="float" office:value="0.382683432365109" calcext:value-type="float">
            <text:p>0.382683432365109</text:p>
          </table:table-cell>
          <table:table-cell table:formula="of:=COS(2*PI()*[.$AG$2]*62.5*([.$A16]/2000))" office:value-type="float" office:value="-0.83146961230255" calcext:value-type="float">
            <text:p>-0.83146961230255</text:p>
          </table:table-cell>
          <table:table-cell table:formula="of:=COS(2*PI()*[.$AH$2]*62.5*([.$A16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S(2*PI()*[.$B$2]*62.5*([.$A17]/2000))" office:value-type="float" office:value="1" calcext:value-type="float">
            <text:p>1</text:p>
          </table:table-cell>
          <table:table-cell table:formula="of:=COS(2*PI()*[.$C$2]*62.5*([.$A17]/2000))" office:value-type="float" office:value="-0.923879532511287" calcext:value-type="float">
            <text:p>-0.923879532511287</text:p>
          </table:table-cell>
          <table:table-cell table:formula="of:=COS(2*PI()*[.$D$2]*62.5*([.$A17]/2000))" office:value-type="float" office:value="0.707106781186547" calcext:value-type="float">
            <text:p>0.707106781186547</text:p>
          </table:table-cell>
          <table:table-cell table:formula="of:=COS(2*PI()*[.$E$2]*62.5*([.$A17]/2000))" office:value-type="float" office:value="-0.38268343236509" calcext:value-type="float">
            <text:p>-0.38268343236509</text:p>
          </table:table-cell>
          <table:table-cell table:formula="of:=COS(2*PI()*[.$F$2]*62.5*([.$A17]/2000))" office:value-type="float" office:value="-4.28626379701574E-016" calcext:value-type="float">
            <text:p>-4.28626379701574E-16</text:p>
          </table:table-cell>
          <table:table-cell table:formula="of:=COS(2*PI()*[.$G$2]*62.5*([.$A17]/2000))" office:value-type="float" office:value="0.382683432365089" calcext:value-type="float">
            <text:p>0.382683432365089</text:p>
          </table:table-cell>
          <table:table-cell table:formula="of:=COS(2*PI()*[.$H$2]*62.5*([.$A17]/2000))" office:value-type="float" office:value="-0.707106781186547" calcext:value-type="float">
            <text:p>-0.707106781186547</text:p>
          </table:table-cell>
          <table:table-cell table:formula="of:=COS(2*PI()*[.$I$2]*62.5*([.$A17]/2000))" office:value-type="float" office:value="0.923879532511288" calcext:value-type="float">
            <text:p>0.923879532511288</text:p>
          </table:table-cell>
          <table:table-cell table:formula="of:=COS(2*PI()*[.$J$2]*62.5*([.$A17]/2000))" office:value-type="float" office:value="-1" calcext:value-type="float">
            <text:p>-1</text:p>
          </table:table-cell>
          <table:table-cell table:formula="of:=COS(2*PI()*[.$K$2]*62.5*([.$A17]/2000))" office:value-type="float" office:value="0.923879532511287" calcext:value-type="float">
            <text:p>0.923879532511287</text:p>
          </table:table-cell>
          <table:table-cell table:formula="of:=COS(2*PI()*[.$L$2]*62.5*([.$A17]/2000))" office:value-type="float" office:value="-0.707106781186549" calcext:value-type="float">
            <text:p>-0.707106781186549</text:p>
          </table:table-cell>
          <table:table-cell table:formula="of:=COS(2*PI()*[.$M$2]*62.5*([.$A17]/2000))" office:value-type="float" office:value="0.382683432365086" calcext:value-type="float">
            <text:p>0.382683432365086</text:p>
          </table:table-cell>
          <table:table-cell table:formula="of:=COS(2*PI()*[.$N$2]*62.5*([.$A17]/2000))" office:value-type="float" office:value="-4.9047770029553E-016" calcext:value-type="float">
            <text:p>-4.9047770029553E-16</text:p>
          </table:table-cell>
          <table:table-cell table:formula="of:=COS(2*PI()*[.$O$2]*62.5*([.$A17]/2000))" office:value-type="float" office:value="-0.382683432365091" calcext:value-type="float">
            <text:p>-0.382683432365091</text:p>
          </table:table-cell>
          <table:table-cell table:formula="of:=COS(2*PI()*[.$P$2]*62.5*([.$A17]/2000))" office:value-type="float" office:value="0.70710678118655" calcext:value-type="float">
            <text:p>0.70710678118655</text:p>
          </table:table-cell>
          <table:table-cell table:formula="of:=COS(2*PI()*[.$Q$2]*62.5*([.$A17]/2000))" office:value-type="float" office:value="-0.923879532511289" calcext:value-type="float">
            <text:p>-0.923879532511289</text:p>
          </table:table-cell>
          <table:table-cell table:formula="of:=COS(2*PI()*[.$R$2]*62.5*([.$A17]/2000))" office:value-type="float" office:value="1" calcext:value-type="float">
            <text:p>1</text:p>
          </table:table-cell>
          <table:table-cell table:formula="of:=COS(2*PI()*[.$S$2]*62.5*([.$A17]/2000))" office:value-type="float" office:value="-0.923879532511288" calcext:value-type="float">
            <text:p>-0.923879532511288</text:p>
          </table:table-cell>
          <table:table-cell table:formula="of:=COS(2*PI()*[.$T$2]*62.5*([.$A17]/2000))" office:value-type="float" office:value="0.707106781186548" calcext:value-type="float">
            <text:p>0.707106781186548</text:p>
          </table:table-cell>
          <table:table-cell table:formula="of:=COS(2*PI()*[.$U$2]*62.5*([.$A17]/2000))" office:value-type="float" office:value="-0.382683432365088" calcext:value-type="float">
            <text:p>-0.382683432365088</text:p>
          </table:table-cell>
          <table:table-cell table:formula="of:=COS(2*PI()*[.$V$2]*62.5*([.$A17]/2000))" office:value-type="float" office:value="3.18593861969288E-015" calcext:value-type="float">
            <text:p>3.18593861969288E-15</text:p>
          </table:table-cell>
          <table:table-cell table:formula="of:=COS(2*PI()*[.$W$2]*62.5*([.$A17]/2000))" office:value-type="float" office:value="0.382683432365096" calcext:value-type="float">
            <text:p>0.382683432365096</text:p>
          </table:table-cell>
          <table:table-cell table:formula="of:=COS(2*PI()*[.$X$2]*62.5*([.$A17]/2000))" office:value-type="float" office:value="-0.707106781186554" calcext:value-type="float">
            <text:p>-0.707106781186554</text:p>
          </table:table-cell>
          <table:table-cell table:formula="of:=COS(2*PI()*[.$Y$2]*62.5*([.$A17]/2000))" office:value-type="float" office:value="0.923879532511286" calcext:value-type="float">
            <text:p>0.923879532511286</text:p>
          </table:table-cell>
          <table:table-cell table:formula="of:=COS(2*PI()*[.$Z$2]*62.5*([.$A17]/2000))" office:value-type="float" office:value="-1" calcext:value-type="float">
            <text:p>-1</text:p>
          </table:table-cell>
          <table:table-cell table:formula="of:=COS(2*PI()*[.$AA$2]*62.5*([.$A17]/2000))" office:value-type="float" office:value="0.923879532511289" calcext:value-type="float">
            <text:p>0.923879532511289</text:p>
          </table:table-cell>
          <table:table-cell table:formula="of:=COS(2*PI()*[.$AB$2]*62.5*([.$A17]/2000))" office:value-type="float" office:value="-0.707106781186545" calcext:value-type="float">
            <text:p>-0.707106781186545</text:p>
          </table:table-cell>
          <table:table-cell table:formula="of:=COS(2*PI()*[.$AC$2]*62.5*([.$A17]/2000))" office:value-type="float" office:value="0.382683432365091" calcext:value-type="float">
            <text:p>0.382683432365091</text:p>
          </table:table-cell>
          <table:table-cell table:formula="of:=COS(2*PI()*[.$AD$2]*62.5*([.$A17]/2000))" office:value-type="float" office:value="8.32945517611177E-015" calcext:value-type="float">
            <text:p>8.32945517611177E-15</text:p>
          </table:table-cell>
          <table:table-cell table:formula="of:=COS(2*PI()*[.$AE$2]*62.5*([.$A17]/2000))" office:value-type="float" office:value="-0.38268343236508" calcext:value-type="float">
            <text:p>-0.38268343236508</text:p>
          </table:table-cell>
          <table:table-cell table:formula="of:=COS(2*PI()*[.$AF$2]*62.5*([.$A17]/2000))" office:value-type="float" office:value="0.707106781186557" calcext:value-type="float">
            <text:p>0.707106781186557</text:p>
          </table:table-cell>
          <table:table-cell table:formula="of:=COS(2*PI()*[.$AG$2]*62.5*([.$A17]/2000))" office:value-type="float" office:value="-0.92387953251129" calcext:value-type="float">
            <text:p>-0.92387953251129</text:p>
          </table:table-cell>
          <table:table-cell table:formula="of:=COS(2*PI()*[.$AH$2]*62.5*([.$A17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S(2*PI()*[.$B$2]*62.5*([.$A18]/2000))" office:value-type="float" office:value="1" calcext:value-type="float">
            <text:p>1</text:p>
          </table:table-cell>
          <table:table-cell table:formula="of:=COS(2*PI()*[.$C$2]*62.5*([.$A18]/2000))" office:value-type="float" office:value="-0.98078528040323" calcext:value-type="float">
            <text:p>-0.98078528040323</text:p>
          </table:table-cell>
          <table:table-cell table:formula="of:=COS(2*PI()*[.$D$2]*62.5*([.$A18]/2000))" office:value-type="float" office:value="0.923879532511286" calcext:value-type="float">
            <text:p>0.923879532511286</text:p>
          </table:table-cell>
          <table:table-cell table:formula="of:=COS(2*PI()*[.$E$2]*62.5*([.$A18]/2000))" office:value-type="float" office:value="-0.831469612302545" calcext:value-type="float">
            <text:p>-0.831469612302545</text:p>
          </table:table-cell>
          <table:table-cell table:formula="of:=COS(2*PI()*[.$F$2]*62.5*([.$A18]/2000))" office:value-type="float" office:value="0.707106781186547" calcext:value-type="float">
            <text:p>0.707106781186547</text:p>
          </table:table-cell>
          <table:table-cell table:formula="of:=COS(2*PI()*[.$G$2]*62.5*([.$A18]/2000))" office:value-type="float" office:value="-0.555570233019602" calcext:value-type="float">
            <text:p>-0.555570233019602</text:p>
          </table:table-cell>
          <table:table-cell table:formula="of:=COS(2*PI()*[.$H$2]*62.5*([.$A18]/2000))" office:value-type="float" office:value="0.38268343236509" calcext:value-type="float">
            <text:p>0.38268343236509</text:p>
          </table:table-cell>
          <table:table-cell table:formula="of:=COS(2*PI()*[.$I$2]*62.5*([.$A18]/2000))" office:value-type="float" office:value="-0.195090322016125" calcext:value-type="float">
            <text:p>-0.195090322016125</text:p>
          </table:table-cell>
          <table:table-cell table:formula="of:=COS(2*PI()*[.$J$2]*62.5*([.$A18]/2000))" office:value-type="float" office:value="-2.69484193876076E-015" calcext:value-type="float">
            <text:p>-2.69484193876076E-15</text:p>
          </table:table-cell>
          <table:table-cell table:formula="of:=COS(2*PI()*[.$K$2]*62.5*([.$A18]/2000))" office:value-type="float" office:value="0.19509032201613" calcext:value-type="float">
            <text:p>0.19509032201613</text:p>
          </table:table-cell>
          <table:table-cell table:formula="of:=COS(2*PI()*[.$L$2]*62.5*([.$A18]/2000))" office:value-type="float" office:value="-0.382683432365091" calcext:value-type="float">
            <text:p>-0.382683432365091</text:p>
          </table:table-cell>
          <table:table-cell table:formula="of:=COS(2*PI()*[.$M$2]*62.5*([.$A18]/2000))" office:value-type="float" office:value="0.555570233019606" calcext:value-type="float">
            <text:p>0.555570233019606</text:p>
          </table:table-cell>
          <table:table-cell table:formula="of:=COS(2*PI()*[.$N$2]*62.5*([.$A18]/2000))" office:value-type="float" office:value="-0.707106781186548" calcext:value-type="float">
            <text:p>-0.707106781186548</text:p>
          </table:table-cell>
          <table:table-cell table:formula="of:=COS(2*PI()*[.$O$2]*62.5*([.$A18]/2000))" office:value-type="float" office:value="0.831469612302547" calcext:value-type="float">
            <text:p>0.831469612302547</text:p>
          </table:table-cell>
          <table:table-cell table:formula="of:=COS(2*PI()*[.$P$2]*62.5*([.$A18]/2000))" office:value-type="float" office:value="-0.923879532511289" calcext:value-type="float">
            <text:p>-0.923879532511289</text:p>
          </table:table-cell>
          <table:table-cell table:formula="of:=COS(2*PI()*[.$Q$2]*62.5*([.$A18]/2000))" office:value-type="float" office:value="0.980785280403232" calcext:value-type="float">
            <text:p>0.980785280403232</text:p>
          </table:table-cell>
          <table:table-cell table:formula="of:=COS(2*PI()*[.$R$2]*62.5*([.$A18]/2000))" office:value-type="float" office:value="-1" calcext:value-type="float">
            <text:p>-1</text:p>
          </table:table-cell>
          <table:table-cell table:formula="of:=COS(2*PI()*[.$S$2]*62.5*([.$A18]/2000))" office:value-type="float" office:value="0.980785280403232" calcext:value-type="float">
            <text:p>0.980785280403232</text:p>
          </table:table-cell>
          <table:table-cell table:formula="of:=COS(2*PI()*[.$T$2]*62.5*([.$A18]/2000))" office:value-type="float" office:value="-0.923879532511285" calcext:value-type="float">
            <text:p>-0.923879532511285</text:p>
          </table:table-cell>
          <table:table-cell table:formula="of:=COS(2*PI()*[.$U$2]*62.5*([.$A18]/2000))" office:value-type="float" office:value="0.831469612302541" calcext:value-type="float">
            <text:p>0.831469612302541</text:p>
          </table:table-cell>
          <table:table-cell table:formula="of:=COS(2*PI()*[.$V$2]*62.5*([.$A18]/2000))" office:value-type="float" office:value="-0.707106781186545" calcext:value-type="float">
            <text:p>-0.707106781186545</text:p>
          </table:table-cell>
          <table:table-cell table:formula="of:=COS(2*PI()*[.$W$2]*62.5*([.$A18]/2000))" office:value-type="float" office:value="0.555570233019597" calcext:value-type="float">
            <text:p>0.555570233019597</text:p>
          </table:table-cell>
          <table:table-cell table:formula="of:=COS(2*PI()*[.$X$2]*62.5*([.$A18]/2000))" office:value-type="float" office:value="-0.382683432365081" calcext:value-type="float">
            <text:p>-0.382683432365081</text:p>
          </table:table-cell>
          <table:table-cell table:formula="of:=COS(2*PI()*[.$Y$2]*62.5*([.$A18]/2000))" office:value-type="float" office:value="0.19509032201613" calcext:value-type="float">
            <text:p>0.19509032201613</text:p>
          </table:table-cell>
          <table:table-cell table:formula="of:=COS(2*PI()*[.$Z$2]*62.5*([.$A18]/2000))" office:value-type="float" office:value="9.79098458681294E-016" calcext:value-type="float">
            <text:p>9.79098458681294E-16</text:p>
          </table:table-cell>
          <table:table-cell table:formula="of:=COS(2*PI()*[.$AA$2]*62.5*([.$A18]/2000))" office:value-type="float" office:value="-0.195090322016132" calcext:value-type="float">
            <text:p>-0.195090322016132</text:p>
          </table:table-cell>
          <table:table-cell table:formula="of:=COS(2*PI()*[.$AB$2]*62.5*([.$A18]/2000))" office:value-type="float" office:value="0.382683432365096" calcext:value-type="float">
            <text:p>0.382683432365096</text:p>
          </table:table-cell>
          <table:table-cell table:formula="of:=COS(2*PI()*[.$AC$2]*62.5*([.$A18]/2000))" office:value-type="float" office:value="-0.55557023301961" calcext:value-type="float">
            <text:p>-0.55557023301961</text:p>
          </table:table-cell>
          <table:table-cell table:formula="of:=COS(2*PI()*[.$AD$2]*62.5*([.$A18]/2000))" office:value-type="float" office:value="0.707106781186557" calcext:value-type="float">
            <text:p>0.707106781186557</text:p>
          </table:table-cell>
          <table:table-cell table:formula="of:=COS(2*PI()*[.$AE$2]*62.5*([.$A18]/2000))" office:value-type="float" office:value="-0.831469612302546" calcext:value-type="float">
            <text:p>-0.831469612302546</text:p>
          </table:table-cell>
          <table:table-cell table:formula="of:=COS(2*PI()*[.$AF$2]*62.5*([.$A18]/2000))" office:value-type="float" office:value="0.923879532511294" calcext:value-type="float">
            <text:p>0.923879532511294</text:p>
          </table:table-cell>
          <table:table-cell table:formula="of:=COS(2*PI()*[.$AG$2]*62.5*([.$A18]/2000))" office:value-type="float" office:value="-0.980785280403232" calcext:value-type="float">
            <text:p>-0.980785280403232</text:p>
          </table:table-cell>
          <table:table-cell table:formula="of:=COS(2*PI()*[.$AH$2]*62.5*([.$A18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2*PI()*[.$B$2]*62.5*([.$A19]/2000))" office:value-type="float" office:value="1" calcext:value-type="float">
            <text:p>1</text:p>
          </table:table-cell>
          <table:table-cell table:formula="of:=COS(2*PI()*[.$C$2]*62.5*([.$A19]/2000))" office:value-type="float" office:value="-1" calcext:value-type="float">
            <text:p>-1</text:p>
          </table:table-cell>
          <table:table-cell table:formula="of:=COS(2*PI()*[.$D$2]*62.5*([.$A19]/2000))" office:value-type="float" office:value="1" calcext:value-type="float">
            <text:p>1</text:p>
          </table:table-cell>
          <table:table-cell table:formula="of:=COS(2*PI()*[.$E$2]*62.5*([.$A19]/2000))" office:value-type="float" office:value="-1" calcext:value-type="float">
            <text:p>-1</text:p>
          </table:table-cell>
          <table:table-cell table:formula="of:=COS(2*PI()*[.$F$2]*62.5*([.$A19]/2000))" office:value-type="float" office:value="1" calcext:value-type="float">
            <text:p>1</text:p>
          </table:table-cell>
          <table:table-cell table:formula="of:=COS(2*PI()*[.$G$2]*62.5*([.$A19]/2000))" office:value-type="float" office:value="-1" calcext:value-type="float">
            <text:p>-1</text:p>
          </table:table-cell>
          <table:table-cell table:formula="of:=COS(2*PI()*[.$H$2]*62.5*([.$A19]/2000))" office:value-type="float" office:value="1" calcext:value-type="float">
            <text:p>1</text:p>
          </table:table-cell>
          <table:table-cell table:formula="of:=COS(2*PI()*[.$I$2]*62.5*([.$A19]/2000))" office:value-type="float" office:value="-1" calcext:value-type="float">
            <text:p>-1</text:p>
          </table:table-cell>
          <table:table-cell table:formula="of:=COS(2*PI()*[.$J$2]*62.5*([.$A19]/2000))" office:value-type="float" office:value="1" calcext:value-type="float">
            <text:p>1</text:p>
          </table:table-cell>
          <table:table-cell table:formula="of:=COS(2*PI()*[.$K$2]*62.5*([.$A19]/2000))" office:value-type="float" office:value="-1" calcext:value-type="float">
            <text:p>-1</text:p>
          </table:table-cell>
          <table:table-cell table:formula="of:=COS(2*PI()*[.$L$2]*62.5*([.$A19]/2000))" office:value-type="float" office:value="1" calcext:value-type="float">
            <text:p>1</text:p>
          </table:table-cell>
          <table:table-cell table:formula="of:=COS(2*PI()*[.$M$2]*62.5*([.$A19]/2000))" office:value-type="float" office:value="-1" calcext:value-type="float">
            <text:p>-1</text:p>
          </table:table-cell>
          <table:table-cell table:formula="of:=COS(2*PI()*[.$N$2]*62.5*([.$A19]/2000))" office:value-type="float" office:value="1" calcext:value-type="float">
            <text:p>1</text:p>
          </table:table-cell>
          <table:table-cell table:formula="of:=COS(2*PI()*[.$O$2]*62.5*([.$A19]/2000))" office:value-type="float" office:value="-1" calcext:value-type="float">
            <text:p>-1</text:p>
          </table:table-cell>
          <table:table-cell table:formula="of:=COS(2*PI()*[.$P$2]*62.5*([.$A19]/2000))" office:value-type="float" office:value="1" calcext:value-type="float">
            <text:p>1</text:p>
          </table:table-cell>
          <table:table-cell table:formula="of:=COS(2*PI()*[.$Q$2]*62.5*([.$A19]/2000))" office:value-type="float" office:value="-1" calcext:value-type="float">
            <text:p>-1</text:p>
          </table:table-cell>
          <table:table-cell table:formula="of:=COS(2*PI()*[.$R$2]*62.5*([.$A19]/2000))" office:value-type="float" office:value="1" calcext:value-type="float">
            <text:p>1</text:p>
          </table:table-cell>
          <table:table-cell table:formula="of:=COS(2*PI()*[.$S$2]*62.5*([.$A19]/2000))" office:value-type="float" office:value="-1" calcext:value-type="float">
            <text:p>-1</text:p>
          </table:table-cell>
          <table:table-cell table:formula="of:=COS(2*PI()*[.$T$2]*62.5*([.$A19]/2000))" office:value-type="float" office:value="1" calcext:value-type="float">
            <text:p>1</text:p>
          </table:table-cell>
          <table:table-cell table:formula="of:=COS(2*PI()*[.$U$2]*62.5*([.$A19]/2000))" office:value-type="float" office:value="-1" calcext:value-type="float">
            <text:p>-1</text:p>
          </table:table-cell>
          <table:table-cell table:formula="of:=COS(2*PI()*[.$V$2]*62.5*([.$A19]/2000))" office:value-type="float" office:value="1" calcext:value-type="float">
            <text:p>1</text:p>
          </table:table-cell>
          <table:table-cell table:formula="of:=COS(2*PI()*[.$W$2]*62.5*([.$A19]/2000))" office:value-type="float" office:value="-1" calcext:value-type="float">
            <text:p>-1</text:p>
          </table:table-cell>
          <table:table-cell table:formula="of:=COS(2*PI()*[.$X$2]*62.5*([.$A19]/2000))" office:value-type="float" office:value="1" calcext:value-type="float">
            <text:p>1</text:p>
          </table:table-cell>
          <table:table-cell table:formula="of:=COS(2*PI()*[.$Y$2]*62.5*([.$A19]/2000))" office:value-type="float" office:value="-1" calcext:value-type="float">
            <text:p>-1</text:p>
          </table:table-cell>
          <table:table-cell table:formula="of:=COS(2*PI()*[.$Z$2]*62.5*([.$A19]/2000))" office:value-type="float" office:value="1" calcext:value-type="float">
            <text:p>1</text:p>
          </table:table-cell>
          <table:table-cell table:formula="of:=COS(2*PI()*[.$AA$2]*62.5*([.$A19]/2000))" office:value-type="float" office:value="-1" calcext:value-type="float">
            <text:p>-1</text:p>
          </table:table-cell>
          <table:table-cell table:formula="of:=COS(2*PI()*[.$AB$2]*62.5*([.$A19]/2000))" office:value-type="float" office:value="1" calcext:value-type="float">
            <text:p>1</text:p>
          </table:table-cell>
          <table:table-cell table:formula="of:=COS(2*PI()*[.$AC$2]*62.5*([.$A19]/2000))" office:value-type="float" office:value="-1" calcext:value-type="float">
            <text:p>-1</text:p>
          </table:table-cell>
          <table:table-cell table:formula="of:=COS(2*PI()*[.$AD$2]*62.5*([.$A19]/2000))" office:value-type="float" office:value="1" calcext:value-type="float">
            <text:p>1</text:p>
          </table:table-cell>
          <table:table-cell table:formula="of:=COS(2*PI()*[.$AE$2]*62.5*([.$A19]/2000))" office:value-type="float" office:value="-1" calcext:value-type="float">
            <text:p>-1</text:p>
          </table:table-cell>
          <table:table-cell table:formula="of:=COS(2*PI()*[.$AF$2]*62.5*([.$A19]/2000))" office:value-type="float" office:value="1" calcext:value-type="float">
            <text:p>1</text:p>
          </table:table-cell>
          <table:table-cell table:formula="of:=COS(2*PI()*[.$AG$2]*62.5*([.$A19]/2000))" office:value-type="float" office:value="-1" calcext:value-type="float">
            <text:p>-1</text:p>
          </table:table-cell>
          <table:table-cell table:formula="of:=COS(2*PI()*[.$AH$2]*62.5*([.$A19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S(2*PI()*[.$B$2]*62.5*([.$A20]/2000))" office:value-type="float" office:value="1" calcext:value-type="float">
            <text:p>1</text:p>
          </table:table-cell>
          <table:table-cell table:formula="of:=COS(2*PI()*[.$C$2]*62.5*([.$A20]/2000))" office:value-type="float" office:value="-0.98078528040323" calcext:value-type="float">
            <text:p>-0.98078528040323</text:p>
          </table:table-cell>
          <table:table-cell table:formula="of:=COS(2*PI()*[.$D$2]*62.5*([.$A20]/2000))" office:value-type="float" office:value="0.923879532511287" calcext:value-type="float">
            <text:p>0.923879532511287</text:p>
          </table:table-cell>
          <table:table-cell table:formula="of:=COS(2*PI()*[.$E$2]*62.5*([.$A20]/2000))" office:value-type="float" office:value="-0.831469612302545" calcext:value-type="float">
            <text:p>-0.831469612302545</text:p>
          </table:table-cell>
          <table:table-cell table:formula="of:=COS(2*PI()*[.$F$2]*62.5*([.$A20]/2000))" office:value-type="float" office:value="0.707106781186547" calcext:value-type="float">
            <text:p>0.707106781186547</text:p>
          </table:table-cell>
          <table:table-cell table:formula="of:=COS(2*PI()*[.$G$2]*62.5*([.$A20]/2000))" office:value-type="float" office:value="-0.555570233019603" calcext:value-type="float">
            <text:p>-0.555570233019603</text:p>
          </table:table-cell>
          <table:table-cell table:formula="of:=COS(2*PI()*[.$H$2]*62.5*([.$A20]/2000))" office:value-type="float" office:value="0.382683432365091" calcext:value-type="float">
            <text:p>0.382683432365091</text:p>
          </table:table-cell>
          <table:table-cell table:formula="of:=COS(2*PI()*[.$I$2]*62.5*([.$A20]/2000))" office:value-type="float" office:value="-0.195090322016127" calcext:value-type="float">
            <text:p>-0.195090322016127</text:p>
          </table:table-cell>
          <table:table-cell table:formula="of:=COS(2*PI()*[.$J$2]*62.5*([.$A20]/2000))" office:value-type="float" office:value="-7.35407060125E-016" calcext:value-type="float">
            <text:p>-7.35407060125E-16</text:p>
          </table:table-cell>
          <table:table-cell table:formula="of:=COS(2*PI()*[.$K$2]*62.5*([.$A20]/2000))" office:value-type="float" office:value="0.195090322016132" calcext:value-type="float">
            <text:p>0.195090322016132</text:p>
          </table:table-cell>
          <table:table-cell table:formula="of:=COS(2*PI()*[.$L$2]*62.5*([.$A20]/2000))" office:value-type="float" office:value="-0.382683432365089" calcext:value-type="float">
            <text:p>-0.382683432365089</text:p>
          </table:table-cell>
          <table:table-cell table:formula="of:=COS(2*PI()*[.$M$2]*62.5*([.$A20]/2000))" office:value-type="float" office:value="0.555570233019598" calcext:value-type="float">
            <text:p>0.555570233019598</text:p>
          </table:table-cell>
          <table:table-cell table:formula="of:=COS(2*PI()*[.$N$2]*62.5*([.$A20]/2000))" office:value-type="float" office:value="-0.707106781186546" calcext:value-type="float">
            <text:p>-0.707106781186546</text:p>
          </table:table-cell>
          <table:table-cell table:formula="of:=COS(2*PI()*[.$O$2]*62.5*([.$A20]/2000))" office:value-type="float" office:value="0.831469612302549" calcext:value-type="float">
            <text:p>0.831469612302549</text:p>
          </table:table-cell>
          <table:table-cell table:formula="of:=COS(2*PI()*[.$P$2]*62.5*([.$A20]/2000))" office:value-type="float" office:value="-0.923879532511288" calcext:value-type="float">
            <text:p>-0.923879532511288</text:p>
          </table:table-cell>
          <table:table-cell table:formula="of:=COS(2*PI()*[.$Q$2]*62.5*([.$A20]/2000))" office:value-type="float" office:value="0.980785280403229" calcext:value-type="float">
            <text:p>0.980785280403229</text:p>
          </table:table-cell>
          <table:table-cell table:formula="of:=COS(2*PI()*[.$R$2]*62.5*([.$A20]/2000))" office:value-type="float" office:value="-1" calcext:value-type="float">
            <text:p>-1</text:p>
          </table:table-cell>
          <table:table-cell table:formula="of:=COS(2*PI()*[.$S$2]*62.5*([.$A20]/2000))" office:value-type="float" office:value="0.980785280403228" calcext:value-type="float">
            <text:p>0.980785280403228</text:p>
          </table:table-cell>
          <table:table-cell table:formula="of:=COS(2*PI()*[.$T$2]*62.5*([.$A20]/2000))" office:value-type="float" office:value="-0.923879532511284" calcext:value-type="float">
            <text:p>-0.923879532511284</text:p>
          </table:table-cell>
          <table:table-cell table:formula="of:=COS(2*PI()*[.$U$2]*62.5*([.$A20]/2000))" office:value-type="float" office:value="0.831469612302544" calcext:value-type="float">
            <text:p>0.831469612302544</text:p>
          </table:table-cell>
          <table:table-cell table:formula="of:=COS(2*PI()*[.$V$2]*62.5*([.$A20]/2000))" office:value-type="float" office:value="-0.707106781186549" calcext:value-type="float">
            <text:p>-0.707106781186549</text:p>
          </table:table-cell>
          <table:table-cell table:formula="of:=COS(2*PI()*[.$W$2]*62.5*([.$A20]/2000))" office:value-type="float" office:value="0.555570233019607" calcext:value-type="float">
            <text:p>0.555570233019607</text:p>
          </table:table-cell>
          <table:table-cell table:formula="of:=COS(2*PI()*[.$X$2]*62.5*([.$A20]/2000))" office:value-type="float" office:value="-0.382683432365099" calcext:value-type="float">
            <text:p>-0.382683432365099</text:p>
          </table:table-cell>
          <table:table-cell table:formula="of:=COS(2*PI()*[.$Y$2]*62.5*([.$A20]/2000))" office:value-type="float" office:value="0.195090322016129" calcext:value-type="float">
            <text:p>0.195090322016129</text:p>
          </table:table-cell>
          <table:table-cell table:formula="of:=COS(2*PI()*[.$Z$2]*62.5*([.$A20]/2000))" office:value-type="float" office:value="-4.899206177226E-015" calcext:value-type="float">
            <text:p>-4.899206177226E-15</text:p>
          </table:table-cell>
          <table:table-cell table:formula="of:=COS(2*PI()*[.$AA$2]*62.5*([.$A20]/2000))" office:value-type="float" office:value="-0.195090322016147" calcext:value-type="float">
            <text:p>-0.195090322016147</text:p>
          </table:table-cell>
          <table:table-cell table:formula="of:=COS(2*PI()*[.$AB$2]*62.5*([.$A20]/2000))" office:value-type="float" office:value="0.382683432365103" calcext:value-type="float">
            <text:p>0.382683432365103</text:p>
          </table:table-cell>
          <table:table-cell table:formula="of:=COS(2*PI()*[.$AC$2]*62.5*([.$A20]/2000))" office:value-type="float" office:value="-0.555570233019611" calcext:value-type="float">
            <text:p>-0.555570233019611</text:p>
          </table:table-cell>
          <table:table-cell table:formula="of:=COS(2*PI()*[.$AD$2]*62.5*([.$A20]/2000))" office:value-type="float" office:value="0.707106781186552" calcext:value-type="float">
            <text:p>0.707106781186552</text:p>
          </table:table-cell>
          <table:table-cell table:formula="of:=COS(2*PI()*[.$AE$2]*62.5*([.$A20]/2000))" office:value-type="float" office:value="-0.831469612302554" calcext:value-type="float">
            <text:p>-0.831469612302554</text:p>
          </table:table-cell>
          <table:table-cell table:formula="of:=COS(2*PI()*[.$AF$2]*62.5*([.$A20]/2000))" office:value-type="float" office:value="0.92387953251128" calcext:value-type="float">
            <text:p>0.92387953251128</text:p>
          </table:table-cell>
          <table:table-cell table:formula="of:=COS(2*PI()*[.$AG$2]*62.5*([.$A20]/2000))" office:value-type="float" office:value="-0.980785280403232" calcext:value-type="float">
            <text:p>-0.980785280403232</text:p>
          </table:table-cell>
          <table:table-cell table:formula="of:=COS(2*PI()*[.$AH$2]*62.5*([.$A20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S(2*PI()*[.$B$2]*62.5*([.$A21]/2000))" office:value-type="float" office:value="1" calcext:value-type="float">
            <text:p>1</text:p>
          </table:table-cell>
          <table:table-cell table:formula="of:=COS(2*PI()*[.$C$2]*62.5*([.$A21]/2000))" office:value-type="float" office:value="-0.923879532511287" calcext:value-type="float">
            <text:p>-0.923879532511287</text:p>
          </table:table-cell>
          <table:table-cell table:formula="of:=COS(2*PI()*[.$D$2]*62.5*([.$A21]/2000))" office:value-type="float" office:value="0.707106781186548" calcext:value-type="float">
            <text:p>0.707106781186548</text:p>
          </table:table-cell>
          <table:table-cell table:formula="of:=COS(2*PI()*[.$E$2]*62.5*([.$A21]/2000))" office:value-type="float" office:value="-0.382683432365091" calcext:value-type="float">
            <text:p>-0.382683432365091</text:p>
          </table:table-cell>
          <table:table-cell table:formula="of:=COS(2*PI()*[.$F$2]*62.5*([.$A21]/2000))" office:value-type="float" office:value="2.32744789901656E-015" calcext:value-type="float">
            <text:p>2.32744789901656E-15</text:p>
          </table:table-cell>
          <table:table-cell table:formula="of:=COS(2*PI()*[.$G$2]*62.5*([.$A21]/2000))" office:value-type="float" office:value="0.38268343236509" calcext:value-type="float">
            <text:p>0.38268343236509</text:p>
          </table:table-cell>
          <table:table-cell table:formula="of:=COS(2*PI()*[.$H$2]*62.5*([.$A21]/2000))" office:value-type="float" office:value="-0.707106781186546" calcext:value-type="float">
            <text:p>-0.707106781186546</text:p>
          </table:table-cell>
          <table:table-cell table:formula="of:=COS(2*PI()*[.$I$2]*62.5*([.$A21]/2000))" office:value-type="float" office:value="0.923879532511286" calcext:value-type="float">
            <text:p>0.923879532511286</text:p>
          </table:table-cell>
          <table:table-cell table:formula="of:=COS(2*PI()*[.$J$2]*62.5*([.$A21]/2000))" office:value-type="float" office:value="-1" calcext:value-type="float">
            <text:p>-1</text:p>
          </table:table-cell>
          <table:table-cell table:formula="of:=COS(2*PI()*[.$K$2]*62.5*([.$A21]/2000))" office:value-type="float" office:value="0.923879532511288" calcext:value-type="float">
            <text:p>0.923879532511288</text:p>
          </table:table-cell>
          <table:table-cell table:formula="of:=COS(2*PI()*[.$L$2]*62.5*([.$A21]/2000))" office:value-type="float" office:value="-0.707106781186548" calcext:value-type="float">
            <text:p>-0.707106781186548</text:p>
          </table:table-cell>
          <table:table-cell table:formula="of:=COS(2*PI()*[.$M$2]*62.5*([.$A21]/2000))" office:value-type="float" office:value="0.382683432365095" calcext:value-type="float">
            <text:p>0.382683432365095</text:p>
          </table:table-cell>
          <table:table-cell table:formula="of:=COS(2*PI()*[.$N$2]*62.5*([.$A21]/2000))" office:value-type="float" office:value="-3.42963001824918E-015" calcext:value-type="float">
            <text:p>-3.42963001824918E-15</text:p>
          </table:table-cell>
          <table:table-cell table:formula="of:=COS(2*PI()*[.$O$2]*62.5*([.$A21]/2000))" office:value-type="float" office:value="-0.382683432365088" calcext:value-type="float">
            <text:p>-0.382683432365088</text:p>
          </table:table-cell>
          <table:table-cell table:formula="of:=COS(2*PI()*[.$P$2]*62.5*([.$A21]/2000))" office:value-type="float" office:value="0.707106781186543" calcext:value-type="float">
            <text:p>0.707106781186543</text:p>
          </table:table-cell>
          <table:table-cell table:formula="of:=COS(2*PI()*[.$Q$2]*62.5*([.$A21]/2000))" office:value-type="float" office:value="-0.923879532511282" calcext:value-type="float">
            <text:p>-0.923879532511282</text:p>
          </table:table-cell>
          <table:table-cell table:formula="of:=COS(2*PI()*[.$R$2]*62.5*([.$A21]/2000))" office:value-type="float" office:value="1" calcext:value-type="float">
            <text:p>1</text:p>
          </table:table-cell>
          <table:table-cell table:formula="of:=COS(2*PI()*[.$S$2]*62.5*([.$A21]/2000))" office:value-type="float" office:value="-0.923879532511287" calcext:value-type="float">
            <text:p>-0.923879532511287</text:p>
          </table:table-cell>
          <table:table-cell table:formula="of:=COS(2*PI()*[.$T$2]*62.5*([.$A21]/2000))" office:value-type="float" office:value="0.707106781186551" calcext:value-type="float">
            <text:p>0.707106781186551</text:p>
          </table:table-cell>
          <table:table-cell table:formula="of:=COS(2*PI()*[.$U$2]*62.5*([.$A21]/2000))" office:value-type="float" office:value="-0.382683432365093" calcext:value-type="float">
            <text:p>-0.382683432365093</text:p>
          </table:table-cell>
          <table:table-cell table:formula="of:=COS(2*PI()*[.$V$2]*62.5*([.$A21]/2000))" office:value-type="float" office:value="9.79098458681294E-016" calcext:value-type="float">
            <text:p>9.79098458681294E-16</text:p>
          </table:table-cell>
          <table:table-cell table:formula="of:=COS(2*PI()*[.$W$2]*62.5*([.$A21]/2000))" office:value-type="float" office:value="0.382683432365078" calcext:value-type="float">
            <text:p>0.382683432365078</text:p>
          </table:table-cell>
          <table:table-cell table:formula="of:=COS(2*PI()*[.$X$2]*62.5*([.$A21]/2000))" office:value-type="float" office:value="-0.70710678118654" calcext:value-type="float">
            <text:p>-0.70710678118654</text:p>
          </table:table-cell>
          <table:table-cell table:formula="of:=COS(2*PI()*[.$Y$2]*62.5*([.$A21]/2000))" office:value-type="float" office:value="0.923879532511283" calcext:value-type="float">
            <text:p>0.923879532511283</text:p>
          </table:table-cell>
          <table:table-cell table:formula="of:=COS(2*PI()*[.$Z$2]*62.5*([.$A21]/2000))" office:value-type="float" office:value="-1" calcext:value-type="float">
            <text:p>-1</text:p>
          </table:table-cell>
          <table:table-cell table:formula="of:=COS(2*PI()*[.$AA$2]*62.5*([.$A21]/2000))" office:value-type="float" office:value="0.923879532511289" calcext:value-type="float">
            <text:p>0.923879532511289</text:p>
          </table:table-cell>
          <table:table-cell table:formula="of:=COS(2*PI()*[.$AB$2]*62.5*([.$A21]/2000))" office:value-type="float" office:value="-0.707106781186549" calcext:value-type="float">
            <text:p>-0.707106781186549</text:p>
          </table:table-cell>
          <table:table-cell table:formula="of:=COS(2*PI()*[.$AC$2]*62.5*([.$A21]/2000))" office:value-type="float" office:value="0.382683432365103" calcext:value-type="float">
            <text:p>0.382683432365103</text:p>
          </table:table-cell>
          <table:table-cell table:formula="of:=COS(2*PI()*[.$AD$2]*62.5*([.$A21]/2000))" office:value-type="float" office:value="-0.0000000000000127394216143154" calcext:value-type="float">
            <text:p>-1.27394216143154E-14</text:p>
          </table:table-cell>
          <table:table-cell table:formula="of:=COS(2*PI()*[.$AE$2]*62.5*([.$A21]/2000))" office:value-type="float" office:value="-0.38268343236508" calcext:value-type="float">
            <text:p>-0.38268343236508</text:p>
          </table:table-cell>
          <table:table-cell table:formula="of:=COS(2*PI()*[.$AF$2]*62.5*([.$A21]/2000))" office:value-type="float" office:value="0.707106781186531" calcext:value-type="float">
            <text:p>0.707106781186531</text:p>
          </table:table-cell>
          <table:table-cell table:formula="of:=COS(2*PI()*[.$AG$2]*62.5*([.$A21]/2000))" office:value-type="float" office:value="-0.923879532511279" calcext:value-type="float">
            <text:p>-0.923879532511279</text:p>
          </table:table-cell>
          <table:table-cell table:formula="of:=COS(2*PI()*[.$AH$2]*62.5*([.$A21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S(2*PI()*[.$B$2]*62.5*([.$A22]/2000))" office:value-type="float" office:value="1" calcext:value-type="float">
            <text:p>1</text:p>
          </table:table-cell>
          <table:table-cell table:formula="of:=COS(2*PI()*[.$C$2]*62.5*([.$A22]/2000))" office:value-type="float" office:value="-0.831469612302545" calcext:value-type="float">
            <text:p>-0.831469612302545</text:p>
          </table:table-cell>
          <table:table-cell table:formula="of:=COS(2*PI()*[.$D$2]*62.5*([.$A22]/2000))" office:value-type="float" office:value="0.38268343236509" calcext:value-type="float">
            <text:p>0.38268343236509</text:p>
          </table:table-cell>
          <table:table-cell table:formula="of:=COS(2*PI()*[.$E$2]*62.5*([.$A22]/2000))" office:value-type="float" office:value="0.195090322016127" calcext:value-type="float">
            <text:p>0.195090322016127</text:p>
          </table:table-cell>
          <table:table-cell table:formula="of:=COS(2*PI()*[.$F$2]*62.5*([.$A22]/2000))" office:value-type="float" office:value="-0.707106781186546" calcext:value-type="float">
            <text:p>-0.707106781186546</text:p>
          </table:table-cell>
          <table:table-cell table:formula="of:=COS(2*PI()*[.$G$2]*62.5*([.$A22]/2000))" office:value-type="float" office:value="0.98078528040323" calcext:value-type="float">
            <text:p>0.98078528040323</text:p>
          </table:table-cell>
          <table:table-cell table:formula="of:=COS(2*PI()*[.$H$2]*62.5*([.$A22]/2000))" office:value-type="float" office:value="-0.923879532511288" calcext:value-type="float">
            <text:p>-0.923879532511288</text:p>
          </table:table-cell>
          <table:table-cell table:formula="of:=COS(2*PI()*[.$I$2]*62.5*([.$A22]/2000))" office:value-type="float" office:value="0.555570233019606" calcext:value-type="float">
            <text:p>0.555570233019606</text:p>
          </table:table-cell>
          <table:table-cell table:formula="of:=COS(2*PI()*[.$J$2]*62.5*([.$A22]/2000))" office:value-type="float" office:value="-2.93977129859024E-015" calcext:value-type="float">
            <text:p>-2.93977129859024E-15</text:p>
          </table:table-cell>
          <table:table-cell table:formula="of:=COS(2*PI()*[.$K$2]*62.5*([.$A22]/2000))" office:value-type="float" office:value="-0.555570233019601" calcext:value-type="float">
            <text:p>-0.555570233019601</text:p>
          </table:table-cell>
          <table:table-cell table:formula="of:=COS(2*PI()*[.$L$2]*62.5*([.$A22]/2000))" office:value-type="float" office:value="0.923879532511287" calcext:value-type="float">
            <text:p>0.923879532511287</text:p>
          </table:table-cell>
          <table:table-cell table:formula="of:=COS(2*PI()*[.$M$2]*62.5*([.$A22]/2000))" office:value-type="float" office:value="-0.980785280403232" calcext:value-type="float">
            <text:p>-0.980785280403232</text:p>
          </table:table-cell>
          <table:table-cell table:formula="of:=COS(2*PI()*[.$N$2]*62.5*([.$A22]/2000))" office:value-type="float" office:value="0.707106781186551" calcext:value-type="float">
            <text:p>0.707106781186551</text:p>
          </table:table-cell>
          <table:table-cell table:formula="of:=COS(2*PI()*[.$O$2]*62.5*([.$A22]/2000))" office:value-type="float" office:value="-0.195090322016131" calcext:value-type="float">
            <text:p>-0.195090322016131</text:p>
          </table:table-cell>
          <table:table-cell table:formula="of:=COS(2*PI()*[.$P$2]*62.5*([.$A22]/2000))" office:value-type="float" office:value="-0.382683432365082" calcext:value-type="float">
            <text:p>-0.382683432365082</text:p>
          </table:table-cell>
          <table:table-cell table:formula="of:=COS(2*PI()*[.$Q$2]*62.5*([.$A22]/2000))" office:value-type="float" office:value="0.831469612302537" calcext:value-type="float">
            <text:p>0.831469612302537</text:p>
          </table:table-cell>
          <table:table-cell table:formula="of:=COS(2*PI()*[.$R$2]*62.5*([.$A22]/2000))" office:value-type="float" office:value="-1" calcext:value-type="float">
            <text:p>-1</text:p>
          </table:table-cell>
          <table:table-cell table:formula="of:=COS(2*PI()*[.$S$2]*62.5*([.$A22]/2000))" office:value-type="float" office:value="0.831469612302544" calcext:value-type="float">
            <text:p>0.831469612302544</text:p>
          </table:table-cell>
          <table:table-cell table:formula="of:=COS(2*PI()*[.$T$2]*62.5*([.$A22]/2000))" office:value-type="float" office:value="-0.382683432365093" calcext:value-type="float">
            <text:p>-0.382683432365093</text:p>
          </table:table-cell>
          <table:table-cell table:formula="of:=COS(2*PI()*[.$U$2]*62.5*([.$A22]/2000))" office:value-type="float" office:value="-0.19509032201612" calcext:value-type="float">
            <text:p>-0.19509032201612</text:p>
          </table:table-cell>
          <table:table-cell table:formula="of:=COS(2*PI()*[.$V$2]*62.5*([.$A22]/2000))" office:value-type="float" office:value="0.707106781186547" calcext:value-type="float">
            <text:p>0.707106781186547</text:p>
          </table:table-cell>
          <table:table-cell table:formula="of:=COS(2*PI()*[.$W$2]*62.5*([.$A22]/2000))" office:value-type="float" office:value="-0.980785280403229" calcext:value-type="float">
            <text:p>-0.980785280403229</text:p>
          </table:table-cell>
          <table:table-cell table:formula="of:=COS(2*PI()*[.$X$2]*62.5*([.$A22]/2000))" office:value-type="float" office:value="0.923879532511291" calcext:value-type="float">
            <text:p>0.923879532511291</text:p>
          </table:table-cell>
          <table:table-cell table:formula="of:=COS(2*PI()*[.$Y$2]*62.5*([.$A22]/2000))" office:value-type="float" office:value="-0.555570233019605" calcext:value-type="float">
            <text:p>-0.555570233019605</text:p>
          </table:table-cell>
          <table:table-cell table:formula="of:=COS(2*PI()*[.$Z$2]*62.5*([.$A22]/2000))" office:value-type="float" office:value="8.81931389577071E-015" calcext:value-type="float">
            <text:p>8.81931389577071E-15</text:p>
          </table:table-cell>
          <table:table-cell table:formula="of:=COS(2*PI()*[.$AA$2]*62.5*([.$A22]/2000))" office:value-type="float" office:value="0.555570233019602" calcext:value-type="float">
            <text:p>0.555570233019602</text:p>
          </table:table-cell>
          <table:table-cell table:formula="of:=COS(2*PI()*[.$AB$2]*62.5*([.$A22]/2000))" office:value-type="float" office:value="-0.923879532511284" calcext:value-type="float">
            <text:p>-0.923879532511284</text:p>
          </table:table-cell>
          <table:table-cell table:formula="of:=COS(2*PI()*[.$AC$2]*62.5*([.$A22]/2000))" office:value-type="float" office:value="0.980785280403233" calcext:value-type="float">
            <text:p>0.980785280403233</text:p>
          </table:table-cell>
          <table:table-cell table:formula="of:=COS(2*PI()*[.$AD$2]*62.5*([.$A22]/2000))" office:value-type="float" office:value="-0.70710678118656" calcext:value-type="float">
            <text:p>-0.70710678118656</text:p>
          </table:table-cell>
          <table:table-cell table:formula="of:=COS(2*PI()*[.$AE$2]*62.5*([.$A22]/2000))" office:value-type="float" office:value="0.195090322016123" calcext:value-type="float">
            <text:p>0.195090322016123</text:p>
          </table:table-cell>
          <table:table-cell table:formula="of:=COS(2*PI()*[.$AF$2]*62.5*([.$A22]/2000))" office:value-type="float" office:value="0.382683432365063" calcext:value-type="float">
            <text:p>0.382683432365063</text:p>
          </table:table-cell>
          <table:table-cell table:formula="of:=COS(2*PI()*[.$AG$2]*62.5*([.$A22]/2000))" office:value-type="float" office:value="-0.831469612302542" calcext:value-type="float">
            <text:p>-0.831469612302542</text:p>
          </table:table-cell>
          <table:table-cell table:formula="of:=COS(2*PI()*[.$AH$2]*62.5*([.$A22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S(2*PI()*[.$B$2]*62.5*([.$A23]/2000))" office:value-type="float" office:value="1" calcext:value-type="float">
            <text:p>1</text:p>
          </table:table-cell>
          <table:table-cell table:formula="of:=COS(2*PI()*[.$C$2]*62.5*([.$A23]/2000))" office:value-type="float" office:value="-0.707106781186548" calcext:value-type="float">
            <text:p>-0.707106781186548</text:p>
          </table:table-cell>
          <table:table-cell table:formula="of:=COS(2*PI()*[.$D$2]*62.5*([.$A23]/2000))" office:value-type="float" office:value="3.06161699786838E-016" calcext:value-type="float">
            <text:p>3.06161699786838E-16</text:p>
          </table:table-cell>
          <table:table-cell table:formula="of:=COS(2*PI()*[.$E$2]*62.5*([.$A23]/2000))" office:value-type="float" office:value="0.707106781186548" calcext:value-type="float">
            <text:p>0.707106781186548</text:p>
          </table:table-cell>
          <table:table-cell table:formula="of:=COS(2*PI()*[.$F$2]*62.5*([.$A23]/2000))" office:value-type="float" office:value="-1" calcext:value-type="float">
            <text:p>-1</text:p>
          </table:table-cell>
          <table:table-cell table:formula="of:=COS(2*PI()*[.$G$2]*62.5*([.$A23]/2000))" office:value-type="float" office:value="0.707106781186547" calcext:value-type="float">
            <text:p>0.707106781186547</text:p>
          </table:table-cell>
          <table:table-cell table:formula="of:=COS(2*PI()*[.$H$2]*62.5*([.$A23]/2000))" office:value-type="float" office:value="8.57871740039736E-016" calcext:value-type="float">
            <text:p>8.57871740039736E-16</text:p>
          </table:table-cell>
          <table:table-cell table:formula="of:=COS(2*PI()*[.$I$2]*62.5*([.$A23]/2000))" office:value-type="float" office:value="-0.707106781186546" calcext:value-type="float">
            <text:p>-0.707106781186546</text:p>
          </table:table-cell>
          <table:table-cell table:formula="of:=COS(2*PI()*[.$J$2]*62.5*([.$A23]/2000))" office:value-type="float" office:value="1" calcext:value-type="float">
            <text:p>1</text:p>
          </table:table-cell>
          <table:table-cell table:formula="of:=COS(2*PI()*[.$K$2]*62.5*([.$A23]/2000))" office:value-type="float" office:value="-0.707106781186548" calcext:value-type="float">
            <text:p>-0.707106781186548</text:p>
          </table:table-cell>
          <table:table-cell table:formula="of:=COS(2*PI()*[.$L$2]*62.5*([.$A23]/2000))" office:value-type="float" office:value="-2.45548340466059E-016" calcext:value-type="float">
            <text:p>-2.45548340466059E-16</text:p>
          </table:table-cell>
          <table:table-cell table:formula="of:=COS(2*PI()*[.$M$2]*62.5*([.$A23]/2000))" office:value-type="float" office:value="0.707106781186543" calcext:value-type="float">
            <text:p>0.707106781186543</text:p>
          </table:table-cell>
          <table:table-cell table:formula="of:=COS(2*PI()*[.$N$2]*62.5*([.$A23]/2000))" office:value-type="float" office:value="-1" calcext:value-type="float">
            <text:p>-1</text:p>
          </table:table-cell>
          <table:table-cell table:formula="of:=COS(2*PI()*[.$O$2]*62.5*([.$A23]/2000))" office:value-type="float" office:value="0.707106781186546" calcext:value-type="float">
            <text:p>0.707106781186546</text:p>
          </table:table-cell>
          <table:table-cell table:formula="of:=COS(2*PI()*[.$P$2]*62.5*([.$A23]/2000))" office:value-type="float" office:value="-3.91948873790812E-015" calcext:value-type="float">
            <text:p>-3.91948873790812E-15</text:p>
          </table:table-cell>
          <table:table-cell table:formula="of:=COS(2*PI()*[.$Q$2]*62.5*([.$A23]/2000))" office:value-type="float" office:value="-0.70710678118654" calcext:value-type="float">
            <text:p>-0.70710678118654</text:p>
          </table:table-cell>
          <table:table-cell table:formula="of:=COS(2*PI()*[.$R$2]*62.5*([.$A23]/2000))" office:value-type="float" office:value="1" calcext:value-type="float">
            <text:p>1</text:p>
          </table:table-cell>
          <table:table-cell table:formula="of:=COS(2*PI()*[.$S$2]*62.5*([.$A23]/2000))" office:value-type="float" office:value="-0.707106781186539" calcext:value-type="float">
            <text:p>-0.707106781186539</text:p>
          </table:table-cell>
          <table:table-cell table:formula="of:=COS(2*PI()*[.$T$2]*62.5*([.$A23]/2000))" office:value-type="float" office:value="9.79098458681294E-016" calcext:value-type="float">
            <text:p>9.79098458681294E-16</text:p>
          </table:table-cell>
          <table:table-cell table:formula="of:=COS(2*PI()*[.$U$2]*62.5*([.$A23]/2000))" office:value-type="float" office:value="0.707106781186547" calcext:value-type="float">
            <text:p>0.707106781186547</text:p>
          </table:table-cell>
          <table:table-cell table:formula="of:=COS(2*PI()*[.$V$2]*62.5*([.$A23]/2000))" office:value-type="float" office:value="-1" calcext:value-type="float">
            <text:p>-1</text:p>
          </table:table-cell>
          <table:table-cell table:formula="of:=COS(2*PI()*[.$W$2]*62.5*([.$A23]/2000))" office:value-type="float" office:value="0.707106781186547" calcext:value-type="float">
            <text:p>0.707106781186547</text:p>
          </table:table-cell>
          <table:table-cell table:formula="of:=COS(2*PI()*[.$X$2]*62.5*([.$A23]/2000))" office:value-type="float" office:value="-0.0000000000000122495628946565" calcext:value-type="float">
            <text:p>-1.22495628946565E-14</text:p>
          </table:table-cell>
          <table:table-cell table:formula="of:=COS(2*PI()*[.$Y$2]*62.5*([.$A23]/2000))" office:value-type="float" office:value="-0.707106781186549" calcext:value-type="float">
            <text:p>-0.707106781186549</text:p>
          </table:table-cell>
          <table:table-cell table:formula="of:=COS(2*PI()*[.$Z$2]*62.5*([.$A23]/2000))" office:value-type="float" office:value="1" calcext:value-type="float">
            <text:p>1</text:p>
          </table:table-cell>
          <table:table-cell table:formula="of:=COS(2*PI()*[.$AA$2]*62.5*([.$A23]/2000))" office:value-type="float" office:value="-0.707106781186545" calcext:value-type="float">
            <text:p>-0.707106781186545</text:p>
          </table:table-cell>
          <table:table-cell table:formula="of:=COS(2*PI()*[.$AB$2]*62.5*([.$A23]/2000))" office:value-type="float" office:value="-4.90168209977235E-015" calcext:value-type="float">
            <text:p>-4.90168209977235E-15</text:p>
          </table:table-cell>
          <table:table-cell table:formula="of:=COS(2*PI()*[.$AC$2]*62.5*([.$A23]/2000))" office:value-type="float" office:value="0.707106781186551" calcext:value-type="float">
            <text:p>0.707106781186551</text:p>
          </table:table-cell>
          <table:table-cell table:formula="of:=COS(2*PI()*[.$AD$2]*62.5*([.$A23]/2000))" office:value-type="float" office:value="-1" calcext:value-type="float">
            <text:p>-1</text:p>
          </table:table-cell>
          <table:table-cell table:formula="of:=COS(2*PI()*[.$AE$2]*62.5*([.$A23]/2000))" office:value-type="float" office:value="0.707106781186542" calcext:value-type="float">
            <text:p>0.707106781186542</text:p>
          </table:table-cell>
          <table:table-cell table:formula="of:=COS(2*PI()*[.$AF$2]*62.5*([.$A23]/2000))" office:value-type="float" office:value="-0.0000000000000205796370514048" calcext:value-type="float">
            <text:p>-2.05796370514048E-14</text:p>
          </table:table-cell>
          <table:table-cell table:formula="of:=COS(2*PI()*[.$AG$2]*62.5*([.$A23]/2000))" office:value-type="float" office:value="-0.707106781186544" calcext:value-type="float">
            <text:p>-0.707106781186544</text:p>
          </table:table-cell>
          <table:table-cell table:formula="of:=COS(2*PI()*[.$AH$2]*62.5*([.$A23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S(2*PI()*[.$B$2]*62.5*([.$A24]/2000))" office:value-type="float" office:value="1" calcext:value-type="float">
            <text:p>1</text:p>
          </table:table-cell>
          <table:table-cell table:formula="of:=COS(2*PI()*[.$C$2]*62.5*([.$A24]/2000))" office:value-type="float" office:value="-0.555570233019602" calcext:value-type="float">
            <text:p>-0.555570233019602</text:p>
          </table:table-cell>
          <table:table-cell table:formula="of:=COS(2*PI()*[.$D$2]*62.5*([.$A24]/2000))" office:value-type="float" office:value="-0.38268343236509" calcext:value-type="float">
            <text:p>-0.38268343236509</text:p>
          </table:table-cell>
          <table:table-cell table:formula="of:=COS(2*PI()*[.$E$2]*62.5*([.$A24]/2000))" office:value-type="float" office:value="0.98078528040323" calcext:value-type="float">
            <text:p>0.98078528040323</text:p>
          </table:table-cell>
          <table:table-cell table:formula="of:=COS(2*PI()*[.$F$2]*62.5*([.$A24]/2000))" office:value-type="float" office:value="-0.707106781186547" calcext:value-type="float">
            <text:p>-0.707106781186547</text:p>
          </table:table-cell>
          <table:table-cell table:formula="of:=COS(2*PI()*[.$G$2]*62.5*([.$A24]/2000))" office:value-type="float" office:value="-0.195090322016129" calcext:value-type="float">
            <text:p>-0.195090322016129</text:p>
          </table:table-cell>
          <table:table-cell table:formula="of:=COS(2*PI()*[.$H$2]*62.5*([.$A24]/2000))" office:value-type="float" office:value="0.923879532511287" calcext:value-type="float">
            <text:p>0.923879532511287</text:p>
          </table:table-cell>
          <table:table-cell table:formula="of:=COS(2*PI()*[.$I$2]*62.5*([.$A24]/2000))" office:value-type="float" office:value="-0.831469612302545" calcext:value-type="float">
            <text:p>-0.831469612302545</text:p>
          </table:table-cell>
          <table:table-cell table:formula="of:=COS(2*PI()*[.$J$2]*62.5*([.$A24]/2000))" office:value-type="float" office:value="-4.9047770029553E-016" calcext:value-type="float">
            <text:p>-4.9047770029553E-16</text:p>
          </table:table-cell>
          <table:table-cell table:formula="of:=COS(2*PI()*[.$K$2]*62.5*([.$A24]/2000))" office:value-type="float" office:value="0.831469612302545" calcext:value-type="float">
            <text:p>0.831469612302545</text:p>
          </table:table-cell>
          <table:table-cell table:formula="of:=COS(2*PI()*[.$L$2]*62.5*([.$A24]/2000))" office:value-type="float" office:value="-0.923879532511286" calcext:value-type="float">
            <text:p>-0.923879532511286</text:p>
          </table:table-cell>
          <table:table-cell table:formula="of:=COS(2*PI()*[.$M$2]*62.5*([.$A24]/2000))" office:value-type="float" office:value="0.195090322016135" calcext:value-type="float">
            <text:p>0.195090322016135</text:p>
          </table:table-cell>
          <table:table-cell table:formula="of:=COS(2*PI()*[.$N$2]*62.5*([.$A24]/2000))" office:value-type="float" office:value="0.707106781186548" calcext:value-type="float">
            <text:p>0.707106781186548</text:p>
          </table:table-cell>
          <table:table-cell table:formula="of:=COS(2*PI()*[.$O$2]*62.5*([.$A24]/2000))" office:value-type="float" office:value="-0.980785280403229" calcext:value-type="float">
            <text:p>-0.980785280403229</text:p>
          </table:table-cell>
          <table:table-cell table:formula="of:=COS(2*PI()*[.$P$2]*62.5*([.$A24]/2000))" office:value-type="float" office:value="0.382683432365089" calcext:value-type="float">
            <text:p>0.382683432365089</text:p>
          </table:table-cell>
          <table:table-cell table:formula="of:=COS(2*PI()*[.$Q$2]*62.5*([.$A24]/2000))" office:value-type="float" office:value="0.555570233019597" calcext:value-type="float">
            <text:p>0.555570233019597</text:p>
          </table:table-cell>
          <table:table-cell table:formula="of:=COS(2*PI()*[.$R$2]*62.5*([.$A24]/2000))" office:value-type="float" office:value="-1" calcext:value-type="float">
            <text:p>-1</text:p>
          </table:table-cell>
          <table:table-cell table:formula="of:=COS(2*PI()*[.$S$2]*62.5*([.$A24]/2000))" office:value-type="float" office:value="0.555570233019595" calcext:value-type="float">
            <text:p>0.555570233019595</text:p>
          </table:table-cell>
          <table:table-cell table:formula="of:=COS(2*PI()*[.$T$2]*62.5*([.$A24]/2000))" office:value-type="float" office:value="0.382683432365091" calcext:value-type="float">
            <text:p>0.382683432365091</text:p>
          </table:table-cell>
          <table:table-cell table:formula="of:=COS(2*PI()*[.$U$2]*62.5*([.$A24]/2000))" office:value-type="float" office:value="-0.980785280403229" calcext:value-type="float">
            <text:p>-0.980785280403229</text:p>
          </table:table-cell>
          <table:table-cell table:formula="of:=COS(2*PI()*[.$V$2]*62.5*([.$A24]/2000))" office:value-type="float" office:value="0.707106781186547" calcext:value-type="float">
            <text:p>0.707106781186547</text:p>
          </table:table-cell>
          <table:table-cell table:formula="of:=COS(2*PI()*[.$W$2]*62.5*([.$A24]/2000))" office:value-type="float" office:value="0.195090322016123" calcext:value-type="float">
            <text:p>0.195090322016123</text:p>
          </table:table-cell>
          <table:table-cell table:formula="of:=COS(2*PI()*[.$X$2]*62.5*([.$A24]/2000))" office:value-type="float" office:value="-0.923879532511282" calcext:value-type="float">
            <text:p>-0.923879532511282</text:p>
          </table:table-cell>
          <table:table-cell table:formula="of:=COS(2*PI()*[.$Y$2]*62.5*([.$A24]/2000))" office:value-type="float" office:value="0.83146961230254" calcext:value-type="float">
            <text:p>0.83146961230254</text:p>
          </table:table-cell>
          <table:table-cell table:formula="of:=COS(2*PI()*[.$Z$2]*62.5*([.$A24]/2000))" office:value-type="float" office:value="1.47143310088659E-015" calcext:value-type="float">
            <text:p>1.47143310088659E-15</text:p>
          </table:table-cell>
          <table:table-cell table:formula="of:=COS(2*PI()*[.$AA$2]*62.5*([.$A24]/2000))" office:value-type="float" office:value="-0.83146961230255" calcext:value-type="float">
            <text:p>-0.83146961230255</text:p>
          </table:table-cell>
          <table:table-cell table:formula="of:=COS(2*PI()*[.$AB$2]*62.5*([.$A24]/2000))" office:value-type="float" office:value="0.923879532511281" calcext:value-type="float">
            <text:p>0.923879532511281</text:p>
          </table:table-cell>
          <table:table-cell table:formula="of:=COS(2*PI()*[.$AC$2]*62.5*([.$A24]/2000))" office:value-type="float" office:value="-0.19509032201612" calcext:value-type="float">
            <text:p>-0.19509032201612</text:p>
          </table:table-cell>
          <table:table-cell table:formula="of:=COS(2*PI()*[.$AD$2]*62.5*([.$A24]/2000))" office:value-type="float" office:value="-0.707106781186549" calcext:value-type="float">
            <text:p>-0.707106781186549</text:p>
          </table:table-cell>
          <table:table-cell table:formula="of:=COS(2*PI()*[.$AE$2]*62.5*([.$A24]/2000))" office:value-type="float" office:value="0.980785280403229" calcext:value-type="float">
            <text:p>0.980785280403229</text:p>
          </table:table-cell>
          <table:table-cell table:formula="of:=COS(2*PI()*[.$AF$2]*62.5*([.$A24]/2000))" office:value-type="float" office:value="-0.382683432365101" calcext:value-type="float">
            <text:p>-0.382683432365101</text:p>
          </table:table-cell>
          <table:table-cell table:formula="of:=COS(2*PI()*[.$AG$2]*62.5*([.$A24]/2000))" office:value-type="float" office:value="-0.555570233019598" calcext:value-type="float">
            <text:p>-0.555570233019598</text:p>
          </table:table-cell>
          <table:table-cell table:formula="of:=COS(2*PI()*[.$AH$2]*62.5*([.$A24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S(2*PI()*[.$B$2]*62.5*([.$A25]/2000))" office:value-type="float" office:value="1" calcext:value-type="float">
            <text:p>1</text:p>
          </table:table-cell>
          <table:table-cell table:formula="of:=COS(2*PI()*[.$C$2]*62.5*([.$A25]/2000))" office:value-type="float" office:value="-0.38268343236509" calcext:value-type="float">
            <text:p>-0.38268343236509</text:p>
          </table:table-cell>
          <table:table-cell table:formula="of:=COS(2*PI()*[.$D$2]*62.5*([.$A25]/2000))" office:value-type="float" office:value="-0.707106781186547" calcext:value-type="float">
            <text:p>-0.707106781186547</text:p>
          </table:table-cell>
          <table:table-cell table:formula="of:=COS(2*PI()*[.$E$2]*62.5*([.$A25]/2000))" office:value-type="float" office:value="0.923879532511287" calcext:value-type="float">
            <text:p>0.923879532511287</text:p>
          </table:table-cell>
          <table:table-cell table:formula="of:=COS(2*PI()*[.$F$2]*62.5*([.$A25]/2000))" office:value-type="float" office:value="-2.44991257893129E-015" calcext:value-type="float">
            <text:p>-2.44991257893129E-15</text:p>
          </table:table-cell>
          <table:table-cell table:formula="of:=COS(2*PI()*[.$G$2]*62.5*([.$A25]/2000))" office:value-type="float" office:value="-0.923879532511286" calcext:value-type="float">
            <text:p>-0.923879532511286</text:p>
          </table:table-cell>
          <table:table-cell table:formula="of:=COS(2*PI()*[.$H$2]*62.5*([.$A25]/2000))" office:value-type="float" office:value="0.70710678118655" calcext:value-type="float">
            <text:p>0.70710678118655</text:p>
          </table:table-cell>
          <table:table-cell table:formula="of:=COS(2*PI()*[.$I$2]*62.5*([.$A25]/2000))" office:value-type="float" office:value="0.382683432365086" calcext:value-type="float">
            <text:p>0.382683432365086</text:p>
          </table:table-cell>
          <table:table-cell table:formula="of:=COS(2*PI()*[.$J$2]*62.5*([.$A25]/2000))" office:value-type="float" office:value="-1" calcext:value-type="float">
            <text:p>-1</text:p>
          </table:table-cell>
          <table:table-cell table:formula="of:=COS(2*PI()*[.$K$2]*62.5*([.$A25]/2000))" office:value-type="float" office:value="0.382683432365088" calcext:value-type="float">
            <text:p>0.382683432365088</text:p>
          </table:table-cell>
          <table:table-cell table:formula="of:=COS(2*PI()*[.$L$2]*62.5*([.$A25]/2000))" office:value-type="float" office:value="0.707106781186543" calcext:value-type="float">
            <text:p>0.707106781186543</text:p>
          </table:table-cell>
          <table:table-cell table:formula="of:=COS(2*PI()*[.$M$2]*62.5*([.$A25]/2000))" office:value-type="float" office:value="-0.923879532511289" calcext:value-type="float">
            <text:p>-0.923879532511289</text:p>
          </table:table-cell>
          <table:table-cell table:formula="of:=COS(2*PI()*[.$N$2]*62.5*([.$A25]/2000))" office:value-type="float" office:value="7.34973773679388E-015" calcext:value-type="float">
            <text:p>7.34973773679388E-15</text:p>
          </table:table-cell>
          <table:table-cell table:formula="of:=COS(2*PI()*[.$O$2]*62.5*([.$A25]/2000))" office:value-type="float" office:value="0.923879532511286" calcext:value-type="float">
            <text:p>0.923879532511286</text:p>
          </table:table-cell>
          <table:table-cell table:formula="of:=COS(2*PI()*[.$P$2]*62.5*([.$A25]/2000))" office:value-type="float" office:value="-0.707106781186554" calcext:value-type="float">
            <text:p>-0.707106781186554</text:p>
          </table:table-cell>
          <table:table-cell table:formula="of:=COS(2*PI()*[.$Q$2]*62.5*([.$A25]/2000))" office:value-type="float" office:value="-0.382683432365081" calcext:value-type="float">
            <text:p>-0.382683432365081</text:p>
          </table:table-cell>
          <table:table-cell table:formula="of:=COS(2*PI()*[.$R$2]*62.5*([.$A25]/2000))" office:value-type="float" office:value="1" calcext:value-type="float">
            <text:p>1</text:p>
          </table:table-cell>
          <table:table-cell table:formula="of:=COS(2*PI()*[.$S$2]*62.5*([.$A25]/2000))" office:value-type="float" office:value="-0.382683432365086" calcext:value-type="float">
            <text:p>-0.382683432365086</text:p>
          </table:table-cell>
          <table:table-cell table:formula="of:=COS(2*PI()*[.$T$2]*62.5*([.$A25]/2000))" office:value-type="float" office:value="-0.70710678118655" calcext:value-type="float">
            <text:p>-0.70710678118655</text:p>
          </table:table-cell>
          <table:table-cell table:formula="of:=COS(2*PI()*[.$U$2]*62.5*([.$A25]/2000))" office:value-type="float" office:value="0.923879532511291" calcext:value-type="float">
            <text:p>0.923879532511291</text:p>
          </table:table-cell>
          <table:table-cell table:formula="of:=COS(2*PI()*[.$V$2]*62.5*([.$A25]/2000))" office:value-type="float" office:value="-0.0000000000000122495628946565" calcext:value-type="float">
            <text:p>-1.22495628946565E-14</text:p>
          </table:table-cell>
          <table:table-cell table:formula="of:=COS(2*PI()*[.$W$2]*62.5*([.$A25]/2000))" office:value-type="float" office:value="-0.923879532511282" calcext:value-type="float">
            <text:p>-0.923879532511282</text:p>
          </table:table-cell>
          <table:table-cell table:formula="of:=COS(2*PI()*[.$X$2]*62.5*([.$A25]/2000))" office:value-type="float" office:value="0.707106781186557" calcext:value-type="float">
            <text:p>0.707106781186557</text:p>
          </table:table-cell>
          <table:table-cell table:formula="of:=COS(2*PI()*[.$Y$2]*62.5*([.$A25]/2000))" office:value-type="float" office:value="0.38268343236509" calcext:value-type="float">
            <text:p>0.38268343236509</text:p>
          </table:table-cell>
          <table:table-cell table:formula="of:=COS(2*PI()*[.$Z$2]*62.5*([.$A25]/2000))" office:value-type="float" office:value="-1" calcext:value-type="float">
            <text:p>-1</text:p>
          </table:table-cell>
          <table:table-cell table:formula="of:=COS(2*PI()*[.$AA$2]*62.5*([.$A25]/2000))" office:value-type="float" office:value="0.382683432365091" calcext:value-type="float">
            <text:p>0.382683432365091</text:p>
          </table:table-cell>
          <table:table-cell table:formula="of:=COS(2*PI()*[.$AB$2]*62.5*([.$A25]/2000))" office:value-type="float" office:value="0.707106781186546" calcext:value-type="float">
            <text:p>0.707106781186546</text:p>
          </table:table-cell>
          <table:table-cell table:formula="of:=COS(2*PI()*[.$AC$2]*62.5*([.$A25]/2000))" office:value-type="float" office:value="-0.923879532511293" calcext:value-type="float">
            <text:p>-0.923879532511293</text:p>
          </table:table-cell>
          <table:table-cell table:formula="of:=COS(2*PI()*[.$AD$2]*62.5*([.$A25]/2000))" office:value-type="float" office:value="0.0000000000000171493880525191" calcext:value-type="float">
            <text:p>1.71493880525191E-14</text:p>
          </table:table-cell>
          <table:table-cell table:formula="of:=COS(2*PI()*[.$AE$2]*62.5*([.$A25]/2000))" office:value-type="float" office:value="0.923879532511285" calcext:value-type="float">
            <text:p>0.923879532511285</text:p>
          </table:table-cell>
          <table:table-cell table:formula="of:=COS(2*PI()*[.$AF$2]*62.5*([.$A25]/2000))" office:value-type="float" office:value="-0.707106781186561" calcext:value-type="float">
            <text:p>-0.707106781186561</text:p>
          </table:table-cell>
          <table:table-cell table:formula="of:=COS(2*PI()*[.$AG$2]*62.5*([.$A25]/2000))" office:value-type="float" office:value="-0.382683432365072" calcext:value-type="float">
            <text:p>-0.382683432365072</text:p>
          </table:table-cell>
          <table:table-cell table:formula="of:=COS(2*PI()*[.$AH$2]*62.5*([.$A25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S(2*PI()*[.$B$2]*62.5*([.$A26]/2000))" office:value-type="float" office:value="1" calcext:value-type="float">
            <text:p>1</text:p>
          </table:table-cell>
          <table:table-cell table:formula="of:=COS(2*PI()*[.$C$2]*62.5*([.$A26]/2000))" office:value-type="float" office:value="-0.195090322016129" calcext:value-type="float">
            <text:p>-0.195090322016129</text:p>
          </table:table-cell>
          <table:table-cell table:formula="of:=COS(2*PI()*[.$D$2]*62.5*([.$A26]/2000))" office:value-type="float" office:value="-0.923879532511286" calcext:value-type="float">
            <text:p>-0.923879532511286</text:p>
          </table:table-cell>
          <table:table-cell table:formula="of:=COS(2*PI()*[.$E$2]*62.5*([.$A26]/2000))" office:value-type="float" office:value="0.555570233019602" calcext:value-type="float">
            <text:p>0.555570233019602</text:p>
          </table:table-cell>
          <table:table-cell table:formula="of:=COS(2*PI()*[.$F$2]*62.5*([.$A26]/2000))" office:value-type="float" office:value="0.707106781186546" calcext:value-type="float">
            <text:p>0.707106781186546</text:p>
          </table:table-cell>
          <table:table-cell table:formula="of:=COS(2*PI()*[.$G$2]*62.5*([.$A26]/2000))" office:value-type="float" office:value="-0.831469612302545" calcext:value-type="float">
            <text:p>-0.831469612302545</text:p>
          </table:table-cell>
          <table:table-cell table:formula="of:=COS(2*PI()*[.$H$2]*62.5*([.$A26]/2000))" office:value-type="float" office:value="-0.382683432365089" calcext:value-type="float">
            <text:p>-0.382683432365089</text:p>
          </table:table-cell>
          <table:table-cell table:formula="of:=COS(2*PI()*[.$I$2]*62.5*([.$A26]/2000))" office:value-type="float" office:value="0.980785280403231" calcext:value-type="float">
            <text:p>0.980785280403231</text:p>
          </table:table-cell>
          <table:table-cell table:formula="of:=COS(2*PI()*[.$J$2]*62.5*([.$A26]/2000))" office:value-type="float" office:value="-3.18470065841971E-015" calcext:value-type="float">
            <text:p>-3.18470065841971E-15</text:p>
          </table:table-cell>
          <table:table-cell table:formula="of:=COS(2*PI()*[.$K$2]*62.5*([.$A26]/2000))" office:value-type="float" office:value="-0.980785280403231" calcext:value-type="float">
            <text:p>-0.980785280403231</text:p>
          </table:table-cell>
          <table:table-cell table:formula="of:=COS(2*PI()*[.$L$2]*62.5*([.$A26]/2000))" office:value-type="float" office:value="0.382683432365088" calcext:value-type="float">
            <text:p>0.382683432365088</text:p>
          </table:table-cell>
          <table:table-cell table:formula="of:=COS(2*PI()*[.$M$2]*62.5*([.$A26]/2000))" office:value-type="float" office:value="0.831469612302541" calcext:value-type="float">
            <text:p>0.831469612302541</text:p>
          </table:table-cell>
          <table:table-cell table:formula="of:=COS(2*PI()*[.$N$2]*62.5*([.$A26]/2000))" office:value-type="float" office:value="-0.707106781186548" calcext:value-type="float">
            <text:p>-0.707106781186548</text:p>
          </table:table-cell>
          <table:table-cell table:formula="of:=COS(2*PI()*[.$O$2]*62.5*([.$A26]/2000))" office:value-type="float" office:value="-0.5555702330196" calcext:value-type="float">
            <text:p>-0.5555702330196</text:p>
          </table:table-cell>
          <table:table-cell table:formula="of:=COS(2*PI()*[.$P$2]*62.5*([.$A26]/2000))" office:value-type="float" office:value="0.923879532511288" calcext:value-type="float">
            <text:p>0.923879532511288</text:p>
          </table:table-cell>
          <table:table-cell table:formula="of:=COS(2*PI()*[.$Q$2]*62.5*([.$A26]/2000))" office:value-type="float" office:value="0.195090322016116" calcext:value-type="float">
            <text:p>0.195090322016116</text:p>
          </table:table-cell>
          <table:table-cell table:formula="of:=COS(2*PI()*[.$R$2]*62.5*([.$A26]/2000))" office:value-type="float" office:value="-1" calcext:value-type="float">
            <text:p>-1</text:p>
          </table:table-cell>
          <table:table-cell table:formula="of:=COS(2*PI()*[.$S$2]*62.5*([.$A26]/2000))" office:value-type="float" office:value="0.195090322016129" calcext:value-type="float">
            <text:p>0.195090322016129</text:p>
          </table:table-cell>
          <table:table-cell table:formula="of:=COS(2*PI()*[.$T$2]*62.5*([.$A26]/2000))" office:value-type="float" office:value="0.923879532511289" calcext:value-type="float">
            <text:p>0.923879532511289</text:p>
          </table:table-cell>
          <table:table-cell table:formula="of:=COS(2*PI()*[.$U$2]*62.5*([.$A26]/2000))" office:value-type="float" office:value="-0.555570233019605" calcext:value-type="float">
            <text:p>-0.555570233019605</text:p>
          </table:table-cell>
          <table:table-cell table:formula="of:=COS(2*PI()*[.$V$2]*62.5*([.$A26]/2000))" office:value-type="float" office:value="-0.707106781186549" calcext:value-type="float">
            <text:p>-0.707106781186549</text:p>
          </table:table-cell>
          <table:table-cell table:formula="of:=COS(2*PI()*[.$W$2]*62.5*([.$A26]/2000))" office:value-type="float" office:value="0.831469612302548" calcext:value-type="float">
            <text:p>0.831469612302548</text:p>
          </table:table-cell>
          <table:table-cell table:formula="of:=COS(2*PI()*[.$X$2]*62.5*([.$A26]/2000))" office:value-type="float" office:value="0.382683432365077" calcext:value-type="float">
            <text:p>0.382683432365077</text:p>
          </table:table-cell>
          <table:table-cell table:formula="of:=COS(2*PI()*[.$Y$2]*62.5*([.$A26]/2000))" office:value-type="float" office:value="-0.980785280403232" calcext:value-type="float">
            <text:p>-0.980785280403232</text:p>
          </table:table-cell>
          <table:table-cell table:formula="of:=COS(2*PI()*[.$Z$2]*62.5*([.$A26]/2000))" office:value-type="float" office:value="2.44867461765812E-015" calcext:value-type="float">
            <text:p>2.44867461765812E-15</text:p>
          </table:table-cell>
          <table:table-cell table:formula="of:=COS(2*PI()*[.$AA$2]*62.5*([.$A26]/2000))" office:value-type="float" office:value="0.980785280403231" calcext:value-type="float">
            <text:p>0.980785280403231</text:p>
          </table:table-cell>
          <table:table-cell table:formula="of:=COS(2*PI()*[.$AB$2]*62.5*([.$A26]/2000))" office:value-type="float" office:value="-0.382683432365094" calcext:value-type="float">
            <text:p>-0.382683432365094</text:p>
          </table:table-cell>
          <table:table-cell table:formula="of:=COS(2*PI()*[.$AC$2]*62.5*([.$A26]/2000))" office:value-type="float" office:value="-0.831469612302546" calcext:value-type="float">
            <text:p>-0.831469612302546</text:p>
          </table:table-cell>
          <table:table-cell table:formula="of:=COS(2*PI()*[.$AD$2]*62.5*([.$A26]/2000))" office:value-type="float" office:value="0.707106781186553" calcext:value-type="float">
            <text:p>0.707106781186553</text:p>
          </table:table-cell>
          <table:table-cell table:formula="of:=COS(2*PI()*[.$AE$2]*62.5*([.$A26]/2000))" office:value-type="float" office:value="0.555570233019613" calcext:value-type="float">
            <text:p>0.555570233019613</text:p>
          </table:table-cell>
          <table:table-cell table:formula="of:=COS(2*PI()*[.$AF$2]*62.5*([.$A26]/2000))" office:value-type="float" office:value="-0.923879532511296" calcext:value-type="float">
            <text:p>-0.923879532511296</text:p>
          </table:table-cell>
          <table:table-cell table:formula="of:=COS(2*PI()*[.$AG$2]*62.5*([.$A26]/2000))" office:value-type="float" office:value="-0.195090322016124" calcext:value-type="float">
            <text:p>-0.195090322016124</text:p>
          </table:table-cell>
          <table:table-cell table:formula="of:=COS(2*PI()*[.$AH$2]*62.5*([.$A26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S(2*PI()*[.$B$2]*62.5*([.$A27]/2000))" office:value-type="float" office:value="1" calcext:value-type="float">
            <text:p>1</text:p>
          </table:table-cell>
          <table:table-cell table:formula="of:=COS(2*PI()*[.$C$2]*62.5*([.$A27]/2000))" office:value-type="float" office:value="-1.83697019872103E-016" calcext:value-type="float">
            <text:p>-1.83697019872103E-16</text:p>
          </table:table-cell>
          <table:table-cell table:formula="of:=COS(2*PI()*[.$D$2]*62.5*([.$A27]/2000))" office:value-type="float" office:value="-1" calcext:value-type="float">
            <text:p>-1</text:p>
          </table:table-cell>
          <table:table-cell table:formula="of:=COS(2*PI()*[.$E$2]*62.5*([.$A27]/2000))" office:value-type="float" office:value="5.51091059616309E-016" calcext:value-type="float">
            <text:p>5.51091059616309E-16</text:p>
          </table:table-cell>
          <table:table-cell table:formula="of:=COS(2*PI()*[.$F$2]*62.5*([.$A27]/2000))" office:value-type="float" office:value="1" calcext:value-type="float">
            <text:p>1</text:p>
          </table:table-cell>
          <table:table-cell table:formula="of:=COS(2*PI()*[.$G$2]*62.5*([.$A27]/2000))" office:value-type="float" office:value="8.57871740039736E-016" calcext:value-type="float">
            <text:p>8.57871740039736E-16</text:p>
          </table:table-cell>
          <table:table-cell table:formula="of:=COS(2*PI()*[.$H$2]*62.5*([.$A27]/2000))" office:value-type="float" office:value="-1" calcext:value-type="float">
            <text:p>-1</text:p>
          </table:table-cell>
          <table:table-cell table:formula="of:=COS(2*PI()*[.$I$2]*62.5*([.$A27]/2000))" office:value-type="float" office:value="-4.9047770029553E-016" calcext:value-type="float">
            <text:p>-4.9047770029553E-16</text:p>
          </table:table-cell>
          <table:table-cell table:formula="of:=COS(2*PI()*[.$J$2]*62.5*([.$A27]/2000))" office:value-type="float" office:value="1" calcext:value-type="float">
            <text:p>1</text:p>
          </table:table-cell>
          <table:table-cell table:formula="of:=COS(2*PI()*[.$K$2]*62.5*([.$A27]/2000))" office:value-type="float" office:value="3.67579733935182E-015" calcext:value-type="float">
            <text:p>3.67579733935182E-15</text:p>
          </table:table-cell>
          <table:table-cell table:formula="of:=COS(2*PI()*[.$L$2]*62.5*([.$A27]/2000))" office:value-type="float" office:value="-1" calcext:value-type="float">
            <text:p>-1</text:p>
          </table:table-cell>
          <table:table-cell table:formula="of:=COS(2*PI()*[.$M$2]*62.5*([.$A27]/2000))" office:value-type="float" office:value="7.34973773679388E-015" calcext:value-type="float">
            <text:p>7.34973773679388E-15</text:p>
          </table:table-cell>
          <table:table-cell table:formula="of:=COS(2*PI()*[.$N$2]*62.5*([.$A27]/2000))" office:value-type="float" office:value="1" calcext:value-type="float">
            <text:p>1</text:p>
          </table:table-cell>
          <table:table-cell table:formula="of:=COS(2*PI()*[.$O$2]*62.5*([.$A27]/2000))" office:value-type="float" office:value="2.94100925986341E-015" calcext:value-type="float">
            <text:p>2.94100925986341E-15</text:p>
          </table:table-cell>
          <table:table-cell table:formula="of:=COS(2*PI()*[.$P$2]*62.5*([.$A27]/2000))" office:value-type="float" office:value="-1" calcext:value-type="float">
            <text:p>-1</text:p>
          </table:table-cell>
          <table:table-cell table:formula="of:=COS(2*PI()*[.$Q$2]*62.5*([.$A27]/2000))" office:value-type="float" office:value="0.0000000000000151899531738833" calcext:value-type="float">
            <text:p>1.51899531738833E-14</text:p>
          </table:table-cell>
          <table:table-cell table:formula="of:=COS(2*PI()*[.$R$2]*62.5*([.$A27]/2000))" office:value-type="float" office:value="1" calcext:value-type="float">
            <text:p>1</text:p>
          </table:table-cell>
          <table:table-cell table:formula="of:=COS(2*PI()*[.$S$2]*62.5*([.$A27]/2000))" office:value-type="float" office:value="9.311648537976E-015" calcext:value-type="float">
            <text:p>9.311648537976E-15</text:p>
          </table:table-cell>
          <table:table-cell table:formula="of:=COS(2*PI()*[.$T$2]*62.5*([.$A27]/2000))" office:value-type="float" office:value="-1" calcext:value-type="float">
            <text:p>-1</text:p>
          </table:table-cell>
          <table:table-cell table:formula="of:=COS(2*PI()*[.$U$2]*62.5*([.$A27]/2000))" office:value-type="float" office:value="8.81931389577071E-015" calcext:value-type="float">
            <text:p>8.81931389577071E-15</text:p>
          </table:table-cell>
          <table:table-cell table:formula="of:=COS(2*PI()*[.$V$2]*62.5*([.$A27]/2000))" office:value-type="float" office:value="1" calcext:value-type="float">
            <text:p>1</text:p>
          </table:table-cell>
          <table:table-cell table:formula="of:=COS(2*PI()*[.$W$2]*62.5*([.$A27]/2000))" office:value-type="float" office:value="-0.0000000000000127394216143154" calcext:value-type="float">
            <text:p>-1.27394216143154E-14</text:p>
          </table:table-cell>
          <table:table-cell table:formula="of:=COS(2*PI()*[.$X$2]*62.5*([.$A27]/2000))" office:value-type="float" office:value="-1" calcext:value-type="float">
            <text:p>-1</text:p>
          </table:table-cell>
          <table:table-cell table:formula="of:=COS(2*PI()*[.$Y$2]*62.5*([.$A27]/2000))" office:value-type="float" office:value="2.44867461765812E-015" calcext:value-type="float">
            <text:p>2.44867461765812E-15</text:p>
          </table:table-cell>
          <table:table-cell table:formula="of:=COS(2*PI()*[.$Z$2]*62.5*([.$A27]/2000))" office:value-type="float" office:value="1" calcext:value-type="float">
            <text:p>1</text:p>
          </table:table-cell>
          <table:table-cell table:formula="of:=COS(2*PI()*[.$AA$2]*62.5*([.$A27]/2000))" office:value-type="float" office:value="7.84207237899918E-015" calcext:value-type="float">
            <text:p>7.84207237899918E-15</text:p>
          </table:table-cell>
          <table:table-cell table:formula="of:=COS(2*PI()*[.$AB$2]*62.5*([.$A27]/2000))" office:value-type="float" office:value="-1" calcext:value-type="float">
            <text:p>-1</text:p>
          </table:table-cell>
          <table:table-cell table:formula="of:=COS(2*PI()*[.$AC$2]*62.5*([.$A27]/2000))" office:value-type="float" office:value="-3.92196466045447E-015" calcext:value-type="float">
            <text:p>-3.92196466045447E-15</text:p>
          </table:table-cell>
          <table:table-cell table:formula="of:=COS(2*PI()*[.$AD$2]*62.5*([.$A27]/2000))" office:value-type="float" office:value="1" calcext:value-type="float">
            <text:p>1</text:p>
          </table:table-cell>
          <table:table-cell table:formula="of:=COS(2*PI()*[.$AE$2]*62.5*([.$A27]/2000))" office:value-type="float" office:value="0.0000000000000142127116571118" calcext:value-type="float">
            <text:p>1.42127116571118E-14</text:p>
          </table:table-cell>
          <table:table-cell table:formula="of:=COS(2*PI()*[.$AF$2]*62.5*([.$A27]/2000))" office:value-type="float" office:value="-1" calcext:value-type="float">
            <text:p>-1</text:p>
          </table:table-cell>
          <table:table-cell table:formula="of:=COS(2*PI()*[.$AG$2]*62.5*([.$A27]/2000))" office:value-type="float" office:value="0.0000000000000181291054918369" calcext:value-type="float">
            <text:p>1.81291054918369E-14</text:p>
          </table:table-cell>
          <table:table-cell table:formula="of:=COS(2*PI()*[.$AH$2]*62.5*([.$A27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S(2*PI()*[.$B$2]*62.5*([.$A28]/2000))" office:value-type="float" office:value="1" calcext:value-type="float">
            <text:p>1</text:p>
          </table:table-cell>
          <table:table-cell table:formula="of:=COS(2*PI()*[.$C$2]*62.5*([.$A28]/2000))" office:value-type="float" office:value="0.195090322016128" calcext:value-type="float">
            <text:p>0.195090322016128</text:p>
          </table:table-cell>
          <table:table-cell table:formula="of:=COS(2*PI()*[.$D$2]*62.5*([.$A28]/2000))" office:value-type="float" office:value="-0.923879532511287" calcext:value-type="float">
            <text:p>-0.923879532511287</text:p>
          </table:table-cell>
          <table:table-cell table:formula="of:=COS(2*PI()*[.$E$2]*62.5*([.$A28]/2000))" office:value-type="float" office:value="-0.555570233019602" calcext:value-type="float">
            <text:p>-0.555570233019602</text:p>
          </table:table-cell>
          <table:table-cell table:formula="of:=COS(2*PI()*[.$F$2]*62.5*([.$A28]/2000))" office:value-type="float" office:value="0.707106781186547" calcext:value-type="float">
            <text:p>0.707106781186547</text:p>
          </table:table-cell>
          <table:table-cell table:formula="of:=COS(2*PI()*[.$G$2]*62.5*([.$A28]/2000))" office:value-type="float" office:value="0.831469612302546" calcext:value-type="float">
            <text:p>0.831469612302546</text:p>
          </table:table-cell>
          <table:table-cell table:formula="of:=COS(2*PI()*[.$H$2]*62.5*([.$A28]/2000))" office:value-type="float" office:value="-0.382683432365091" calcext:value-type="float">
            <text:p>-0.382683432365091</text:p>
          </table:table-cell>
          <table:table-cell table:formula="of:=COS(2*PI()*[.$I$2]*62.5*([.$A28]/2000))" office:value-type="float" office:value="-0.98078528040323" calcext:value-type="float">
            <text:p>-0.98078528040323</text:p>
          </table:table-cell>
          <table:table-cell table:formula="of:=COS(2*PI()*[.$J$2]*62.5*([.$A28]/2000))" office:value-type="float" office:value="-2.45548340466059E-016" calcext:value-type="float">
            <text:p>-2.45548340466059E-16</text:p>
          </table:table-cell>
          <table:table-cell table:formula="of:=COS(2*PI()*[.$K$2]*62.5*([.$A28]/2000))" office:value-type="float" office:value="0.98078528040323" calcext:value-type="float">
            <text:p>0.98078528040323</text:p>
          </table:table-cell>
          <table:table-cell table:formula="of:=COS(2*PI()*[.$L$2]*62.5*([.$A28]/2000))" office:value-type="float" office:value="0.382683432365092" calcext:value-type="float">
            <text:p>0.382683432365092</text:p>
          </table:table-cell>
          <table:table-cell table:formula="of:=COS(2*PI()*[.$M$2]*62.5*([.$A28]/2000))" office:value-type="float" office:value="-0.831469612302549" calcext:value-type="float">
            <text:p>-0.831469612302549</text:p>
          </table:table-cell>
          <table:table-cell table:formula="of:=COS(2*PI()*[.$N$2]*62.5*([.$A28]/2000))" office:value-type="float" office:value="-0.707106781186545" calcext:value-type="float">
            <text:p>-0.707106781186545</text:p>
          </table:table-cell>
          <table:table-cell table:formula="of:=COS(2*PI()*[.$O$2]*62.5*([.$A28]/2000))" office:value-type="float" office:value="0.555570233019601" calcext:value-type="float">
            <text:p>0.555570233019601</text:p>
          </table:table-cell>
          <table:table-cell table:formula="of:=COS(2*PI()*[.$P$2]*62.5*([.$A28]/2000))" office:value-type="float" office:value="0.923879532511283" calcext:value-type="float">
            <text:p>0.923879532511283</text:p>
          </table:table-cell>
          <table:table-cell table:formula="of:=COS(2*PI()*[.$Q$2]*62.5*([.$A28]/2000))" office:value-type="float" office:value="-0.195090322016132" calcext:value-type="float">
            <text:p>-0.195090322016132</text:p>
          </table:table-cell>
          <table:table-cell table:formula="of:=COS(2*PI()*[.$R$2]*62.5*([.$A28]/2000))" office:value-type="float" office:value="-1" calcext:value-type="float">
            <text:p>-1</text:p>
          </table:table-cell>
          <table:table-cell table:formula="of:=COS(2*PI()*[.$S$2]*62.5*([.$A28]/2000))" office:value-type="float" office:value="-0.195090322016147" calcext:value-type="float">
            <text:p>-0.195090322016147</text:p>
          </table:table-cell>
          <table:table-cell table:formula="of:=COS(2*PI()*[.$T$2]*62.5*([.$A28]/2000))" office:value-type="float" office:value="0.923879532511283" calcext:value-type="float">
            <text:p>0.923879532511283</text:p>
          </table:table-cell>
          <table:table-cell table:formula="of:=COS(2*PI()*[.$U$2]*62.5*([.$A28]/2000))" office:value-type="float" office:value="0.555570233019602" calcext:value-type="float">
            <text:p>0.555570233019602</text:p>
          </table:table-cell>
          <table:table-cell table:formula="of:=COS(2*PI()*[.$V$2]*62.5*([.$A28]/2000))" office:value-type="float" office:value="-0.707106781186545" calcext:value-type="float">
            <text:p>-0.707106781186545</text:p>
          </table:table-cell>
          <table:table-cell table:formula="of:=COS(2*PI()*[.$W$2]*62.5*([.$A28]/2000))" office:value-type="float" office:value="-0.831469612302542" calcext:value-type="float">
            <text:p>-0.831469612302542</text:p>
          </table:table-cell>
          <table:table-cell table:formula="of:=COS(2*PI()*[.$X$2]*62.5*([.$A28]/2000))" office:value-type="float" office:value="0.382683432365104" calcext:value-type="float">
            <text:p>0.382683432365104</text:p>
          </table:table-cell>
          <table:table-cell table:formula="of:=COS(2*PI()*[.$Y$2]*62.5*([.$A28]/2000))" office:value-type="float" office:value="0.980785280403231" calcext:value-type="float">
            <text:p>0.980785280403231</text:p>
          </table:table-cell>
          <table:table-cell table:formula="of:=COS(2*PI()*[.$Z$2]*62.5*([.$A28]/2000))" office:value-type="float" office:value="-6.36878233620282E-015" calcext:value-type="float">
            <text:p>-6.36878233620282E-15</text:p>
          </table:table-cell>
          <table:table-cell table:formula="of:=COS(2*PI()*[.$AA$2]*62.5*([.$A28]/2000))" office:value-type="float" office:value="-0.980785280403228" calcext:value-type="float">
            <text:p>-0.980785280403228</text:p>
          </table:table-cell>
          <table:table-cell table:formula="of:=COS(2*PI()*[.$AB$2]*62.5*([.$A28]/2000))" office:value-type="float" office:value="-0.382683432365092" calcext:value-type="float">
            <text:p>-0.382683432365092</text:p>
          </table:table-cell>
          <table:table-cell table:formula="of:=COS(2*PI()*[.$AC$2]*62.5*([.$A28]/2000))" office:value-type="float" office:value="0.831469612302541" calcext:value-type="float">
            <text:p>0.831469612302541</text:p>
          </table:table-cell>
          <table:table-cell table:formula="of:=COS(2*PI()*[.$AD$2]*62.5*([.$A28]/2000))" office:value-type="float" office:value="0.707106781186536" calcext:value-type="float">
            <text:p>0.707106781186536</text:p>
          </table:table-cell>
          <table:table-cell table:formula="of:=COS(2*PI()*[.$AE$2]*62.5*([.$A28]/2000))" office:value-type="float" office:value="-0.555570233019589" calcext:value-type="float">
            <text:p>-0.555570233019589</text:p>
          </table:table-cell>
          <table:table-cell table:formula="of:=COS(2*PI()*[.$AF$2]*62.5*([.$A28]/2000))" office:value-type="float" office:value="-0.923879532511284" calcext:value-type="float">
            <text:p>-0.923879532511284</text:p>
          </table:table-cell>
          <table:table-cell table:formula="of:=COS(2*PI()*[.$AG$2]*62.5*([.$A28]/2000))" office:value-type="float" office:value="0.195090322016132" calcext:value-type="float">
            <text:p>0.195090322016132</text:p>
          </table:table-cell>
          <table:table-cell table:formula="of:=COS(2*PI()*[.$AH$2]*62.5*([.$A28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S(2*PI()*[.$B$2]*62.5*([.$A29]/2000))" office:value-type="float" office:value="1" calcext:value-type="float">
            <text:p>1</text:p>
          </table:table-cell>
          <table:table-cell table:formula="of:=COS(2*PI()*[.$C$2]*62.5*([.$A29]/2000))" office:value-type="float" office:value="0.382683432365089" calcext:value-type="float">
            <text:p>0.382683432365089</text:p>
          </table:table-cell>
          <table:table-cell table:formula="of:=COS(2*PI()*[.$D$2]*62.5*([.$A29]/2000))" office:value-type="float" office:value="-0.707106781186548" calcext:value-type="float">
            <text:p>-0.707106781186548</text:p>
          </table:table-cell>
          <table:table-cell table:formula="of:=COS(2*PI()*[.$E$2]*62.5*([.$A29]/2000))" office:value-type="float" office:value="-0.923879532511286" calcext:value-type="float">
            <text:p>-0.923879532511286</text:p>
          </table:table-cell>
          <table:table-cell table:formula="of:=COS(2*PI()*[.$F$2]*62.5*([.$A29]/2000))" office:value-type="float" office:value="2.57237725884603E-015" calcext:value-type="float">
            <text:p>2.57237725884603E-15</text:p>
          </table:table-cell>
          <table:table-cell table:formula="of:=COS(2*PI()*[.$G$2]*62.5*([.$A29]/2000))" office:value-type="float" office:value="0.923879532511288" calcext:value-type="float">
            <text:p>0.923879532511288</text:p>
          </table:table-cell>
          <table:table-cell table:formula="of:=COS(2*PI()*[.$H$2]*62.5*([.$A29]/2000))" office:value-type="float" office:value="0.707106781186546" calcext:value-type="float">
            <text:p>0.707106781186546</text:p>
          </table:table-cell>
          <table:table-cell table:formula="of:=COS(2*PI()*[.$I$2]*62.5*([.$A29]/2000))" office:value-type="float" office:value="-0.382683432365091" calcext:value-type="float">
            <text:p>-0.382683432365091</text:p>
          </table:table-cell>
          <table:table-cell table:formula="of:=COS(2*PI()*[.$J$2]*62.5*([.$A29]/2000))" office:value-type="float" office:value="-1" calcext:value-type="float">
            <text:p>-1</text:p>
          </table:table-cell>
          <table:table-cell table:formula="of:=COS(2*PI()*[.$K$2]*62.5*([.$A29]/2000))" office:value-type="float" office:value="-0.382683432365088" calcext:value-type="float">
            <text:p>-0.382683432365088</text:p>
          </table:table-cell>
          <table:table-cell table:formula="of:=COS(2*PI()*[.$L$2]*62.5*([.$A29]/2000))" office:value-type="float" office:value="0.707106781186551" calcext:value-type="float">
            <text:p>0.707106781186551</text:p>
          </table:table-cell>
          <table:table-cell table:formula="of:=COS(2*PI()*[.$M$2]*62.5*([.$A29]/2000))" office:value-type="float" office:value="0.923879532511284" calcext:value-type="float">
            <text:p>0.923879532511284</text:p>
          </table:table-cell>
          <table:table-cell table:formula="of:=COS(2*PI()*[.$N$2]*62.5*([.$A29]/2000))" office:value-type="float" office:value="-4.16441809773759E-015" calcext:value-type="float">
            <text:p>-4.16441809773759E-15</text:p>
          </table:table-cell>
          <table:table-cell table:formula="of:=COS(2*PI()*[.$O$2]*62.5*([.$A29]/2000))" office:value-type="float" office:value="-0.923879532511287" calcext:value-type="float">
            <text:p>-0.923879532511287</text:p>
          </table:table-cell>
          <table:table-cell table:formula="of:=COS(2*PI()*[.$P$2]*62.5*([.$A29]/2000))" office:value-type="float" office:value="-0.707106781186545" calcext:value-type="float">
            <text:p>-0.707106781186545</text:p>
          </table:table-cell>
          <table:table-cell table:formula="of:=COS(2*PI()*[.$Q$2]*62.5*([.$A29]/2000))" office:value-type="float" office:value="0.382683432365109" calcext:value-type="float">
            <text:p>0.382683432365109</text:p>
          </table:table-cell>
          <table:table-cell table:formula="of:=COS(2*PI()*[.$R$2]*62.5*([.$A29]/2000))" office:value-type="float" office:value="1" calcext:value-type="float">
            <text:p>1</text:p>
          </table:table-cell>
          <table:table-cell table:formula="of:=COS(2*PI()*[.$S$2]*62.5*([.$A29]/2000))" office:value-type="float" office:value="0.38268343236509" calcext:value-type="float">
            <text:p>0.38268343236509</text:p>
          </table:table-cell>
          <table:table-cell table:formula="of:=COS(2*PI()*[.$T$2]*62.5*([.$A29]/2000))" office:value-type="float" office:value="-0.707106781186549" calcext:value-type="float">
            <text:p>-0.707106781186549</text:p>
          </table:table-cell>
          <table:table-cell table:formula="of:=COS(2*PI()*[.$U$2]*62.5*([.$A29]/2000))" office:value-type="float" office:value="-0.923879532511284" calcext:value-type="float">
            <text:p>-0.923879532511284</text:p>
          </table:table-cell>
          <table:table-cell table:formula="of:=COS(2*PI()*[.$V$2]*62.5*([.$A29]/2000))" office:value-type="float" office:value="9.30917261542965E-015" calcext:value-type="float">
            <text:p>9.30917261542965E-15</text:p>
          </table:table-cell>
          <table:table-cell table:formula="of:=COS(2*PI()*[.$W$2]*62.5*([.$A29]/2000))" office:value-type="float" office:value="0.923879532511292" calcext:value-type="float">
            <text:p>0.923879532511292</text:p>
          </table:table-cell>
          <table:table-cell table:formula="of:=COS(2*PI()*[.$X$2]*62.5*([.$A29]/2000))" office:value-type="float" office:value="0.707106781186536" calcext:value-type="float">
            <text:p>0.707106781186536</text:p>
          </table:table-cell>
          <table:table-cell table:formula="of:=COS(2*PI()*[.$Y$2]*62.5*([.$A29]/2000))" office:value-type="float" office:value="-0.382683432365094" calcext:value-type="float">
            <text:p>-0.382683432365094</text:p>
          </table:table-cell>
          <table:table-cell table:formula="of:=COS(2*PI()*[.$Z$2]*62.5*([.$A29]/2000))" office:value-type="float" office:value="-1" calcext:value-type="float">
            <text:p>-1</text:p>
          </table:table-cell>
          <table:table-cell table:formula="of:=COS(2*PI()*[.$AA$2]*62.5*([.$A29]/2000))" office:value-type="float" office:value="-0.382683432365092" calcext:value-type="float">
            <text:p>-0.382683432365092</text:p>
          </table:table-cell>
          <table:table-cell table:formula="of:=COS(2*PI()*[.$AB$2]*62.5*([.$A29]/2000))" office:value-type="float" office:value="0.707106781186548" calcext:value-type="float">
            <text:p>0.707106781186548</text:p>
          </table:table-cell>
          <table:table-cell table:formula="of:=COS(2*PI()*[.$AC$2]*62.5*([.$A29]/2000))" office:value-type="float" office:value="0.923879532511285" calcext:value-type="float">
            <text:p>0.923879532511285</text:p>
          </table:table-cell>
          <table:table-cell table:formula="of:=COS(2*PI()*[.$AD$2]*62.5*([.$A29]/2000))" office:value-type="float" office:value="-7.34849977552071E-015" calcext:value-type="float">
            <text:p>-7.34849977552071E-15</text:p>
          </table:table-cell>
          <table:table-cell table:formula="of:=COS(2*PI()*[.$AE$2]*62.5*([.$A29]/2000))" office:value-type="float" office:value="-0.923879532511291" calcext:value-type="float">
            <text:p>-0.923879532511291</text:p>
          </table:table-cell>
          <table:table-cell table:formula="of:=COS(2*PI()*[.$AF$2]*62.5*([.$A29]/2000))" office:value-type="float" office:value="-0.707106781186518" calcext:value-type="float">
            <text:p>-0.707106781186518</text:p>
          </table:table-cell>
          <table:table-cell table:formula="of:=COS(2*PI()*[.$AG$2]*62.5*([.$A29]/2000))" office:value-type="float" office:value="0.382683432365106" calcext:value-type="float">
            <text:p>0.382683432365106</text:p>
          </table:table-cell>
          <table:table-cell table:formula="of:=COS(2*PI()*[.$AH$2]*62.5*([.$A29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S(2*PI()*[.$B$2]*62.5*([.$A30]/2000))" office:value-type="float" office:value="1" calcext:value-type="float">
            <text:p>1</text:p>
          </table:table-cell>
          <table:table-cell table:formula="of:=COS(2*PI()*[.$C$2]*62.5*([.$A30]/2000))" office:value-type="float" office:value="0.555570233019602" calcext:value-type="float">
            <text:p>0.555570233019602</text:p>
          </table:table-cell>
          <table:table-cell table:formula="of:=COS(2*PI()*[.$D$2]*62.5*([.$A30]/2000))" office:value-type="float" office:value="-0.382683432365091" calcext:value-type="float">
            <text:p>-0.382683432365091</text:p>
          </table:table-cell>
          <table:table-cell table:formula="of:=COS(2*PI()*[.$E$2]*62.5*([.$A30]/2000))" office:value-type="float" office:value="-0.980785280403231" calcext:value-type="float">
            <text:p>-0.980785280403231</text:p>
          </table:table-cell>
          <table:table-cell table:formula="of:=COS(2*PI()*[.$F$2]*62.5*([.$A30]/2000))" office:value-type="float" office:value="-0.707106781186546" calcext:value-type="float">
            <text:p>-0.707106781186546</text:p>
          </table:table-cell>
          <table:table-cell table:formula="of:=COS(2*PI()*[.$G$2]*62.5*([.$A30]/2000))" office:value-type="float" office:value="0.19509032201613" calcext:value-type="float">
            <text:p>0.19509032201613</text:p>
          </table:table-cell>
          <table:table-cell table:formula="of:=COS(2*PI()*[.$H$2]*62.5*([.$A30]/2000))" office:value-type="float" office:value="0.923879532511288" calcext:value-type="float">
            <text:p>0.923879532511288</text:p>
          </table:table-cell>
          <table:table-cell table:formula="of:=COS(2*PI()*[.$I$2]*62.5*([.$A30]/2000))" office:value-type="float" office:value="0.831469612302542" calcext:value-type="float">
            <text:p>0.831469612302542</text:p>
          </table:table-cell>
          <table:table-cell table:formula="of:=COS(2*PI()*[.$J$2]*62.5*([.$A30]/2000))" office:value-type="float" office:value="-3.42963001824918E-015" calcext:value-type="float">
            <text:p>-3.42963001824918E-15</text:p>
          </table:table-cell>
          <table:table-cell table:formula="of:=COS(2*PI()*[.$K$2]*62.5*([.$A30]/2000))" office:value-type="float" office:value="-0.831469612302545" calcext:value-type="float">
            <text:p>-0.831469612302545</text:p>
          </table:table-cell>
          <table:table-cell table:formula="of:=COS(2*PI()*[.$L$2]*62.5*([.$A30]/2000))" office:value-type="float" office:value="-0.923879532511285" calcext:value-type="float">
            <text:p>-0.923879532511285</text:p>
          </table:table-cell>
          <table:table-cell table:formula="of:=COS(2*PI()*[.$M$2]*62.5*([.$A30]/2000))" office:value-type="float" office:value="-0.19509032201612" calcext:value-type="float">
            <text:p>-0.19509032201612</text:p>
          </table:table-cell>
          <table:table-cell table:formula="of:=COS(2*PI()*[.$N$2]*62.5*([.$A30]/2000))" office:value-type="float" office:value="0.707106781186551" calcext:value-type="float">
            <text:p>0.707106781186551</text:p>
          </table:table-cell>
          <table:table-cell table:formula="of:=COS(2*PI()*[.$O$2]*62.5*([.$A30]/2000))" office:value-type="float" office:value="0.98078528040323" calcext:value-type="float">
            <text:p>0.98078528040323</text:p>
          </table:table-cell>
          <table:table-cell table:formula="of:=COS(2*PI()*[.$P$2]*62.5*([.$A30]/2000))" office:value-type="float" office:value="0.382683432365078" calcext:value-type="float">
            <text:p>0.382683432365078</text:p>
          </table:table-cell>
          <table:table-cell table:formula="of:=COS(2*PI()*[.$Q$2]*62.5*([.$A30]/2000))" office:value-type="float" office:value="-0.55557023301961" calcext:value-type="float">
            <text:p>-0.55557023301961</text:p>
          </table:table-cell>
          <table:table-cell table:formula="of:=COS(2*PI()*[.$R$2]*62.5*([.$A30]/2000))" office:value-type="float" office:value="-1" calcext:value-type="float">
            <text:p>-1</text:p>
          </table:table-cell>
          <table:table-cell table:formula="of:=COS(2*PI()*[.$S$2]*62.5*([.$A30]/2000))" office:value-type="float" office:value="-0.555570233019611" calcext:value-type="float">
            <text:p>-0.555570233019611</text:p>
          </table:table-cell>
          <table:table-cell table:formula="of:=COS(2*PI()*[.$T$2]*62.5*([.$A30]/2000))" office:value-type="float" office:value="0.38268343236509" calcext:value-type="float">
            <text:p>0.38268343236509</text:p>
          </table:table-cell>
          <table:table-cell table:formula="of:=COS(2*PI()*[.$U$2]*62.5*([.$A30]/2000))" office:value-type="float" office:value="0.980785280403233" calcext:value-type="float">
            <text:p>0.980785280403233</text:p>
          </table:table-cell>
          <table:table-cell table:formula="of:=COS(2*PI()*[.$V$2]*62.5*([.$A30]/2000))" office:value-type="float" office:value="0.707106781186541" calcext:value-type="float">
            <text:p>0.707106781186541</text:p>
          </table:table-cell>
          <table:table-cell table:formula="of:=COS(2*PI()*[.$W$2]*62.5*([.$A30]/2000))" office:value-type="float" office:value="-0.195090322016134" calcext:value-type="float">
            <text:p>-0.195090322016134</text:p>
          </table:table-cell>
          <table:table-cell table:formula="of:=COS(2*PI()*[.$X$2]*62.5*([.$A30]/2000))" office:value-type="float" office:value="-0.923879532511293" calcext:value-type="float">
            <text:p>-0.923879532511293</text:p>
          </table:table-cell>
          <table:table-cell table:formula="of:=COS(2*PI()*[.$Y$2]*62.5*([.$A30]/2000))" office:value-type="float" office:value="-0.831469612302546" calcext:value-type="float">
            <text:p>-0.831469612302546</text:p>
          </table:table-cell>
          <table:table-cell table:formula="of:=COS(2*PI()*[.$Z$2]*62.5*([.$A30]/2000))" office:value-type="float" office:value="0.0000000000000102888900547475" calcext:value-type="float">
            <text:p>1.02888900547475E-14</text:p>
          </table:table-cell>
          <table:table-cell table:formula="of:=COS(2*PI()*[.$AA$2]*62.5*([.$A30]/2000))" office:value-type="float" office:value="0.831469612302541" calcext:value-type="float">
            <text:p>0.831469612302541</text:p>
          </table:table-cell>
          <table:table-cell table:formula="of:=COS(2*PI()*[.$AB$2]*62.5*([.$A30]/2000))" office:value-type="float" office:value="0.923879532511285" calcext:value-type="float">
            <text:p>0.923879532511285</text:p>
          </table:table-cell>
          <table:table-cell table:formula="of:=COS(2*PI()*[.$AC$2]*62.5*([.$A30]/2000))" office:value-type="float" office:value="0.195090322016113" calcext:value-type="float">
            <text:p>0.195090322016113</text:p>
          </table:table-cell>
          <table:table-cell table:formula="of:=COS(2*PI()*[.$AD$2]*62.5*([.$A30]/2000))" office:value-type="float" office:value="-0.707106781186566" calcext:value-type="float">
            <text:p>-0.707106781186566</text:p>
          </table:table-cell>
          <table:table-cell table:formula="of:=COS(2*PI()*[.$AE$2]*62.5*([.$A30]/2000))" office:value-type="float" office:value="-0.980785280403229" calcext:value-type="float">
            <text:p>-0.980785280403229</text:p>
          </table:table-cell>
          <table:table-cell table:formula="of:=COS(2*PI()*[.$AF$2]*62.5*([.$A30]/2000))" office:value-type="float" office:value="-0.382683432365071" calcext:value-type="float">
            <text:p>-0.382683432365071</text:p>
          </table:table-cell>
          <table:table-cell table:formula="of:=COS(2*PI()*[.$AG$2]*62.5*([.$A30]/2000))" office:value-type="float" office:value="0.555570233019604" calcext:value-type="float">
            <text:p>0.555570233019604</text:p>
          </table:table-cell>
          <table:table-cell table:formula="of:=COS(2*PI()*[.$AH$2]*62.5*([.$A30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S(2*PI()*[.$B$2]*62.5*([.$A31]/2000))" office:value-type="float" office:value="1" calcext:value-type="float">
            <text:p>1</text:p>
          </table:table-cell>
          <table:table-cell table:formula="of:=COS(2*PI()*[.$C$2]*62.5*([.$A31]/2000))" office:value-type="float" office:value="0.707106781186547" calcext:value-type="float">
            <text:p>0.707106781186547</text:p>
          </table:table-cell>
          <table:table-cell table:formula="of:=COS(2*PI()*[.$D$2]*62.5*([.$A31]/2000))" office:value-type="float" office:value="-4.28626379701574E-016" calcext:value-type="float">
            <text:p>-4.28626379701574E-16</text:p>
          </table:table-cell>
          <table:table-cell table:formula="of:=COS(2*PI()*[.$E$2]*62.5*([.$A31]/2000))" office:value-type="float" office:value="-0.707106781186547" calcext:value-type="float">
            <text:p>-0.707106781186547</text:p>
          </table:table-cell>
          <table:table-cell table:formula="of:=COS(2*PI()*[.$F$2]*62.5*([.$A31]/2000))" office:value-type="float" office:value="-1" calcext:value-type="float">
            <text:p>-1</text:p>
          </table:table-cell>
          <table:table-cell table:formula="of:=COS(2*PI()*[.$G$2]*62.5*([.$A31]/2000))" office:value-type="float" office:value="-0.707106781186549" calcext:value-type="float">
            <text:p>-0.707106781186549</text:p>
          </table:table-cell>
          <table:table-cell table:formula="of:=COS(2*PI()*[.$H$2]*62.5*([.$A31]/2000))" office:value-type="float" office:value="-4.9047770029553E-016" calcext:value-type="float">
            <text:p>-4.9047770029553E-16</text:p>
          </table:table-cell>
          <table:table-cell table:formula="of:=COS(2*PI()*[.$I$2]*62.5*([.$A31]/2000))" office:value-type="float" office:value="0.70710678118655" calcext:value-type="float">
            <text:p>0.70710678118655</text:p>
          </table:table-cell>
          <table:table-cell table:formula="of:=COS(2*PI()*[.$J$2]*62.5*([.$A31]/2000))" office:value-type="float" office:value="1" calcext:value-type="float">
            <text:p>1</text:p>
          </table:table-cell>
          <table:table-cell table:formula="of:=COS(2*PI()*[.$K$2]*62.5*([.$A31]/2000))" office:value-type="float" office:value="0.707106781186548" calcext:value-type="float">
            <text:p>0.707106781186548</text:p>
          </table:table-cell>
          <table:table-cell table:formula="of:=COS(2*PI()*[.$L$2]*62.5*([.$A31]/2000))" office:value-type="float" office:value="3.18593861969288E-015" calcext:value-type="float">
            <text:p>3.18593861969288E-15</text:p>
          </table:table-cell>
          <table:table-cell table:formula="of:=COS(2*PI()*[.$M$2]*62.5*([.$A31]/2000))" office:value-type="float" office:value="-0.707106781186554" calcext:value-type="float">
            <text:p>-0.707106781186554</text:p>
          </table:table-cell>
          <table:table-cell table:formula="of:=COS(2*PI()*[.$N$2]*62.5*([.$A31]/2000))" office:value-type="float" office:value="-1" calcext:value-type="float">
            <text:p>-1</text:p>
          </table:table-cell>
          <table:table-cell table:formula="of:=COS(2*PI()*[.$O$2]*62.5*([.$A31]/2000))" office:value-type="float" office:value="-0.707106781186545" calcext:value-type="float">
            <text:p>-0.707106781186545</text:p>
          </table:table-cell>
          <table:table-cell table:formula="of:=COS(2*PI()*[.$P$2]*62.5*([.$A31]/2000))" office:value-type="float" office:value="8.32945517611177E-015" calcext:value-type="float">
            <text:p>8.32945517611177E-15</text:p>
          </table:table-cell>
          <table:table-cell table:formula="of:=COS(2*PI()*[.$Q$2]*62.5*([.$A31]/2000))" office:value-type="float" office:value="0.707106781186557" calcext:value-type="float">
            <text:p>0.707106781186557</text:p>
          </table:table-cell>
          <table:table-cell table:formula="of:=COS(2*PI()*[.$R$2]*62.5*([.$A31]/2000))" office:value-type="float" office:value="1" calcext:value-type="float">
            <text:p>1</text:p>
          </table:table-cell>
          <table:table-cell table:formula="of:=COS(2*PI()*[.$S$2]*62.5*([.$A31]/2000))" office:value-type="float" office:value="0.707106781186552" calcext:value-type="float">
            <text:p>0.707106781186552</text:p>
          </table:table-cell>
          <table:table-cell table:formula="of:=COS(2*PI()*[.$T$2]*62.5*([.$A31]/2000))" office:value-type="float" office:value="1.47143310088659E-015" calcext:value-type="float">
            <text:p>1.47143310088659E-15</text:p>
          </table:table-cell>
          <table:table-cell table:formula="of:=COS(2*PI()*[.$U$2]*62.5*([.$A31]/2000))" office:value-type="float" office:value="-0.70710678118655" calcext:value-type="float">
            <text:p>-0.70710678118655</text:p>
          </table:table-cell>
          <table:table-cell table:formula="of:=COS(2*PI()*[.$V$2]*62.5*([.$A31]/2000))" office:value-type="float" office:value="-1" calcext:value-type="float">
            <text:p>-1</text:p>
          </table:table-cell>
          <table:table-cell table:formula="of:=COS(2*PI()*[.$W$2]*62.5*([.$A31]/2000))" office:value-type="float" office:value="-0.707106781186539" calcext:value-type="float">
            <text:p>-0.707106781186539</text:p>
          </table:table-cell>
          <table:table-cell table:formula="of:=COS(2*PI()*[.$X$2]*62.5*([.$A31]/2000))" office:value-type="float" office:value="0.0000000000000171493880525191" calcext:value-type="float">
            <text:p>1.71493880525191E-14</text:p>
          </table:table-cell>
          <table:table-cell table:formula="of:=COS(2*PI()*[.$Y$2]*62.5*([.$A31]/2000))" office:value-type="float" office:value="0.707106781186543" calcext:value-type="float">
            <text:p>0.707106781186543</text:p>
          </table:table-cell>
          <table:table-cell table:formula="of:=COS(2*PI()*[.$Z$2]*62.5*([.$A31]/2000))" office:value-type="float" office:value="1" calcext:value-type="float">
            <text:p>1</text:p>
          </table:table-cell>
          <table:table-cell table:formula="of:=COS(2*PI()*[.$AA$2]*62.5*([.$A31]/2000))" office:value-type="float" office:value="0.707106781186556" calcext:value-type="float">
            <text:p>0.707106781186556</text:p>
          </table:table-cell>
          <table:table-cell table:formula="of:=COS(2*PI()*[.$AB$2]*62.5*([.$A31]/2000))" office:value-type="float" office:value="-7.34849977552071E-015" calcext:value-type="float">
            <text:p>-7.34849977552071E-15</text:p>
          </table:table-cell>
          <table:table-cell table:formula="of:=COS(2*PI()*[.$AC$2]*62.5*([.$A31]/2000))" office:value-type="float" office:value="-0.707106781186546" calcext:value-type="float">
            <text:p>-0.707106781186546</text:p>
          </table:table-cell>
          <table:table-cell table:formula="of:=COS(2*PI()*[.$AD$2]*62.5*([.$A31]/2000))" office:value-type="float" office:value="-1" calcext:value-type="float">
            <text:p>-1</text:p>
          </table:table-cell>
          <table:table-cell table:formula="of:=COS(2*PI()*[.$AE$2]*62.5*([.$A31]/2000))" office:value-type="float" office:value="-0.707106781186563" calcext:value-type="float">
            <text:p>-0.707106781186563</text:p>
          </table:table-cell>
          <table:table-cell table:formula="of:=COS(2*PI()*[.$AF$2]*62.5*([.$A31]/2000))" office:value-type="float" office:value="0.0000000000000259693209289264" calcext:value-type="float">
            <text:p>2.59693209289264E-14</text:p>
          </table:table-cell>
          <table:table-cell table:formula="of:=COS(2*PI()*[.$AG$2]*62.5*([.$A31]/2000))" office:value-type="float" office:value="0.707106781186559" calcext:value-type="float">
            <text:p>0.707106781186559</text:p>
          </table:table-cell>
          <table:table-cell table:formula="of:=COS(2*PI()*[.$AH$2]*62.5*([.$A31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S(2*PI()*[.$B$2]*62.5*([.$A32]/2000))" office:value-type="float" office:value="1" calcext:value-type="float">
            <text:p>1</text:p>
          </table:table-cell>
          <table:table-cell table:formula="of:=COS(2*PI()*[.$C$2]*62.5*([.$A32]/2000))" office:value-type="float" office:value="0.831469612302545" calcext:value-type="float">
            <text:p>0.831469612302545</text:p>
          </table:table-cell>
          <table:table-cell table:formula="of:=COS(2*PI()*[.$D$2]*62.5*([.$A32]/2000))" office:value-type="float" office:value="0.38268343236509" calcext:value-type="float">
            <text:p>0.38268343236509</text:p>
          </table:table-cell>
          <table:table-cell table:formula="of:=COS(2*PI()*[.$E$2]*62.5*([.$A32]/2000))" office:value-type="float" office:value="-0.19509032201613" calcext:value-type="float">
            <text:p>-0.19509032201613</text:p>
          </table:table-cell>
          <table:table-cell table:formula="of:=COS(2*PI()*[.$F$2]*62.5*([.$A32]/2000))" office:value-type="float" office:value="-0.707106781186548" calcext:value-type="float">
            <text:p>-0.707106781186548</text:p>
          </table:table-cell>
          <table:table-cell table:formula="of:=COS(2*PI()*[.$G$2]*62.5*([.$A32]/2000))" office:value-type="float" office:value="-0.98078528040323" calcext:value-type="float">
            <text:p>-0.98078528040323</text:p>
          </table:table-cell>
          <table:table-cell table:formula="of:=COS(2*PI()*[.$H$2]*62.5*([.$A32]/2000))" office:value-type="float" office:value="-0.923879532511285" calcext:value-type="float">
            <text:p>-0.923879532511285</text:p>
          </table:table-cell>
          <table:table-cell table:formula="of:=COS(2*PI()*[.$I$2]*62.5*([.$A32]/2000))" office:value-type="float" office:value="-0.555570233019601" calcext:value-type="float">
            <text:p>-0.555570233019601</text:p>
          </table:table-cell>
          <table:table-cell table:formula="of:=COS(2*PI()*[.$J$2]*62.5*([.$A32]/2000))" office:value-type="float" office:value="-6.18980636588358E-019" calcext:value-type="float">
            <text:p>-6.18980636588358E-19</text:p>
          </table:table-cell>
          <table:table-cell table:formula="of:=COS(2*PI()*[.$K$2]*62.5*([.$A32]/2000))" office:value-type="float" office:value="0.555570233019601" calcext:value-type="float">
            <text:p>0.555570233019601</text:p>
          </table:table-cell>
          <table:table-cell table:formula="of:=COS(2*PI()*[.$L$2]*62.5*([.$A32]/2000))" office:value-type="float" office:value="0.923879532511285" calcext:value-type="float">
            <text:p>0.923879532511285</text:p>
          </table:table-cell>
          <table:table-cell table:formula="of:=COS(2*PI()*[.$M$2]*62.5*([.$A32]/2000))" office:value-type="float" office:value="0.980785280403229" calcext:value-type="float">
            <text:p>0.980785280403229</text:p>
          </table:table-cell>
          <table:table-cell table:formula="of:=COS(2*PI()*[.$N$2]*62.5*([.$A32]/2000))" office:value-type="float" office:value="0.707106781186542" calcext:value-type="float">
            <text:p>0.707106781186542</text:p>
          </table:table-cell>
          <table:table-cell table:formula="of:=COS(2*PI()*[.$O$2]*62.5*([.$A32]/2000))" office:value-type="float" office:value="0.195090322016137" calcext:value-type="float">
            <text:p>0.195090322016137</text:p>
          </table:table-cell>
          <table:table-cell table:formula="of:=COS(2*PI()*[.$P$2]*62.5*([.$A32]/2000))" office:value-type="float" office:value="-0.382683432365093" calcext:value-type="float">
            <text:p>-0.382683432365093</text:p>
          </table:table-cell>
          <table:table-cell table:formula="of:=COS(2*PI()*[.$Q$2]*62.5*([.$A32]/2000))" office:value-type="float" office:value="-0.831469612302554" calcext:value-type="float">
            <text:p>-0.831469612302554</text:p>
          </table:table-cell>
          <table:table-cell table:formula="of:=COS(2*PI()*[.$R$2]*62.5*([.$A32]/2000))" office:value-type="float" office:value="-1" calcext:value-type="float">
            <text:p>-1</text:p>
          </table:table-cell>
          <table:table-cell table:formula="of:=COS(2*PI()*[.$S$2]*62.5*([.$A32]/2000))" office:value-type="float" office:value="-0.831469612302554" calcext:value-type="float">
            <text:p>-0.831469612302554</text:p>
          </table:table-cell>
          <table:table-cell table:formula="of:=COS(2*PI()*[.$T$2]*62.5*([.$A32]/2000))" office:value-type="float" office:value="-0.382683432365093" calcext:value-type="float">
            <text:p>-0.382683432365093</text:p>
          </table:table-cell>
          <table:table-cell table:formula="of:=COS(2*PI()*[.$U$2]*62.5*([.$A32]/2000))" office:value-type="float" office:value="0.195090322016123" calcext:value-type="float">
            <text:p>0.195090322016123</text:p>
          </table:table-cell>
          <table:table-cell table:formula="of:=COS(2*PI()*[.$V$2]*62.5*([.$A32]/2000))" office:value-type="float" office:value="0.707106781186542" calcext:value-type="float">
            <text:p>0.707106781186542</text:p>
          </table:table-cell>
          <table:table-cell table:formula="of:=COS(2*PI()*[.$W$2]*62.5*([.$A32]/2000))" office:value-type="float" office:value="0.980785280403232" calcext:value-type="float">
            <text:p>0.980785280403232</text:p>
          </table:table-cell>
          <table:table-cell table:formula="of:=COS(2*PI()*[.$X$2]*62.5*([.$A32]/2000))" office:value-type="float" office:value="0.92387953251128" calcext:value-type="float">
            <text:p>0.92387953251128</text:p>
          </table:table-cell>
          <table:table-cell table:formula="of:=COS(2*PI()*[.$Y$2]*62.5*([.$A32]/2000))" office:value-type="float" office:value="0.555570233019613" calcext:value-type="float">
            <text:p>0.555570233019613</text:p>
          </table:table-cell>
          <table:table-cell table:formula="of:=COS(2*PI()*[.$Z$2]*62.5*([.$A32]/2000))" office:value-type="float" office:value="-0.0000000000000142089977732922" calcext:value-type="float">
            <text:p>-1.42089977732922E-14</text:p>
          </table:table-cell>
          <table:table-cell table:formula="of:=COS(2*PI()*[.$AA$2]*62.5*([.$A32]/2000))" office:value-type="float" office:value="-0.555570233019589" calcext:value-type="float">
            <text:p>-0.555570233019589</text:p>
          </table:table-cell>
          <table:table-cell table:formula="of:=COS(2*PI()*[.$AB$2]*62.5*([.$A32]/2000))" office:value-type="float" office:value="-0.92387953251128" calcext:value-type="float">
            <text:p>-0.92387953251128</text:p>
          </table:table-cell>
          <table:table-cell table:formula="of:=COS(2*PI()*[.$AC$2]*62.5*([.$A32]/2000))" office:value-type="float" office:value="-0.980785280403229" calcext:value-type="float">
            <text:p>-0.980785280403229</text:p>
          </table:table-cell>
          <table:table-cell table:formula="of:=COS(2*PI()*[.$AD$2]*62.5*([.$A32]/2000))" office:value-type="float" office:value="-0.707106781186542" calcext:value-type="float">
            <text:p>-0.707106781186542</text:p>
          </table:table-cell>
          <table:table-cell table:formula="of:=COS(2*PI()*[.$AE$2]*62.5*([.$A32]/2000))" office:value-type="float" office:value="-0.195090322016151" calcext:value-type="float">
            <text:p>-0.195090322016151</text:p>
          </table:table-cell>
          <table:table-cell table:formula="of:=COS(2*PI()*[.$AF$2]*62.5*([.$A32]/2000))" office:value-type="float" office:value="0.382683432365119" calcext:value-type="float">
            <text:p>0.382683432365119</text:p>
          </table:table-cell>
          <table:table-cell table:formula="of:=COS(2*PI()*[.$AG$2]*62.5*([.$A32]/2000))" office:value-type="float" office:value="0.831469612302546" calcext:value-type="float">
            <text:p>0.831469612302546</text:p>
          </table:table-cell>
          <table:table-cell table:formula="of:=COS(2*PI()*[.$AH$2]*62.5*([.$A32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S(2*PI()*[.$B$2]*62.5*([.$A33]/2000))" office:value-type="float" office:value="1" calcext:value-type="float">
            <text:p>1</text:p>
          </table:table-cell>
          <table:table-cell table:formula="of:=COS(2*PI()*[.$C$2]*62.5*([.$A33]/2000))" office:value-type="float" office:value="0.923879532511286" calcext:value-type="float">
            <text:p>0.923879532511286</text:p>
          </table:table-cell>
          <table:table-cell table:formula="of:=COS(2*PI()*[.$D$2]*62.5*([.$A33]/2000))" office:value-type="float" office:value="0.707106781186547" calcext:value-type="float">
            <text:p>0.707106781186547</text:p>
          </table:table-cell>
          <table:table-cell table:formula="of:=COS(2*PI()*[.$E$2]*62.5*([.$A33]/2000))" office:value-type="float" office:value="0.38268343236509" calcext:value-type="float">
            <text:p>0.38268343236509</text:p>
          </table:table-cell>
          <table:table-cell table:formula="of:=COS(2*PI()*[.$F$2]*62.5*([.$A33]/2000))" office:value-type="float" office:value="-2.69484193876076E-015" calcext:value-type="float">
            <text:p>-2.69484193876076E-15</text:p>
          </table:table-cell>
          <table:table-cell table:formula="of:=COS(2*PI()*[.$G$2]*62.5*([.$A33]/2000))" office:value-type="float" office:value="-0.382683432365091" calcext:value-type="float">
            <text:p>-0.382683432365091</text:p>
          </table:table-cell>
          <table:table-cell table:formula="of:=COS(2*PI()*[.$H$2]*62.5*([.$A33]/2000))" office:value-type="float" office:value="-0.707106781186548" calcext:value-type="float">
            <text:p>-0.707106781186548</text:p>
          </table:table-cell>
          <table:table-cell table:formula="of:=COS(2*PI()*[.$I$2]*62.5*([.$A33]/2000))" office:value-type="float" office:value="-0.923879532511289" calcext:value-type="float">
            <text:p>-0.923879532511289</text:p>
          </table:table-cell>
          <table:table-cell table:formula="of:=COS(2*PI()*[.$J$2]*62.5*([.$A33]/2000))" office:value-type="float" office:value="-1" calcext:value-type="float">
            <text:p>-1</text:p>
          </table:table-cell>
          <table:table-cell table:formula="of:=COS(2*PI()*[.$K$2]*62.5*([.$A33]/2000))" office:value-type="float" office:value="-0.923879532511285" calcext:value-type="float">
            <text:p>-0.923879532511285</text:p>
          </table:table-cell>
          <table:table-cell table:formula="of:=COS(2*PI()*[.$L$2]*62.5*([.$A33]/2000))" office:value-type="float" office:value="-0.707106781186545" calcext:value-type="float">
            <text:p>-0.707106781186545</text:p>
          </table:table-cell>
          <table:table-cell table:formula="of:=COS(2*PI()*[.$M$2]*62.5*([.$A33]/2000))" office:value-type="float" office:value="-0.382683432365081" calcext:value-type="float">
            <text:p>-0.382683432365081</text:p>
          </table:table-cell>
          <table:table-cell table:formula="of:=COS(2*PI()*[.$N$2]*62.5*([.$A33]/2000))" office:value-type="float" office:value="9.79098458681294E-016" calcext:value-type="float">
            <text:p>9.79098458681294E-16</text:p>
          </table:table-cell>
          <table:table-cell table:formula="of:=COS(2*PI()*[.$O$2]*62.5*([.$A33]/2000))" office:value-type="float" office:value="0.382683432365096" calcext:value-type="float">
            <text:p>0.382683432365096</text:p>
          </table:table-cell>
          <table:table-cell table:formula="of:=COS(2*PI()*[.$P$2]*62.5*([.$A33]/2000))" office:value-type="float" office:value="0.707106781186557" calcext:value-type="float">
            <text:p>0.707106781186557</text:p>
          </table:table-cell>
          <table:table-cell table:formula="of:=COS(2*PI()*[.$Q$2]*62.5*([.$A33]/2000))" office:value-type="float" office:value="0.923879532511294" calcext:value-type="float">
            <text:p>0.923879532511294</text:p>
          </table:table-cell>
          <table:table-cell table:formula="of:=COS(2*PI()*[.$R$2]*62.5*([.$A33]/2000))" office:value-type="float" office:value="1" calcext:value-type="float">
            <text:p>1</text:p>
          </table:table-cell>
          <table:table-cell table:formula="of:=COS(2*PI()*[.$S$2]*62.5*([.$A33]/2000))" office:value-type="float" office:value="0.923879532511291" calcext:value-type="float">
            <text:p>0.923879532511291</text:p>
          </table:table-cell>
          <table:table-cell table:formula="of:=COS(2*PI()*[.$T$2]*62.5*([.$A33]/2000))" office:value-type="float" office:value="0.707106781186541" calcext:value-type="float">
            <text:p>0.707106781186541</text:p>
          </table:table-cell>
          <table:table-cell table:formula="of:=COS(2*PI()*[.$U$2]*62.5*([.$A33]/2000))" office:value-type="float" office:value="0.382683432365076" calcext:value-type="float">
            <text:p>0.382683432365076</text:p>
          </table:table-cell>
          <table:table-cell table:formula="of:=COS(2*PI()*[.$V$2]*62.5*([.$A33]/2000))" office:value-type="float" office:value="-6.36878233620282E-015" calcext:value-type="float">
            <text:p>-6.36878233620282E-15</text:p>
          </table:table-cell>
          <table:table-cell table:formula="of:=COS(2*PI()*[.$W$2]*62.5*([.$A33]/2000))" office:value-type="float" office:value="-0.382683432365101" calcext:value-type="float">
            <text:p>-0.382683432365101</text:p>
          </table:table-cell>
          <table:table-cell table:formula="of:=COS(2*PI()*[.$X$2]*62.5*([.$A33]/2000))" office:value-type="float" office:value="-0.707106781186561" calcext:value-type="float">
            <text:p>-0.707106781186561</text:p>
          </table:table-cell>
          <table:table-cell table:formula="of:=COS(2*PI()*[.$Y$2]*62.5*([.$A33]/2000))" office:value-type="float" office:value="-0.923879532511285" calcext:value-type="float">
            <text:p>-0.923879532511285</text:p>
          </table:table-cell>
          <table:table-cell table:formula="of:=COS(2*PI()*[.$Z$2]*62.5*([.$A33]/2000))" office:value-type="float" office:value="-1" calcext:value-type="float">
            <text:p>-1</text:p>
          </table:table-cell>
          <table:table-cell table:formula="of:=COS(2*PI()*[.$AA$2]*62.5*([.$A33]/2000))" office:value-type="float" office:value="-0.923879532511284" calcext:value-type="float">
            <text:p>-0.923879532511284</text:p>
          </table:table-cell>
          <table:table-cell table:formula="of:=COS(2*PI()*[.$AB$2]*62.5*([.$A33]/2000))" office:value-type="float" office:value="-0.707106781186538" calcext:value-type="float">
            <text:p>-0.707106781186538</text:p>
          </table:table-cell>
          <table:table-cell table:formula="of:=COS(2*PI()*[.$AC$2]*62.5*([.$A33]/2000))" office:value-type="float" office:value="-0.382683432365071" calcext:value-type="float">
            <text:p>-0.382683432365071</text:p>
          </table:table-cell>
          <table:table-cell table:formula="of:=COS(2*PI()*[.$AD$2]*62.5*([.$A33]/2000))" office:value-type="float" office:value="0.0000000000000259693209289264" calcext:value-type="float">
            <text:p>2.59693209289264E-14</text:p>
          </table:table-cell>
          <table:table-cell table:formula="of:=COS(2*PI()*[.$AE$2]*62.5*([.$A33]/2000))" office:value-type="float" office:value="0.382683432365093" calcext:value-type="float">
            <text:p>0.382683432365093</text:p>
          </table:table-cell>
          <table:table-cell table:formula="of:=COS(2*PI()*[.$AF$2]*62.5*([.$A33]/2000))" office:value-type="float" office:value="0.707106781186574" calcext:value-type="float">
            <text:p>0.707106781186574</text:p>
          </table:table-cell>
          <table:table-cell table:formula="of:=COS(2*PI()*[.$AG$2]*62.5*([.$A33]/2000))" office:value-type="float" office:value="0.923879532511293" calcext:value-type="float">
            <text:p>0.923879532511293</text:p>
          </table:table-cell>
          <table:table-cell table:formula="of:=COS(2*PI()*[.$AH$2]*62.5*([.$A33]/200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S(2*PI()*[.$B$2]*62.5*([.$A34]/2000))" office:value-type="float" office:value="1" calcext:value-type="float">
            <text:p>1</text:p>
          </table:table-cell>
          <table:table-cell table:formula="of:=COS(2*PI()*[.$C$2]*62.5*([.$A34]/2000))" office:value-type="float" office:value="0.98078528040323" calcext:value-type="float">
            <text:p>0.98078528040323</text:p>
          </table:table-cell>
          <table:table-cell table:formula="of:=COS(2*PI()*[.$D$2]*62.5*([.$A34]/2000))" office:value-type="float" office:value="0.923879532511286" calcext:value-type="float">
            <text:p>0.923879532511286</text:p>
          </table:table-cell>
          <table:table-cell table:formula="of:=COS(2*PI()*[.$E$2]*62.5*([.$A34]/2000))" office:value-type="float" office:value="0.831469612302544" calcext:value-type="float">
            <text:p>0.831469612302544</text:p>
          </table:table-cell>
          <table:table-cell table:formula="of:=COS(2*PI()*[.$F$2]*62.5*([.$A34]/2000))" office:value-type="float" office:value="0.707106781186546" calcext:value-type="float">
            <text:p>0.707106781186546</text:p>
          </table:table-cell>
          <table:table-cell table:formula="of:=COS(2*PI()*[.$G$2]*62.5*([.$A34]/2000))" office:value-type="float" office:value="0.555570233019601" calcext:value-type="float">
            <text:p>0.555570233019601</text:p>
          </table:table-cell>
          <table:table-cell table:formula="of:=COS(2*PI()*[.$H$2]*62.5*([.$A34]/2000))" office:value-type="float" office:value="0.382683432365086" calcext:value-type="float">
            <text:p>0.382683432365086</text:p>
          </table:table-cell>
          <table:table-cell table:formula="of:=COS(2*PI()*[.$I$2]*62.5*([.$A34]/2000))" office:value-type="float" office:value="0.195090322016124" calcext:value-type="float">
            <text:p>0.195090322016124</text:p>
          </table:table-cell>
          <table:table-cell table:formula="of:=COS(2*PI()*[.$J$2]*62.5*([.$A34]/2000))" office:value-type="float" office:value="-3.67455937807865E-015" calcext:value-type="float">
            <text:p>-3.67455937807865E-15</text:p>
          </table:table-cell>
          <table:table-cell table:formula="of:=COS(2*PI()*[.$K$2]*62.5*([.$A34]/2000))" office:value-type="float" office:value="-0.195090322016131" calcext:value-type="float">
            <text:p>-0.195090322016131</text:p>
          </table:table-cell>
          <table:table-cell table:formula="of:=COS(2*PI()*[.$L$2]*62.5*([.$A34]/2000))" office:value-type="float" office:value="-0.382683432365092" calcext:value-type="float">
            <text:p>-0.382683432365092</text:p>
          </table:table-cell>
          <table:table-cell table:formula="of:=COS(2*PI()*[.$M$2]*62.5*([.$A34]/2000))" office:value-type="float" office:value="-0.55557023301961" calcext:value-type="float">
            <text:p>-0.55557023301961</text:p>
          </table:table-cell>
          <table:table-cell table:formula="of:=COS(2*PI()*[.$N$2]*62.5*([.$A34]/2000))" office:value-type="float" office:value="-0.707106781186554" calcext:value-type="float">
            <text:p>-0.707106781186554</text:p>
          </table:table-cell>
          <table:table-cell table:formula="of:=COS(2*PI()*[.$O$2]*62.5*([.$A34]/2000))" office:value-type="float" office:value="-0.831469612302542" calcext:value-type="float">
            <text:p>-0.831469612302542</text:p>
          </table:table-cell>
          <table:table-cell table:formula="of:=COS(2*PI()*[.$P$2]*62.5*([.$A34]/2000))" office:value-type="float" office:value="-0.92387953251129" calcext:value-type="float">
            <text:p>-0.92387953251129</text:p>
          </table:table-cell>
          <table:table-cell table:formula="of:=COS(2*PI()*[.$Q$2]*62.5*([.$A34]/2000))" office:value-type="float" office:value="-0.980785280403235" calcext:value-type="float">
            <text:p>-0.980785280403235</text:p>
          </table:table-cell>
          <table:table-cell table:formula="of:=COS(2*PI()*[.$R$2]*62.5*([.$A34]/2000))" office:value-type="float" office:value="-1" calcext:value-type="float">
            <text:p>-1</text:p>
          </table:table-cell>
          <table:table-cell table:formula="of:=COS(2*PI()*[.$S$2]*62.5*([.$A34]/2000))" office:value-type="float" office:value="-0.980785280403232" calcext:value-type="float">
            <text:p>-0.980785280403232</text:p>
          </table:table-cell>
          <table:table-cell table:formula="of:=COS(2*PI()*[.$T$2]*62.5*([.$A34]/2000))" office:value-type="float" office:value="-0.923879532511284" calcext:value-type="float">
            <text:p>-0.923879532511284</text:p>
          </table:table-cell>
          <table:table-cell table:formula="of:=COS(2*PI()*[.$U$2]*62.5*([.$A34]/2000))" office:value-type="float" office:value="-0.831469612302542" calcext:value-type="float">
            <text:p>-0.831469612302542</text:p>
          </table:table-cell>
          <table:table-cell table:formula="of:=COS(2*PI()*[.$V$2]*62.5*([.$A34]/2000))" office:value-type="float" office:value="-0.707106781186544" calcext:value-type="float">
            <text:p>-0.707106781186544</text:p>
          </table:table-cell>
          <table:table-cell table:formula="of:=COS(2*PI()*[.$W$2]*62.5*([.$A34]/2000))" office:value-type="float" office:value="-0.555570233019598" calcext:value-type="float">
            <text:p>-0.555570233019598</text:p>
          </table:table-cell>
          <table:table-cell table:formula="of:=COS(2*PI()*[.$X$2]*62.5*([.$A34]/2000))" office:value-type="float" office:value="-0.382683432365072" calcext:value-type="float">
            <text:p>-0.382683432365072</text:p>
          </table:table-cell>
          <table:table-cell table:formula="of:=COS(2*PI()*[.$Y$2]*62.5*([.$A34]/2000))" office:value-type="float" office:value="-0.195090322016124" calcext:value-type="float">
            <text:p>-0.195090322016124</text:p>
          </table:table-cell>
          <table:table-cell table:formula="of:=COS(2*PI()*[.$Z$2]*62.5*([.$A34]/2000))" office:value-type="float" office:value="0.0000000000000181291054918369" calcext:value-type="float">
            <text:p>1.81291054918369E-14</text:p>
          </table:table-cell>
          <table:table-cell table:formula="of:=COS(2*PI()*[.$AA$2]*62.5*([.$A34]/2000))" office:value-type="float" office:value="0.195090322016132" calcext:value-type="float">
            <text:p>0.195090322016132</text:p>
          </table:table-cell>
          <table:table-cell table:formula="of:=COS(2*PI()*[.$AB$2]*62.5*([.$A34]/2000))" office:value-type="float" office:value="0.382683432365079" calcext:value-type="float">
            <text:p>0.382683432365079</text:p>
          </table:table-cell>
          <table:table-cell table:formula="of:=COS(2*PI()*[.$AC$2]*62.5*([.$A34]/2000))" office:value-type="float" office:value="0.555570233019604" calcext:value-type="float">
            <text:p>0.555570233019604</text:p>
          </table:table-cell>
          <table:table-cell table:formula="of:=COS(2*PI()*[.$AD$2]*62.5*([.$A34]/2000))" office:value-type="float" office:value="0.707106781186559" calcext:value-type="float">
            <text:p>0.707106781186559</text:p>
          </table:table-cell>
          <table:table-cell table:formula="of:=COS(2*PI()*[.$AE$2]*62.5*([.$A34]/2000))" office:value-type="float" office:value="0.831469612302546" calcext:value-type="float">
            <text:p>0.831469612302546</text:p>
          </table:table-cell>
          <table:table-cell table:formula="of:=COS(2*PI()*[.$AF$2]*62.5*([.$A34]/2000))" office:value-type="float" office:value="0.923879532511304" calcext:value-type="float">
            <text:p>0.923879532511304</text:p>
          </table:table-cell>
          <table:table-cell table:formula="of:=COS(2*PI()*[.$AG$2]*62.5*([.$A34]/2000))" office:value-type="float" office:value="0.980785280403231" calcext:value-type="float">
            <text:p>0.980785280403231</text:p>
          </table:table-cell>
          <table:table-cell table:formula="of:=COS(2*PI()*[.$AH$2]*62.5*([.$A34]/2000)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8:58:53.181571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8T11:34:30.270156894</meta:creation-date>
    <dc:date>2020-02-19T19:10:00.158065293</dc:date>
    <meta:editing-duration>PT11M34S</meta:editing-duration>
    <meta:editing-cycles>5</meta:editing-cycles>
    <meta:generator>LibreOffice/6.3.4.2.0$Linux_X86_64 LibreOffice_project/30$Build-2</meta:generator>
    <meta:document-statistic meta:table-count="2" meta:cell-count="1222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9.944cm" svg:y="3.807cm" style:legend-expansion="high" chart:style-name="ch2"/>
        <chart:plot-area chart:style-name="ch3" table:cell-range-address="Sheet1.A2:Sheet1.B33" chart:data-source-has-labels="row" svg:x="0.319cm" svg:y="0.18cm" svg:width="9.306cm" svg:height="8.646cm">
          <chartooo:coordinate-region svg:x="0.94cm" svg:y="0.379cm" svg:width="8.68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3" chart:label-cell-address="Sheet1.A2:Sheet1.A33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1 2 3 4 5 6 7 8 9 10 11 12 13 14 15 16 17 18 19 20 21 22 23 24 25 26 27 28 29 30 31</text:p>
                <text:list>
                  <text:list-item>
                    <text:p>0</text:p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>23</text:p>
                  </text:list-item>
                  <text:list-item>
                    <text:p>24</text:p>
                  </text:list-item>
                  <text:list-item>
                    <text:p>25</text:p>
                  </text:list-item>
                  <text:list-item>
                    <text:p>26</text:p>
                  </text:list-item>
                  <text:list-item>
                    <text:p>27</text:p>
                  </text:list-item>
                  <text:list-item>
                    <text:p>28</text:p>
                  </text:list-item>
                  <text:list-item>
                    <text:p>29</text:p>
                  </text:list-item>
                  <text:list-item>
                    <text:p>30</text:p>
                  </text:list-item>
                  <text:list-item>
                    <text:p>31</text:p>
                  </text:list-item>
                </text:list>
                <draw:g>
                  <svg:desc>Sheet1.A2:Sheet1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48">
                <text:p>-0.00048</text:p>
                <draw:g>
                  <svg:desc>Sheet1.B2:Sheet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9997564952">
                <text:p>15.9997564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356892">
                <text:p>-0.0000356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558793">
                <text:p>-0.0000558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274239">
                <text:p>-0.0000274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1539133">
                <text:p>-0.0001539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245922">
                <text:p>-0.0000245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717304">
                <text:p>-0.0000717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216424">
                <text:p>-0.0000216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78664">
                <text:p>0.0000178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179787">
                <text:p>-0.0000179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138024">
                <text:p>0.0000138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133379">
                <text:p>-0.0000133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142112">
                <text:p>0.0000142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074612">
                <text:p>-0.0000074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034861">
                <text:p>0.0001034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17">
                <text:p>0.0000000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119328">
                <text:p>0.0001119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95969">
                <text:p>0.00000959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402388">
                <text:p>0.00004023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222342">
                <text:p>0.00002223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597594">
                <text:p>0.0000597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395579">
                <text:p>0.00003955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886883">
                <text:p>0.0000886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649321">
                <text:p>0.00006493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342688">
                <text:p>0.0000342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065712">
                <text:p>0.0001065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121261">
                <text:p>0.00001212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919717">
                <text:p>0.00019197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600676">
                <text:p>0.00026006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535333">
                <text:p>0.000535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9999698568">
                <text:p>15.9999698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9.944cm" svg:y="3.807cm" style:legend-expansion="high" chart:style-name="ch2"/>
        <chart:plot-area chart:style-name="ch3" table:cell-range-address="Sheet1.A2:Sheet1.A33 Sheet1.C2:Sheet1.C33" chart:data-source-has-labels="row" svg:x="0.319cm" svg:y="0.18cm" svg:width="9.306cm" svg:height="8.646cm">
          <chartooo:coordinate-region svg:x="1.708cm" svg:y="0.379cm" svg:width="7.917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3" chart:label-cell-address="Sheet1.A2:Sheet1.A33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1 2 3 4 5 6 7 8 9 10 11 12 13 14 15 16 17 18 19 20 21 22 23 24 25 26 27 28 29 30 31</text:p>
                <text:list>
                  <text:list-item>
                    <text:p>0</text:p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>23</text:p>
                  </text:list-item>
                  <text:list-item>
                    <text:p>24</text:p>
                  </text:list-item>
                  <text:list-item>
                    <text:p>25</text:p>
                  </text:list-item>
                  <text:list-item>
                    <text:p>26</text:p>
                  </text:list-item>
                  <text:list-item>
                    <text:p>27</text:p>
                  </text:list-item>
                  <text:list-item>
                    <text:p>28</text:p>
                  </text:list-item>
                  <text:list-item>
                    <text:p>29</text:p>
                  </text:list-item>
                  <text:list-item>
                    <text:p>30</text:p>
                  </text:list-item>
                  <text:list-item>
                    <text:p>31</text:p>
                  </text:list-item>
                </text:list>
                <draw:g>
                  <svg:desc>Sheet1.A2:Sheet1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98033">
                <text:p>0.0000098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53071">
                <text:p>-0.0000053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2039">
                <text:p>0.000022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106145">
                <text:p>-0.0000106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432696">
                <text:p>-0.0000432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159212">
                <text:p>-0.0000159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14241">
                <text:p>0.0000114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212289">
                <text:p>-0.0000212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538812">
                <text:p>-0.0000538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265352">
                <text:p>-0.0000265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8118">
                <text:p>0.0000008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31843">
                <text:p>-0.0000318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644951">
                <text:p>-0.0000644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371489">
                <text:p>-0.0000371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097985">
                <text:p>-0.00000979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424568">
                <text:p>-0.0000424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751046">
                <text:p>-0.00007510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47762">
                <text:p>-0.0000477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204147">
                <text:p>-0.0000204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530698">
                <text:p>-0.0000530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857204">
                <text:p>-0.00008572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58374">
                <text:p>-0.000058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310253">
                <text:p>-0.0000310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636811">
                <text:p>-0.00006368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963355">
                <text:p>-0.00009633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689829">
                <text:p>-0.00006898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416439">
                <text:p>-0.00004164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742851">
                <text:p>-0.0000742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1069318">
                <text:p>-0.00010693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795615">
                <text:p>-0.0000795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2639192">
                <text:p>0.00126391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9.944cm" svg:y="3.16cm" style:legend-expansion="high" chart:style-name="ch2"/>
        <chart:plot-area chart:style-name="ch3" table:cell-range-address="Sheet1.A2:Sheet1.C33" chart:data-source-has-labels="row" svg:x="0.319cm" svg:y="0.18cm" svg:width="9.306cm" svg:height="8.645cm">
          <chartooo:coordinate-region svg:x="0.94cm" svg:y="0.379cm" svg:width="8.68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3" chart:label-cell-address="Sheet1.A2:Sheet1.A33" chart:class="chart:line">
            <chart:data-point chart:repeated="32"/>
          </chart:series>
          <chart:series chart:style-name="ch7" chart:values-cell-range-address="Sheet1.C2:Sheet1.C33" chart:label-cell-address="Sheet1.A2:Sheet1.A33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1 2 3 4 5 6 7 8 9 10 11 12 13 14 15 16 17 18 19 20 21 22 23 24 25 26 27 28 29 30 31</text:p>
                <text:list>
                  <text:list-item>
                    <text:p>0</text:p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>23</text:p>
                  </text:list-item>
                  <text:list-item>
                    <text:p>24</text:p>
                  </text:list-item>
                  <text:list-item>
                    <text:p>25</text:p>
                  </text:list-item>
                  <text:list-item>
                    <text:p>26</text:p>
                  </text:list-item>
                  <text:list-item>
                    <text:p>27</text:p>
                  </text:list-item>
                  <text:list-item>
                    <text:p>28</text:p>
                  </text:list-item>
                  <text:list-item>
                    <text:p>29</text:p>
                  </text:list-item>
                  <text:list-item>
                    <text:p>30</text:p>
                  </text:list-item>
                  <text:list-item>
                    <text:p>31</text:p>
                  </text:list-item>
                </text:list>
                <draw:g>
                  <svg:desc>Sheet1.A2:Sheet1.A33</svg:desc>
                </draw:g>
              </table:table-cell>
              <table:table-cell office:value-type="string">
                <text:p>0 1 2 3 4 5 6 7 8 9 10 11 12 13 14 15 16 17 18 19 20 21 22 23 24 25 26 27 28 29 30 31</text:p>
                <text:list>
                  <text:list-item>
                    <text:p>0</text:p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>23</text:p>
                  </text:list-item>
                  <text:list-item>
                    <text:p>24</text:p>
                  </text:list-item>
                  <text:list-item>
                    <text:p>25</text:p>
                  </text:list-item>
                  <text:list-item>
                    <text:p>26</text:p>
                  </text:list-item>
                  <text:list-item>
                    <text:p>27</text:p>
                  </text:list-item>
                  <text:list-item>
                    <text:p>28</text:p>
                  </text:list-item>
                  <text:list-item>
                    <text:p>29</text:p>
                  </text:list-item>
                  <text:list-item>
                    <text:p>30</text:p>
                  </text:list-item>
                  <text:list-item>
                    <text:p>31</text:p>
                  </text:list-item>
                </text:list>
                <draw:g>
                  <svg:desc>Sheet1.A2:Sheet1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48">
                <text:p>-0.00048</text:p>
                <draw:g>
                  <svg:desc>Sheet1.B2:Sheet1.B33</svg:desc>
                </draw:g>
              </table:table-cell>
              <table:table-cell office:value-type="float" office:value="0">
                <text:p>0</text:p>
                <draw:g>
                  <svg:desc>Sheet1.C2:Sheet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9997564952">
                <text:p>15.9997564952</text:p>
              </table:table-cell>
              <table:table-cell office:value-type="float" office:value="0.0000098033">
                <text:p>0.0000098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356892">
                <text:p>-0.0000356892</text:p>
              </table:table-cell>
              <table:table-cell office:value-type="float" office:value="-0.0000053071">
                <text:p>-0.0000053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558793">
                <text:p>-0.0000558793</text:p>
              </table:table-cell>
              <table:table-cell office:value-type="float" office:value="0.000022039">
                <text:p>0.000022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274239">
                <text:p>-0.0000274239</text:p>
              </table:table-cell>
              <table:table-cell office:value-type="float" office:value="-0.0000106145">
                <text:p>-0.0000106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1539133">
                <text:p>-0.0001539133</text:p>
              </table:table-cell>
              <table:table-cell office:value-type="float" office:value="-0.0000432696">
                <text:p>-0.0000432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245922">
                <text:p>-0.0000245922</text:p>
              </table:table-cell>
              <table:table-cell office:value-type="float" office:value="-0.0000159212">
                <text:p>-0.0000159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717304">
                <text:p>-0.0000717304</text:p>
              </table:table-cell>
              <table:table-cell office:value-type="float" office:value="0.0000114241">
                <text:p>0.0000114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216424">
                <text:p>-0.0000216424</text:p>
              </table:table-cell>
              <table:table-cell office:value-type="float" office:value="-0.0000212289">
                <text:p>-0.0000212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78664">
                <text:p>0.0000178664</text:p>
              </table:table-cell>
              <table:table-cell office:value-type="float" office:value="-0.0000538812">
                <text:p>-0.0000538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179787">
                <text:p>-0.0000179787</text:p>
              </table:table-cell>
              <table:table-cell office:value-type="float" office:value="-0.0000265352">
                <text:p>-0.0000265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138024">
                <text:p>0.0000138024</text:p>
              </table:table-cell>
              <table:table-cell office:value-type="float" office:value="0.0000008118">
                <text:p>0.0000008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133379">
                <text:p>-0.0000133379</text:p>
              </table:table-cell>
              <table:table-cell office:value-type="float" office:value="-0.000031843">
                <text:p>-0.0000318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142112">
                <text:p>0.0000142112</text:p>
              </table:table-cell>
              <table:table-cell office:value-type="float" office:value="-0.0000644951">
                <text:p>-0.0000644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074612">
                <text:p>-0.0000074612</text:p>
              </table:table-cell>
              <table:table-cell office:value-type="float" office:value="-0.0000371489">
                <text:p>-0.0000371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034861">
                <text:p>0.0001034861</text:p>
              </table:table-cell>
              <table:table-cell office:value-type="float" office:value="-0.0000097985">
                <text:p>-0.00000979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17">
                <text:p>0.0000000017</text:p>
              </table:table-cell>
              <table:table-cell office:value-type="float" office:value="-0.0000424568">
                <text:p>-0.0000424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119328">
                <text:p>0.0001119328</text:p>
              </table:table-cell>
              <table:table-cell office:value-type="float" office:value="-0.0000751046">
                <text:p>-0.00007510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95969">
                <text:p>0.0000095969</text:p>
              </table:table-cell>
              <table:table-cell office:value-type="float" office:value="-0.000047762">
                <text:p>-0.0000477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402388">
                <text:p>0.0000402388</text:p>
              </table:table-cell>
              <table:table-cell office:value-type="float" office:value="-0.0000204147">
                <text:p>-0.0000204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222342">
                <text:p>0.0000222342</text:p>
              </table:table-cell>
              <table:table-cell office:value-type="float" office:value="-0.0000530698">
                <text:p>-0.0000530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597594">
                <text:p>0.0000597594</text:p>
              </table:table-cell>
              <table:table-cell office:value-type="float" office:value="-0.0000857204">
                <text:p>-0.00008572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395579">
                <text:p>0.0000395579</text:p>
              </table:table-cell>
              <table:table-cell office:value-type="float" office:value="-0.000058374">
                <text:p>-0.000058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886883">
                <text:p>0.0000886883</text:p>
              </table:table-cell>
              <table:table-cell office:value-type="float" office:value="-0.0000310253">
                <text:p>-0.0000310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649321">
                <text:p>0.0000649321</text:p>
              </table:table-cell>
              <table:table-cell office:value-type="float" office:value="-0.0000636811">
                <text:p>-0.00006368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342688">
                <text:p>0.0000342688</text:p>
              </table:table-cell>
              <table:table-cell office:value-type="float" office:value="-0.0000963355">
                <text:p>-0.00009633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065712">
                <text:p>0.0001065712</text:p>
              </table:table-cell>
              <table:table-cell office:value-type="float" office:value="-0.0000689829">
                <text:p>-0.00006898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121261">
                <text:p>0.0000121261</text:p>
              </table:table-cell>
              <table:table-cell office:value-type="float" office:value="-0.0000416439">
                <text:p>-0.00004164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919717">
                <text:p>0.0001919717</text:p>
              </table:table-cell>
              <table:table-cell office:value-type="float" office:value="-0.0000742851">
                <text:p>-0.0000742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600676">
                <text:p>0.0002600676</text:p>
              </table:table-cell>
              <table:table-cell office:value-type="float" office:value="-0.0001069318">
                <text:p>-0.00010693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535333">
                <text:p>0.000535333</text:p>
              </table:table-cell>
              <table:table-cell office:value-type="float" office:value="-0.0000795615">
                <text:p>-0.0000795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9999698568">
                <text:p>15.9999698568</text:p>
              </table:table-cell>
              <table:table-cell office:value-type="float" office:value="0.0012639192">
                <text:p>0.00126391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